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61cm" fo:margin-left="1cm" table:align="left"/>
    </style:style>
    <style:style style:name="Tabela1.A" style:family="table-column">
      <style:table-column-properties style:column-width="3.2cm"/>
    </style:style>
    <style:style style:name="Tabela1.B" style:family="table-column">
      <style:table-column-properties style:column-width="12.411cm"/>
    </style:style>
    <style:style style:name="Tabela1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1.B1" style:family="table-cell">
      <style:table-cell-properties style:vertical-align="bottom" style:border-line-width="0cm 0.004cm 0.002cm" fo:padding="0.049cm" fo:border="0.05pt double #808080"/>
    </style:style>
    <style:style style:name="Tabela1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.B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.A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.B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.A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.B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.A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.B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.A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.B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2" style:family="table">
      <style:table-properties style:width="9.308cm" fo:margin-left="1cm" table:align="left"/>
    </style:style>
    <style:style style:name="Tabela2.A" style:family="table-column">
      <style:table-column-properties style:column-width="1.91cm"/>
    </style:style>
    <style:style style:name="Tabela2.B" style:family="table-column">
      <style:table-column-properties style:column-width="7.398cm"/>
    </style:style>
    <style:style style:name="Tabela2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2.B1" style:family="table-cell">
      <style:table-cell-properties style:vertical-align="bottom" style:border-line-width="0cm 0.004cm 0.002cm" fo:padding="0.049cm" fo:border="0.05pt double #808080"/>
    </style:style>
    <style:style style:name="Tabela2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2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" style:family="table">
      <style:table-properties style:width="8.299cm" fo:margin-left="1cm" table:align="left"/>
    </style:style>
    <style:style style:name="Tabela3.A" style:family="table-column">
      <style:table-column-properties style:column-width="2.501cm"/>
    </style:style>
    <style:style style:name="Tabela3.B" style:family="table-column">
      <style:table-column-properties style:column-width="5.798cm"/>
    </style:style>
    <style:style style:name="Tabela3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3.B1" style:family="table-cell">
      <style:table-cell-properties style:vertical-align="bottom" style:border-line-width="0cm 0.004cm 0.002cm" fo:padding="0.049cm" fo:border="0.05pt double #808080"/>
    </style:style>
    <style:style style:name="Tabela3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.B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.A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.B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.A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.B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.A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.B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.A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.B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4" style:family="table">
      <style:table-properties style:width="9.405cm" fo:margin-left="1cm" table:align="left"/>
    </style:style>
    <style:style style:name="Tabela4.A" style:family="table-column">
      <style:table-column-properties style:column-width="1.91cm"/>
    </style:style>
    <style:style style:name="Tabela4.B" style:family="table-column">
      <style:table-column-properties style:column-width="7.495cm"/>
    </style:style>
    <style:style style:name="Tabela4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4.B1" style:family="table-cell">
      <style:table-cell-properties style:vertical-align="bottom" style:border-line-width="0cm 0.004cm 0.002cm" fo:padding="0.049cm" fo:border="0.05pt double #808080"/>
    </style:style>
    <style:style style:name="Tabela4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4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5" style:family="table">
      <style:table-properties style:width="8.394cm" fo:margin-left="1cm" table:align="left"/>
    </style:style>
    <style:style style:name="Tabela5.A" style:family="table-column">
      <style:table-column-properties style:column-width="1.91cm"/>
    </style:style>
    <style:style style:name="Tabela5.B" style:family="table-column">
      <style:table-column-properties style:column-width="6.484cm"/>
    </style:style>
    <style:style style:name="Tabela5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5.B1" style:family="table-cell">
      <style:table-cell-properties style:vertical-align="bottom" style:border-line-width="0cm 0.004cm 0.002cm" fo:padding="0.049cm" fo:border="0.05pt double #808080"/>
    </style:style>
    <style:style style:name="Tabela5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5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6" style:family="table">
      <style:table-properties style:width="8.299cm" fo:margin-left="1cm" table:align="left"/>
    </style:style>
    <style:style style:name="Tabela6.A" style:family="table-column">
      <style:table-column-properties style:column-width="1.91cm"/>
    </style:style>
    <style:style style:name="Tabela6.B" style:family="table-column">
      <style:table-column-properties style:column-width="6.389cm"/>
    </style:style>
    <style:style style:name="Tabela6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6.B1" style:family="table-cell">
      <style:table-cell-properties style:vertical-align="bottom" style:border-line-width="0cm 0.004cm 0.002cm" fo:padding="0.049cm" fo:border="0.05pt double #808080"/>
    </style:style>
    <style:style style:name="Tabela6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6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7" style:family="table">
      <style:table-properties style:width="8.394cm" fo:margin-left="1cm" table:align="left"/>
    </style:style>
    <style:style style:name="Tabela7.A" style:family="table-column">
      <style:table-column-properties style:column-width="1.91cm"/>
    </style:style>
    <style:style style:name="Tabela7.B" style:family="table-column">
      <style:table-column-properties style:column-width="6.484cm"/>
    </style:style>
    <style:style style:name="Tabela7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7.B1" style:family="table-cell">
      <style:table-cell-properties style:vertical-align="bottom" style:border-line-width="0cm 0.004cm 0.002cm" fo:padding="0.049cm" fo:border="0.05pt double #808080"/>
    </style:style>
    <style:style style:name="Tabela7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7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7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7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8" style:family="table">
      <style:table-properties style:width="7.89cm" fo:margin-left="1cm" table:align="left"/>
    </style:style>
    <style:style style:name="Tabela8.A" style:family="table-column">
      <style:table-column-properties style:column-width="1.91cm"/>
    </style:style>
    <style:style style:name="Tabela8.B" style:family="table-column">
      <style:table-column-properties style:column-width="5.98cm"/>
    </style:style>
    <style:style style:name="Tabela8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8.B1" style:family="table-cell">
      <style:table-cell-properties style:vertical-align="bottom" style:border-line-width="0cm 0.004cm 0.002cm" fo:padding="0.049cm" fo:border="0.05pt double #808080"/>
    </style:style>
    <style:style style:name="Tabela8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8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9" style:family="table">
      <style:table-properties style:width="8.299cm" fo:margin-left="1cm" table:align="left"/>
    </style:style>
    <style:style style:name="Tabela9.A" style:family="table-column">
      <style:table-column-properties style:column-width="1.91cm"/>
    </style:style>
    <style:style style:name="Tabela9.B" style:family="table-column">
      <style:table-column-properties style:column-width="6.389cm"/>
    </style:style>
    <style:style style:name="Tabela9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9.B1" style:family="table-cell">
      <style:table-cell-properties style:vertical-align="bottom" style:border-line-width="0cm 0.004cm 0.002cm" fo:padding="0.049cm" fo:border="0.05pt double #808080"/>
    </style:style>
    <style:style style:name="Tabela9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9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0" style:family="table">
      <style:table-properties style:width="7.505cm" fo:margin-left="1cm" table:align="left"/>
    </style:style>
    <style:style style:name="Tabela10.A" style:family="table-column">
      <style:table-column-properties style:column-width="1.91cm"/>
    </style:style>
    <style:style style:name="Tabela10.B" style:family="table-column">
      <style:table-column-properties style:column-width="5.595cm"/>
    </style:style>
    <style:style style:name="Tabela10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10.B1" style:family="table-cell">
      <style:table-cell-properties style:vertical-align="bottom" style:border-line-width="0cm 0.004cm 0.002cm" fo:padding="0.049cm" fo:border="0.05pt double #808080"/>
    </style:style>
    <style:style style:name="Tabela10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0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" style:family="table">
      <style:table-properties style:width="8.996cm" fo:margin-left="1cm" table:align="left"/>
    </style:style>
    <style:style style:name="Tabela11.A" style:family="table-column">
      <style:table-column-properties style:column-width="1.91cm"/>
    </style:style>
    <style:style style:name="Tabela11.B" style:family="table-column">
      <style:table-column-properties style:column-width="7.086cm"/>
    </style:style>
    <style:style style:name="Tabela11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11.B1" style:family="table-cell">
      <style:table-cell-properties style:vertical-align="bottom" style:border-line-width="0cm 0.004cm 0.002cm" fo:padding="0.049cm" fo:border="0.05pt double #808080"/>
    </style:style>
    <style:style style:name="Tabela11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1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1.B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2" style:family="table">
      <style:table-properties style:width="10.391cm" fo:margin-left="1cm" table:align="left"/>
    </style:style>
    <style:style style:name="Tabela12.A" style:family="table-column">
      <style:table-column-properties style:column-width="1.91cm"/>
    </style:style>
    <style:style style:name="Tabela12.B" style:family="table-column">
      <style:table-column-properties style:column-width="8.481cm"/>
    </style:style>
    <style:style style:name="Tabela12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12.B1" style:family="table-cell">
      <style:table-cell-properties style:vertical-align="bottom" style:border-line-width="0cm 0.004cm 0.002cm" fo:padding="0.049cm" fo:border="0.05pt double #808080"/>
    </style:style>
    <style:style style:name="Tabela12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2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3" style:family="table">
      <style:table-properties style:width="10.608cm" fo:margin-left="1cm" table:align="left"/>
    </style:style>
    <style:style style:name="Tabela13.A" style:family="table-column">
      <style:table-column-properties style:column-width="1.91cm"/>
    </style:style>
    <style:style style:name="Tabela13.B" style:family="table-column">
      <style:table-column-properties style:column-width="8.698cm"/>
    </style:style>
    <style:style style:name="Tabela13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13.B1" style:family="table-cell">
      <style:table-cell-properties style:vertical-align="bottom" style:border-line-width="0cm 0.004cm 0.002cm" fo:padding="0.049cm" fo:border="0.05pt double #808080"/>
    </style:style>
    <style:style style:name="Tabela13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3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3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3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4" style:family="table">
      <style:table-properties style:width="10.391cm" fo:margin-left="1cm" table:align="left"/>
    </style:style>
    <style:style style:name="Tabela14.A" style:family="table-column">
      <style:table-column-properties style:column-width="1.91cm"/>
    </style:style>
    <style:style style:name="Tabela14.B" style:family="table-column">
      <style:table-column-properties style:column-width="8.481cm"/>
    </style:style>
    <style:style style:name="Tabela14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14.B1" style:family="table-cell">
      <style:table-cell-properties style:vertical-align="bottom" style:border-line-width="0cm 0.004cm 0.002cm" fo:padding="0.049cm" fo:border="0.05pt double #808080"/>
    </style:style>
    <style:style style:name="Tabela14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4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5" style:family="table">
      <style:table-properties style:width="7.89cm" fo:margin-left="1cm" table:align="left"/>
    </style:style>
    <style:style style:name="Tabela15.A" style:family="table-column">
      <style:table-column-properties style:column-width="1.91cm"/>
    </style:style>
    <style:style style:name="Tabela15.B" style:family="table-column">
      <style:table-column-properties style:column-width="5.98cm"/>
    </style:style>
    <style:style style:name="Tabela15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15.B1" style:family="table-cell">
      <style:table-cell-properties style:vertical-align="bottom" style:border-line-width="0cm 0.004cm 0.002cm" fo:padding="0.049cm" fo:border="0.05pt double #808080"/>
    </style:style>
    <style:style style:name="Tabela15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5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6" style:family="table">
      <style:table-properties style:width="10.608cm" fo:margin-left="1cm" table:align="left"/>
    </style:style>
    <style:style style:name="Tabela16.A" style:family="table-column">
      <style:table-column-properties style:column-width="1.91cm"/>
    </style:style>
    <style:style style:name="Tabela16.B" style:family="table-column">
      <style:table-column-properties style:column-width="8.698cm"/>
    </style:style>
    <style:style style:name="Tabela16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16.B1" style:family="table-cell">
      <style:table-cell-properties style:vertical-align="bottom" style:border-line-width="0cm 0.004cm 0.002cm" fo:padding="0.049cm" fo:border="0.05pt double #808080"/>
    </style:style>
    <style:style style:name="Tabela16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6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7" style:family="table">
      <style:table-properties style:width="9.093cm" fo:margin-left="1cm" table:align="left"/>
    </style:style>
    <style:style style:name="Tabela17.A" style:family="table-column">
      <style:table-column-properties style:column-width="1.91cm"/>
    </style:style>
    <style:style style:name="Tabela17.B" style:family="table-column">
      <style:table-column-properties style:column-width="7.183cm"/>
    </style:style>
    <style:style style:name="Tabela17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17.B1" style:family="table-cell">
      <style:table-cell-properties style:vertical-align="bottom" style:border-line-width="0cm 0.004cm 0.002cm" fo:padding="0.049cm" fo:border="0.05pt double #808080"/>
    </style:style>
    <style:style style:name="Tabela17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7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8" style:family="table">
      <style:table-properties style:width="9.91cm" fo:margin-left="1cm" table:align="left"/>
    </style:style>
    <style:style style:name="Tabela18.A" style:family="table-column">
      <style:table-column-properties style:column-width="1.91cm"/>
    </style:style>
    <style:style style:name="Tabela18.B" style:family="table-column">
      <style:table-column-properties style:column-width="7.999cm"/>
    </style:style>
    <style:style style:name="Tabela18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18.B1" style:family="table-cell">
      <style:table-cell-properties style:vertical-align="bottom" style:border-line-width="0cm 0.004cm 0.002cm" fo:padding="0.049cm" fo:border="0.05pt double #808080"/>
    </style:style>
    <style:style style:name="Tabela18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8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9" style:family="table">
      <style:table-properties style:width="10.511cm" fo:margin-left="1cm" table:align="left"/>
    </style:style>
    <style:style style:name="Tabela19.A" style:family="table-column">
      <style:table-column-properties style:column-width="1.91cm"/>
    </style:style>
    <style:style style:name="Tabela19.B" style:family="table-column">
      <style:table-column-properties style:column-width="8.601cm"/>
    </style:style>
    <style:style style:name="Tabela19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19.B1" style:family="table-cell">
      <style:table-cell-properties style:vertical-align="bottom" style:border-line-width="0cm 0.004cm 0.002cm" fo:padding="0.049cm" fo:border="0.05pt double #808080"/>
    </style:style>
    <style:style style:name="Tabela19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9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19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19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20" style:family="table">
      <style:table-properties style:width="8.394cm" fo:margin-left="1cm" table:align="left"/>
    </style:style>
    <style:style style:name="Tabela20.A" style:family="table-column">
      <style:table-column-properties style:column-width="1.91cm"/>
    </style:style>
    <style:style style:name="Tabela20.B" style:family="table-column">
      <style:table-column-properties style:column-width="6.484cm"/>
    </style:style>
    <style:style style:name="Tabela20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20.B1" style:family="table-cell">
      <style:table-cell-properties style:vertical-align="bottom" style:border-line-width="0cm 0.004cm 0.002cm" fo:padding="0.049cm" fo:border="0.05pt double #808080"/>
    </style:style>
    <style:style style:name="Tabela20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20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21" style:family="table">
      <style:table-properties style:width="10.896cm" fo:margin-left="1cm" table:align="left"/>
    </style:style>
    <style:style style:name="Tabela21.A" style:family="table-column">
      <style:table-column-properties style:column-width="1.91cm"/>
    </style:style>
    <style:style style:name="Tabela21.B" style:family="table-column">
      <style:table-column-properties style:column-width="8.985cm"/>
    </style:style>
    <style:style style:name="Tabela21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21.B1" style:family="table-cell">
      <style:table-cell-properties style:vertical-align="bottom" style:border-line-width="0cm 0.004cm 0.002cm" fo:padding="0.049cm" fo:border="0.05pt double #808080"/>
    </style:style>
    <style:style style:name="Tabela21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21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21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21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22" style:family="table">
      <style:table-properties style:width="11.088cm" fo:margin-left="1cm" table:align="left"/>
    </style:style>
    <style:style style:name="Tabela22.A" style:family="table-column">
      <style:table-column-properties style:column-width="1.91cm"/>
    </style:style>
    <style:style style:name="Tabela22.B" style:family="table-column">
      <style:table-column-properties style:column-width="9.178cm"/>
    </style:style>
    <style:style style:name="Tabela22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22.B1" style:family="table-cell">
      <style:table-cell-properties style:vertical-align="bottom" style:border-line-width="0cm 0.004cm 0.002cm" fo:padding="0.049cm" fo:border="0.05pt double #808080"/>
    </style:style>
    <style:style style:name="Tabela22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22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23" style:family="table">
      <style:table-properties style:width="8.899cm" fo:margin-left="1cm" table:align="left"/>
    </style:style>
    <style:style style:name="Tabela23.A" style:family="table-column">
      <style:table-column-properties style:column-width="1.91cm"/>
    </style:style>
    <style:style style:name="Tabela23.B" style:family="table-column">
      <style:table-column-properties style:column-width="6.989cm"/>
    </style:style>
    <style:style style:name="Tabela23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23.B1" style:family="table-cell">
      <style:table-cell-properties style:vertical-align="bottom" style:border-line-width="0cm 0.004cm 0.002cm" fo:padding="0.049cm" fo:border="0.05pt double #808080"/>
    </style:style>
    <style:style style:name="Tabela23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23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24" style:family="table">
      <style:table-properties style:width="10.608cm" fo:margin-left="1cm" table:align="left"/>
    </style:style>
    <style:style style:name="Tabela24.A" style:family="table-column">
      <style:table-column-properties style:column-width="1.91cm"/>
    </style:style>
    <style:style style:name="Tabela24.B" style:family="table-column">
      <style:table-column-properties style:column-width="8.698cm"/>
    </style:style>
    <style:style style:name="Tabela24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24.B1" style:family="table-cell">
      <style:table-cell-properties style:vertical-align="bottom" style:border-line-width="0cm 0.004cm 0.002cm" fo:padding="0.049cm" fo:border="0.05pt double #808080"/>
    </style:style>
    <style:style style:name="Tabela24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24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25" style:family="table">
      <style:table-properties style:width="13.998cm" fo:margin-left="1cm" table:align="left"/>
    </style:style>
    <style:style style:name="Tabela25.A" style:family="table-column">
      <style:table-column-properties style:column-width="1.91cm"/>
    </style:style>
    <style:style style:name="Tabela25.B" style:family="table-column">
      <style:table-column-properties style:column-width="12.088cm"/>
    </style:style>
    <style:style style:name="Tabela25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25.B1" style:family="table-cell">
      <style:table-cell-properties style:vertical-align="bottom" style:border-line-width="0cm 0.004cm 0.002cm" fo:padding="0.049cm" fo:border="0.05pt double #808080"/>
    </style:style>
    <style:style style:name="Tabela25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25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26" style:family="table">
      <style:table-properties style:width="11.497cm" fo:margin-left="1cm" table:align="left"/>
    </style:style>
    <style:style style:name="Tabela26.A" style:family="table-column">
      <style:table-column-properties style:column-width="1.91cm"/>
    </style:style>
    <style:style style:name="Tabela26.B" style:family="table-column">
      <style:table-column-properties style:column-width="9.587cm"/>
    </style:style>
    <style:style style:name="Tabela26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26.B1" style:family="table-cell">
      <style:table-cell-properties style:vertical-align="bottom" style:border-line-width="0cm 0.004cm 0.002cm" fo:padding="0.049cm" fo:border="0.05pt double #808080"/>
    </style:style>
    <style:style style:name="Tabela26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26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27" style:family="table">
      <style:table-properties style:width="12.508cm" fo:margin-left="1cm" table:align="left"/>
    </style:style>
    <style:style style:name="Tabela27.A" style:family="table-column">
      <style:table-column-properties style:column-width="1.91cm"/>
    </style:style>
    <style:style style:name="Tabela27.B" style:family="table-column">
      <style:table-column-properties style:column-width="10.597cm"/>
    </style:style>
    <style:style style:name="Tabela27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27.B1" style:family="table-cell">
      <style:table-cell-properties style:vertical-align="bottom" style:border-line-width="0cm 0.004cm 0.002cm" fo:padding="0.049cm" fo:border="0.05pt double #808080"/>
    </style:style>
    <style:style style:name="Tabela27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27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28" style:family="table">
      <style:table-properties style:width="8.394cm" fo:margin-left="1cm" table:align="left"/>
    </style:style>
    <style:style style:name="Tabela28.A" style:family="table-column">
      <style:table-column-properties style:column-width="1.91cm"/>
    </style:style>
    <style:style style:name="Tabela28.B" style:family="table-column">
      <style:table-column-properties style:column-width="6.484cm"/>
    </style:style>
    <style:style style:name="Tabela28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28.B1" style:family="table-cell">
      <style:table-cell-properties style:vertical-align="bottom" style:border-line-width="0cm 0.004cm 0.002cm" fo:padding="0.049cm" fo:border="0.05pt double #808080"/>
    </style:style>
    <style:style style:name="Tabela28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28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28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28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29" style:family="table">
      <style:table-properties style:width="14.407cm" fo:margin-left="1cm" table:align="left"/>
    </style:style>
    <style:style style:name="Tabela29.A" style:family="table-column">
      <style:table-column-properties style:column-width="1.91cm"/>
    </style:style>
    <style:style style:name="Tabela29.B" style:family="table-column">
      <style:table-column-properties style:column-width="12.497cm"/>
    </style:style>
    <style:style style:name="Tabela29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29.B1" style:family="table-cell">
      <style:table-cell-properties style:vertical-align="bottom" style:border-line-width="0cm 0.004cm 0.002cm" fo:padding="0.049cm" fo:border="0.05pt double #808080"/>
    </style:style>
    <style:style style:name="Tabela29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29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29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29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29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29.B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29.A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29.B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0" style:family="table">
      <style:table-properties style:width="10.294cm" fo:margin-left="1cm" table:align="left"/>
    </style:style>
    <style:style style:name="Tabela30.A" style:family="table-column">
      <style:table-column-properties style:column-width="1.91cm"/>
    </style:style>
    <style:style style:name="Tabela30.B" style:family="table-column">
      <style:table-column-properties style:column-width="8.384cm"/>
    </style:style>
    <style:style style:name="Tabela30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30.B1" style:family="table-cell">
      <style:table-cell-properties style:vertical-align="bottom" style:border-line-width="0cm 0.004cm 0.002cm" fo:padding="0.049cm" fo:border="0.05pt double #808080"/>
    </style:style>
    <style:style style:name="Tabela30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0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0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0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0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0.B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0.A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0.B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0.A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0.B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0.A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0.B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0.A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0.B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1" style:family="table">
      <style:table-properties style:width="13.301cm" fo:margin-left="1cm" table:align="left"/>
    </style:style>
    <style:style style:name="Tabela31.A" style:family="table-column">
      <style:table-column-properties style:column-width="3.295cm"/>
    </style:style>
    <style:style style:name="Tabela31.B" style:family="table-column">
      <style:table-column-properties style:column-width="10.007cm"/>
    </style:style>
    <style:style style:name="Tabela31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ela31.B1" style:family="table-cell">
      <style:table-cell-properties style:vertical-align="bottom" style:border-line-width="0cm 0.004cm 0.002cm" fo:padding="0.049cm" fo:border="0.05pt double #808080"/>
    </style:style>
    <style:style style:name="Tabela31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1.B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1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1.B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1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1.B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1.A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1.B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1.A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1.B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1.A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1.B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1.A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1.B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1.A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1.B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1.A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1.B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1.A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1.B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ela31.A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ela31.B1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Heading_20_3">
      <style:paragraph-properties fo:margin-top="0cm" fo:margin-bottom="0.499cm" loext:contextual-spacing="false"/>
    </style:style>
    <style:style style:name="P3" style:family="paragraph" style:parent-style-name="List_20_Contents">
      <style:text-properties style:font-name="Times New Roman" officeooo:paragraph-rsid="0016be7c"/>
    </style:style>
    <style:style style:name="P4" style:family="paragraph" style:parent-style-name="List_20_Contents">
      <style:paragraph-properties fo:margin-top="0cm" fo:margin-bottom="0.499cm" loext:contextual-spacing="false"/>
    </style:style>
    <style:style style:name="P5" style:family="paragraph" style:parent-style-name="List_20_Contents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6" style:family="paragraph" style:parent-style-name="List_20_Contents">
      <style:paragraph-properties fo:margin-top="0cm" fo:margin-bottom="0.499cm" loext:contextual-spacing="false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List_20_Contents">
      <style:paragraph-properties fo:margin-top="0cm" fo:margin-bottom="0.499cm" loext:contextual-spacing="false" fo:text-align="center" style:justify-single-word="false"/>
      <style:text-properties fo:color="#800000" fo:font-weight="bold" style:font-weight-asian="bold" style:font-weight-complex="bold"/>
    </style:style>
    <style:style style:name="P8" style:family="paragraph" style:parent-style-name="List_20_Contents">
      <style:paragraph-properties fo:margin-top="0cm" fo:margin-bottom="0.499cm" loext:contextual-spacing="false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List_20_Heading">
      <style:text-properties style:font-name="Times New Roman" officeooo:paragraph-rsid="0016be7c"/>
    </style:style>
    <style:style style:name="P10" style:family="paragraph" style:parent-style-name="List_20_Heading">
      <style:paragraph-properties fo:text-align="center" style:justify-single-word="false"/>
      <style:text-properties style:font-name="Times New Roman" officeooo:paragraph-rsid="0023a4dd"/>
    </style:style>
    <style:style style:name="P11" style:family="paragraph" style:parent-style-name="List_20_Heading">
      <style:paragraph-properties fo:margin-top="0cm" fo:margin-bottom="0.499cm" loext:contextual-spacing="false"/>
    </style:style>
    <style:style style:name="P12" style:family="paragraph" style:parent-style-name="List_20_Heading">
      <style:paragraph-properties fo:margin-left="1cm" fo:margin-right="0cm" fo:margin-top="0cm" fo:margin-bottom="0.499cm" loext:contextual-spacing="false" fo:text-indent="0cm" style:auto-text-indent="false"/>
    </style:style>
    <style:style style:name="P13" style:family="paragraph" style:parent-style-name="Preformatted_20_Text">
      <style:paragraph-properties fo:margin-left="1cm" fo:margin-right="0cm" fo:text-indent="0cm" style:auto-text-indent="false"/>
    </style:style>
    <style:style style:name="P14" style:family="paragraph" style:parent-style-name="Preformatted_20_Text">
      <style:paragraph-properties fo:margin-left="1cm" fo:margin-right="0cm" fo:margin-top="0cm" fo:margin-bottom="0.499cm" loext:contextual-spacing="false" fo:text-indent="0cm" style:auto-text-indent="false"/>
    </style:style>
    <style:style style:name="P15" style:family="paragraph" style:parent-style-name="Heading_20_2">
      <style:paragraph-properties fo:margin-top="0cm" fo:margin-bottom="0.499cm" loext:contextual-spacing="false"/>
    </style:style>
    <style:style style:name="P16" style:family="paragraph" style:parent-style-name="Text_20_body">
      <style:text-properties style:font-name="Times New Roman" officeooo:paragraph-rsid="0016be7c"/>
    </style:style>
    <style:style style:name="P17" style:family="paragraph" style:parent-style-name="Quotations">
      <style:paragraph-properties fo:margin-left="2cm" fo:margin-right="1cm" fo:text-indent="0cm" style:auto-text-indent="false"/>
    </style:style>
    <style:style style:name="T1" style:family="text">
      <style:text-properties fo:font-size="16pt" fo:font-style="normal" fo:font-weight="bold" officeooo:rsid="0023a4dd" style:font-size-asian="16pt" style:font-style-asian="normal" style:font-weight-asian="bold" style:font-size-complex="16pt" style:font-style-complex="normal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Emphasis"><text:span text:style-name="T1">RYU API</text:span></text:span></text:p>
      <text:p text:style-name="P9"><text:span text:style-name="Emphasis"/></text:p>
      <text:p text:style-name="P9"><text:span text:style-name="Emphasis"/></text:p>
      <text:p text:style-name="P9"><text:span text:style-name="Emphasis"/></text:p>
      <text:p text:style-name="P9"><text:bookmark text:name="ryu.ofproto.ofproto_v1_3_parser.OFPFlowStatsRequest"/><text:span text:style-name="Emphasis">class </text:span><text:span text:style-name="Source_20_Text">ryu.ofproto.ofproto_v1_3_parser.OFPFlowStatsRequest</text:span>(<text:span text:style-name="Emphasis">datapath</text:span>, <text:span text:style-name="Emphasis">flags=0</text:span>, <text:span text:style-name="Emphasis">table_id=255</text:span>, <text:span text:style-name="Emphasis">out_port=4294967295</text:span>, <text:span text:style-name="Emphasis">out_group=4294967295</text:span>, <text:span text:style-name="Emphasis">cookie=0</text:span>, <text:span text:style-name="Emphasis">cookie_mask=0</text:span>, <text:span text:style-name="Emphasis">match=None</text:span>, <text:span text:style-name="Emphasis">type_=None</text:span>) </text:p>
      <text:p text:style-name="P3"/>
      <text:p text:style-name="P6">Individual flow statistics request message</text:p>
      <text:p text:style-name="P4">The controller uses this message to query individual flow statistics.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Attribute</text:p>
            </table:table-cell>
            <table:table-cell table:style-name="Tabela1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a1.A7" office:value-type="string">
            <text:p text:style-name="Table_20_Contents">flags</text:p>
          </table:table-cell>
          <table:table-cell table:style-name="Tabela1.B7" office:value-type="string">
            <text:p text:style-name="Table_20_Contents">Zero or <text:span text:style-name="Source_20_Text">OFPMPF_REQ_MORE</text:span></text:p>
          </table:table-cell>
        </table:table-row>
        <table:table-row>
          <table:table-cell table:style-name="Tabela1.A7" office:value-type="string">
            <text:p text:style-name="Table_20_Contents">table_id</text:p>
          </table:table-cell>
          <table:table-cell table:style-name="Tabela1.B7" office:value-type="string">
            <text:p text:style-name="Table_20_Contents">ID of table to read</text:p>
          </table:table-cell>
        </table:table-row>
        <table:table-row>
          <table:table-cell table:style-name="Tabela1.A7" office:value-type="string">
            <text:p text:style-name="Table_20_Contents">out_port</text:p>
          </table:table-cell>
          <table:table-cell table:style-name="Tabela1.B7" office:value-type="string">
            <text:p text:style-name="Table_20_Contents">Require matching entries to include this as an output port</text:p>
          </table:table-cell>
        </table:table-row>
        <table:table-row>
          <table:table-cell table:style-name="Tabela1.A7" office:value-type="string">
            <text:p text:style-name="Table_20_Contents">out_group</text:p>
          </table:table-cell>
          <table:table-cell table:style-name="Tabela1.B7" office:value-type="string">
            <text:p text:style-name="Table_20_Contents">Require matching entries to include this as an output group</text:p>
          </table:table-cell>
        </table:table-row>
        <table:table-row>
          <table:table-cell table:style-name="Tabela1.A7" office:value-type="string">
            <text:p text:style-name="Table_20_Contents">cookie</text:p>
          </table:table-cell>
          <table:table-cell table:style-name="Tabela1.B7" office:value-type="string">
            <text:p text:style-name="Table_20_Contents">Require matching entries to contain this cookie value</text:p>
          </table:table-cell>
        </table:table-row>
        <table:table-row>
          <table:table-cell table:style-name="Tabela1.A7" office:value-type="string">
            <text:p text:style-name="Table_20_Contents">cookie_mask</text:p>
          </table:table-cell>
          <table:table-cell table:style-name="Tabela1.B7" office:value-type="string">
            <text:p text:style-name="Table_20_Contents">Mask used to restrict the cookie bits that must match</text:p>
          </table:table-cell>
        </table:table-row>
        <table:table-row>
          <table:table-cell table:style-name="Tabela1.A8" office:value-type="string">
            <text:p text:style-name="Table_20_Contents">match</text:p>
          </table:table-cell>
          <table:table-cell table:style-name="Tabela1.B8" office:value-type="string">
            <text:p text:style-name="Table_20_Contents">Instance of <text:span text:style-name="Source_20_Text">OFPMatch</text:span></text:p>
          </table:table-cell>
        </table:table-row>
      </table:table>
      <text:p text:style-name="P4">Example:</text:p>
      <text:p text:style-name="P13">def send_flow_stats_request(self, datapath):</text:p>
      <text:p text:style-name="P13"><text:s text:c="4"/>ofp = datapath.ofproto</text:p>
      <text:p text:style-name="P13"><text:s text:c="4"/>ofp_parser = datapath.ofproto_parser</text:p>
      <text:p text:style-name="P13"/>
      <text:p text:style-name="P13"><text:s text:c="4"/>cookie = cookie_mask = 0</text:p>
      <text:p text:style-name="P13"><text:s text:c="4"/>match = ofp_parser.OFPMatch(in_port=1)</text:p>
      <text:p text:style-name="P13"><text:s text:c="4"/>req = ofp_parser.OFPFlowStatsRequest(datapath, 0,</text:p>
      <text:p text:style-name="P13"><text:s text:c="41"/>ofp.OFPTT_ALL,</text:p>
      <text:p text:style-name="P13"><text:s text:c="41"/>ofp.OFPP_ANY, ofp.OFPG_ANY,</text:p>
      <text:p text:style-name="P13"><text:s text:c="41"/>cookie, cookie_mask,</text:p>
      <text:p text:style-name="P13"><text:s text:c="41"/>match)</text:p>
      <text:p text:style-name="P14"><text:s text:c="4"/>datapath.send_msg(req)</text:p>
      <text:p text:style-name="P5">JSON Example:</text:p>
      <text:p text:style-name="P13">{</text:p>
      <text:p text:style-name="P13"><text:s text:c="3"/>"OFPFlowStatsRequest": {</text:p>
      <text:p text:style-name="P13"><text:s text:c="6"/>"cookie": 0, </text:p>
      <text:p text:style-name="P13"><text:s text:c="6"/>"cookie_mask": 0, </text:p>
      <text:p text:style-name="P13"><text:s text:c="6"/>"flags": 0, </text:p>
      <text:p text:style-name="P13"><text:s text:c="6"/>"match": {</text:p>
      <text:p text:style-name="P13"><text:s text:c="9"/>"OFPMatch": {</text:p>
      <text:p text:style-name="P13"><text:s text:c="12"/>"length": 4, </text:p>
      <text:p text:style-name="P13"><text:s text:c="12"/>"oxm_fields": [], </text:p>
      <text:p text:style-name="P13"><text:s text:c="12"/>"type": 1</text:p>
      <text:p text:style-name="P13"><text:s text:c="9"/>}</text:p>
      <text:p text:style-name="P13"><text:s text:c="6"/>}, </text:p>
      <text:p text:style-name="P13"><text:s text:c="6"/>"out_group": 4294967295, </text:p>
      <text:p text:style-name="P13"><text:s text:c="6"/>"out_port": 4294967295, </text:p>
      <text:p text:style-name="P13"><text:s text:c="6"/>"table_id": 0, </text:p>
      <text:p text:style-name="P13"><text:s text:c="6"/>"type": 1</text:p>
      <text:p text:style-name="P13"><text:s text:c="3"/>}</text:p>
      <text:p text:style-name="P14">}</text:p>
      <text:p text:style-name="P14"><text:soft-page-break/></text:p>
      <text:p text:style-name="P12"><text:bookmark text:name="ryu.ofproto.ofproto_v1_3_parser.OFPFlowStatsReply"/><text:span text:style-name="Emphasis">class </text:span><text:span text:style-name="Source_20_Text">ryu.ofproto.ofproto_v1_3_parser.OFPFlowStatsReply</text:span>(<text:span text:style-name="Emphasis">datapath</text:span>, <text:span text:style-name="Emphasis">type_=None</text:span>, <text:span text:style-name="Emphasis">**kwargs</text:span>) </text:p>
      <text:p text:style-name="P6">Individual flow statistics reply message</text:p>
      <text:p text:style-name="P4">The switch responds with this message to an individual flow statistics request.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Attribute</text:p>
            </table:table-cell>
            <table:table-cell table:style-name="Tabela2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a2.A2" office:value-type="string">
            <text:p text:style-name="Table_20_Contents">body</text:p>
          </table:table-cell>
          <table:table-cell table:style-name="Tabela2.B2" office:value-type="string">
            <text:p text:style-name="Table_20_Contents">List of <text:span text:style-name="Source_20_Text">OFPFlowStats</text:span> instance</text:p>
          </table:table-cell>
        </table:table-row>
      </table:table>
      <text:p text:style-name="P4">Example:</text:p>
      <text:p text:style-name="P13">@set_ev_cls(ofp_event.EventOFPFlowStatsReply, MAIN_DISPATCHER)</text:p>
      <text:p text:style-name="P13">def flow_stats_reply_handler(self, ev):</text:p>
      <text:p text:style-name="P13"><text:s text:c="4"/>flows = []</text:p>
      <text:p text:style-name="P13"><text:s text:c="4"/>for stat in ev.msg.body:</text:p>
      <text:p text:style-name="P13"><text:s text:c="8"/>flows.append('table_id=%s '</text:p>
      <text:p text:style-name="P13"><text:s text:c="21"/>'duration_sec=%d duration_nsec=%d '</text:p>
      <text:p text:style-name="P13"><text:s text:c="21"/>'priority=%d '</text:p>
      <text:p text:style-name="P13"><text:s text:c="21"/>'idle_timeout=%d hard_timeout=%d flags=0x%04x '</text:p>
      <text:p text:style-name="P13"><text:s text:c="21"/>'cookie=%d packet_count=%d byte_count=%d '</text:p>
      <text:p text:style-name="P13"><text:s text:c="21"/>'match=%s instructions=%s' %</text:p>
      <text:p text:style-name="P13"><text:s text:c="21"/>(stat.table_id,</text:p>
      <text:p text:style-name="P13"><text:s text:c="22"/>stat.duration_sec, stat.duration_nsec,</text:p>
      <text:p text:style-name="P13"><text:s text:c="22"/>stat.priority,</text:p>
      <text:p text:style-name="P13"><text:s text:c="22"/>stat.idle_timeout, stat.hard_timeout, stat.flags,</text:p>
      <text:p text:style-name="P13"><text:s text:c="22"/>stat.cookie, stat.packet_count, stat.byte_count,</text:p>
      <text:p text:style-name="P13"><text:s text:c="22"/>stat.match, stat.instructions))</text:p>
      <text:p text:style-name="P14"><text:s text:c="4"/>self.logger.debug('FlowStats: %s', flows)</text:p>
      <text:p text:style-name="P4">JSON Example:</text:p>
      <text:p text:style-name="P13">{</text:p>
      <text:p text:style-name="P13"><text:s text:c="3"/>"OFPFlowStatsReply": {</text:p>
      <text:p text:style-name="P13"><text:s text:c="6"/>"body": [</text:p>
      <text:p text:style-name="P13"><text:s text:c="9"/>{</text:p>
      <text:p text:style-name="P13"><text:s text:c="12"/>"OFPFlowStats": {</text:p>
      <text:p text:style-name="P13"><text:s text:c="15"/>"byte_count": 0, </text:p>
      <text:p text:style-name="P13"><text:s text:c="15"/>"cookie": 0, </text:p>
      <text:p text:style-name="P13"><text:s text:c="15"/>"duration_nsec": 115277000, </text:p>
      <text:p text:style-name="P13"><text:s text:c="15"/>"duration_sec": 358, </text:p>
      <text:p text:style-name="P13"><text:s text:c="15"/>"flags": 0, </text:p>
      <text:p text:style-name="P13"><text:s text:c="15"/>"hard_timeout": 0, </text:p>
      <text:p text:style-name="P13"><text:s text:c="15"/>"idle_timeout": 0, </text:p>
      <text:p text:style-name="P13"><text:s text:c="15"/>"instructions": [], </text:p>
      <text:p text:style-name="P13"><text:s text:c="15"/>"length": 56, </text:p>
      <text:p text:style-name="P13"><text:s text:c="15"/>"match": {</text:p>
      <text:p text:style-name="P13"><text:s text:c="18"/>"OFPMatch": {</text:p>
      <text:p text:style-name="P13"><text:s text:c="21"/>"length": 4, </text:p>
      <text:p text:style-name="P13"><text:s text:c="21"/>"oxm_fields": [], </text:p>
      <text:p text:style-name="P13"><text:s text:c="21"/>"type": 1</text:p>
      <text:p text:style-name="P13"><text:s text:c="18"/>}</text:p>
      <text:p text:style-name="P13"><text:s text:c="15"/>}, </text:p>
      <text:p text:style-name="P13"><text:s text:c="15"/>"packet_count": 0, </text:p>
      <text:p text:style-name="P13"><text:s text:c="15"/>"priority": 65535, </text:p>
      <text:p text:style-name="P13"><text:s text:c="15"/>"table_id": 0</text:p>
      <text:p text:style-name="P13"><text:s text:c="12"/>}</text:p>
      <text:p text:style-name="P13"><text:s text:c="9"/>}, </text:p>
      <text:p text:style-name="P13"><text:s text:c="9"/>{</text:p>
      <text:p text:style-name="P13"><text:soft-page-break/><text:s text:c="12"/>"OFPFlowStats": {</text:p>
      <text:p text:style-name="P13"><text:s text:c="15"/>"byte_count": 0, </text:p>
      <text:p text:style-name="P13"><text:s text:c="15"/>"cookie": 0, </text:p>
      <text:p text:style-name="P13"><text:s text:c="15"/>"duration_nsec": 115055000, </text:p>
      <text:p text:style-name="P13"><text:s text:c="15"/>"duration_sec": 358, </text:p>
      <text:p text:style-name="P13"><text:s text:c="15"/>"flags": 0, </text:p>
      <text:p text:style-name="P13"><text:s text:c="15"/>"hard_timeout": 0, </text:p>
      <text:p text:style-name="P13"><text:s text:c="15"/>"idle_timeout": 0, </text:p>
      <text:p text:style-name="P13"><text:s text:c="15"/>"instructions": [</text:p>
      <text:p text:style-name="P13"><text:s text:c="18"/>{</text:p>
      <text:p text:style-name="P13"><text:s text:c="21"/>"OFPInstructionActions": {</text:p>
      <text:p text:style-name="P13"><text:s text:c="24"/>"actions": [</text:p>
      <text:p text:style-name="P13"><text:s text:c="27"/>{</text:p>
      <text:p text:style-name="P13"><text:s text:c="30"/>"OFPActionOutput": {</text:p>
      <text:p text:style-name="P13"><text:s text:c="33"/>"len": 16, </text:p>
      <text:p text:style-name="P13"><text:s text:c="33"/>"max_len": 0, </text:p>
      <text:p text:style-name="P13"><text:s text:c="33"/>"port": 4294967290, </text:p>
      <text:p text:style-name="P13"><text:s text:c="33"/>"type": 0</text:p>
      <text:p text:style-name="P13"><text:s text:c="30"/>}</text:p>
      <text:p text:style-name="P13"><text:s text:c="27"/>}</text:p>
      <text:p text:style-name="P13"><text:s text:c="24"/>], </text:p>
      <text:p text:style-name="P13"><text:s text:c="24"/>"len": 24, </text:p>
      <text:p text:style-name="P13"><text:s text:c="24"/>"type": 4</text:p>
      <text:p text:style-name="P13"><text:s text:c="21"/>}</text:p>
      <text:p text:style-name="P13"><text:s text:c="18"/>}</text:p>
      <text:p text:style-name="P13"><text:s text:c="15"/>], </text:p>
      <text:p text:style-name="P13"><text:s text:c="15"/>"length": 88, </text:p>
      <text:p text:style-name="P13"><text:s text:c="15"/>"match": {</text:p>
      <text:p text:style-name="P13"><text:s text:c="18"/>"OFPMatch": {</text:p>
      <text:p text:style-name="P13"><text:s text:c="21"/>"length": 10, </text:p>
      <text:p text:style-name="P13"><text:s text:c="21"/>"oxm_fields": [</text:p>
      <text:p text:style-name="P13"><text:s text:c="24"/>{</text:p>
      <text:p text:style-name="P13"><text:s text:c="27"/>"OXMTlv": {</text:p>
      <text:p text:style-name="P13"><text:s text:c="30"/>"field": "eth_type", </text:p>
      <text:p text:style-name="P13"><text:s text:c="30"/>"mask": null, </text:p>
      <text:p text:style-name="P13"><text:s text:c="30"/>"value": 2054</text:p>
      <text:p text:style-name="P13"><text:s text:c="27"/>}</text:p>
      <text:p text:style-name="P13"><text:s text:c="24"/>}</text:p>
      <text:p text:style-name="P13"><text:s text:c="21"/>], </text:p>
      <text:p text:style-name="P13"><text:s text:c="21"/>"type": 1</text:p>
      <text:p text:style-name="P13"><text:s text:c="18"/>}</text:p>
      <text:p text:style-name="P13"><text:s text:c="15"/>}, </text:p>
      <text:p text:style-name="P13"><text:s text:c="15"/>"packet_count": 0, </text:p>
      <text:p text:style-name="P13"><text:s text:c="15"/>"priority": 65534, </text:p>
      <text:p text:style-name="P13"><text:s text:c="15"/>"table_id": 0</text:p>
      <text:p text:style-name="P13"><text:s text:c="12"/>}</text:p>
      <text:p text:style-name="P13"><text:s text:c="9"/>}, </text:p>
      <text:p text:style-name="P13"><text:s text:c="9"/>{</text:p>
      <text:p text:style-name="P13"><text:s text:c="12"/>"OFPFlowStats": {</text:p>
      <text:p text:style-name="P13"><text:s text:c="15"/>"byte_count": 238, </text:p>
      <text:p text:style-name="P13"><text:s text:c="15"/>"cookie": 0, </text:p>
      <text:p text:style-name="P13"><text:s text:c="15"/>"duration_nsec": 511582000, </text:p>
      <text:p text:style-name="P13"><text:s text:c="15"/>"duration_sec": 316220, </text:p>
      <text:p text:style-name="P13"><text:s text:c="15"/>"flags": 0, </text:p>
      <text:p text:style-name="P13"><text:s text:c="15"/>"hard_timeout": 0, </text:p>
      <text:p text:style-name="P13"><text:s text:c="15"/>"idle_timeout": 0, </text:p>
      <text:p text:style-name="P13"><text:s text:c="15"/>"instructions": [</text:p>
      <text:p text:style-name="P13"><text:s text:c="18"/>{</text:p>
      <text:p text:style-name="P13"><text:s text:c="21"/>"OFPInstructionGotoTable": {</text:p>
      <text:p text:style-name="P13"><text:s text:c="24"/>"len": 8, </text:p>
      <text:p text:style-name="P13"><text:s text:c="24"/>"table_id": 1, </text:p>
      <text:p text:style-name="P13"><text:s text:c="24"/>"type": 1</text:p>
      <text:p text:style-name="P13"><text:s text:c="21"/>}</text:p>
      <text:p text:style-name="P13"><text:s text:c="18"/>}</text:p>
      <text:p text:style-name="P13"><text:soft-page-break/><text:s text:c="15"/>], </text:p>
      <text:p text:style-name="P13"><text:s text:c="15"/>"length": 80, </text:p>
      <text:p text:style-name="P13"><text:s text:c="15"/>"match": {</text:p>
      <text:p text:style-name="P13"><text:s text:c="18"/>"OFPMatch": {</text:p>
      <text:p text:style-name="P13"><text:s text:c="21"/>"length": 22, </text:p>
      <text:p text:style-name="P13"><text:s text:c="21"/>"oxm_fields": [</text:p>
      <text:p text:style-name="P13"><text:s text:c="24"/>{</text:p>
      <text:p text:style-name="P13"><text:s text:c="27"/>"OXMTlv": {</text:p>
      <text:p text:style-name="P13"><text:s text:c="30"/>"field": "in_port", </text:p>
      <text:p text:style-name="P13"><text:s text:c="30"/>"mask": null, </text:p>
      <text:p text:style-name="P13"><text:s text:c="30"/>"value": 6</text:p>
      <text:p text:style-name="P13"><text:s text:c="27"/>}</text:p>
      <text:p text:style-name="P13"><text:s text:c="24"/>}, </text:p>
      <text:p text:style-name="P13"><text:s text:c="24"/>{</text:p>
      <text:p text:style-name="P13"><text:s text:c="27"/>"OXMTlv": {</text:p>
      <text:p text:style-name="P13"><text:s text:c="30"/>"field": "eth_src", </text:p>
      <text:p text:style-name="P13"><text:s text:c="30"/>"mask": null, </text:p>
      <text:p text:style-name="P13"><text:s text:c="30"/>"value": "f2:0b:a4:7d:f8:ea"</text:p>
      <text:p text:style-name="P13"><text:s text:c="27"/>}</text:p>
      <text:p text:style-name="P13"><text:s text:c="24"/>}</text:p>
      <text:p text:style-name="P13"><text:s text:c="21"/>], </text:p>
      <text:p text:style-name="P13"><text:s text:c="21"/>"type": 1</text:p>
      <text:p text:style-name="P13"><text:s text:c="18"/>}</text:p>
      <text:p text:style-name="P13"><text:s text:c="15"/>}, </text:p>
      <text:p text:style-name="P13"><text:s text:c="15"/>"packet_count": 3, </text:p>
      <text:p text:style-name="P13"><text:s text:c="15"/>"priority": 123, </text:p>
      <text:p text:style-name="P13"><text:s text:c="15"/>"table_id": 0</text:p>
      <text:p text:style-name="P13"><text:s text:c="12"/>}</text:p>
      <text:p text:style-name="P13"><text:s text:c="9"/>}, </text:p>
      <text:p text:style-name="P13"><text:s text:c="9"/>{</text:p>
      <text:p text:style-name="P13"><text:s text:c="12"/>"OFPFlowStats": {</text:p>
      <text:p text:style-name="P13"><text:s text:c="15"/>"byte_count": 98, </text:p>
      <text:p text:style-name="P13"><text:s text:c="15"/>"cookie": 0, </text:p>
      <text:p text:style-name="P13"><text:s text:c="15"/>"duration_nsec": 980901000, </text:p>
      <text:p text:style-name="P13"><text:s text:c="15"/>"duration_sec": 313499, </text:p>
      <text:p text:style-name="P13"><text:s text:c="15"/>"flags": 0, </text:p>
      <text:p text:style-name="P13"><text:s text:c="15"/>"hard_timeout": 0, </text:p>
      <text:p text:style-name="P13"><text:s text:c="15"/>"idle_timeout": 0, </text:p>
      <text:p text:style-name="P13"><text:s text:c="15"/>"instructions": [</text:p>
      <text:p text:style-name="P13"><text:s text:c="18"/>{</text:p>
      <text:p text:style-name="P13"><text:s text:c="21"/>"OFPInstructionActions": {</text:p>
      <text:p text:style-name="P13"><text:s text:c="24"/>"actions": [</text:p>
      <text:p text:style-name="P13"><text:s text:c="27"/>{</text:p>
      <text:p text:style-name="P13"><text:s text:c="30"/>"OFPActionSetField": {</text:p>
      <text:p text:style-name="P13"><text:s text:c="33"/>"field": {</text:p>
      <text:p text:style-name="P13"><text:s text:c="36"/>"OXMTlv": {</text:p>
      <text:p text:style-name="P13"><text:s text:c="39"/>"field": "vlan_vid", </text:p>
      <text:p text:style-name="P13"><text:s text:c="39"/>"mask": null, </text:p>
      <text:p text:style-name="P13"><text:s text:c="39"/>"value": 258</text:p>
      <text:p text:style-name="P13"><text:s text:c="36"/>}</text:p>
      <text:p text:style-name="P13"><text:s text:c="33"/>},</text:p>
      <text:p text:style-name="P13"><text:s text:c="33"/>"len": 16,</text:p>
      <text:p text:style-name="P13"><text:s text:c="33"/>"type": 25</text:p>
      <text:p text:style-name="P13"><text:s text:c="30"/>}</text:p>
      <text:p text:style-name="P13"><text:s text:c="27"/>}, </text:p>
      <text:p text:style-name="P13"><text:s text:c="27"/>{</text:p>
      <text:p text:style-name="P13"><text:s text:c="30"/>"OFPActionCopyTtlOut": {</text:p>
      <text:p text:style-name="P13"><text:s text:c="33"/>"len": 8, </text:p>
      <text:p text:style-name="P13"><text:s text:c="33"/>"type": 11</text:p>
      <text:p text:style-name="P13"><text:s text:c="30"/>}</text:p>
      <text:p text:style-name="P13"><text:s text:c="27"/>}, </text:p>
      <text:p text:style-name="P13"><text:s text:c="27"/>{</text:p>
      <text:p text:style-name="P13"><text:s text:c="30"/>"OFPActionCopyTtlIn": {</text:p>
      <text:p text:style-name="P13"><text:s text:c="33"/>"len": 8, </text:p>
      <text:p text:style-name="P13"><text:soft-page-break/><text:s text:c="33"/>"type": 12</text:p>
      <text:p text:style-name="P13"><text:s text:c="30"/>}</text:p>
      <text:p text:style-name="P13"><text:s text:c="27"/>}, </text:p>
      <text:p text:style-name="P13"><text:s text:c="27"/>{</text:p>
      <text:p text:style-name="P13"><text:s text:c="30"/>"OFPActionCopyTtlIn": {</text:p>
      <text:p text:style-name="P13"><text:s text:c="33"/>"len": 8, </text:p>
      <text:p text:style-name="P13"><text:s text:c="33"/>"type": 12</text:p>
      <text:p text:style-name="P13"><text:s text:c="30"/>}</text:p>
      <text:p text:style-name="P13"><text:s text:c="27"/>}, </text:p>
      <text:p text:style-name="P13"><text:s text:c="27"/>{</text:p>
      <text:p text:style-name="P13"><text:s text:c="30"/>"OFPActionPopPbb": {</text:p>
      <text:p text:style-name="P13"><text:s text:c="33"/>"len": 8, </text:p>
      <text:p text:style-name="P13"><text:s text:c="33"/>"type": 27</text:p>
      <text:p text:style-name="P13"><text:s text:c="30"/>}</text:p>
      <text:p text:style-name="P13"><text:s text:c="27"/>}, </text:p>
      <text:p text:style-name="P13"><text:s text:c="27"/>{</text:p>
      <text:p text:style-name="P13"><text:s text:c="30"/>"OFPActionPushPbb": {</text:p>
      <text:p text:style-name="P13"><text:s text:c="33"/>"ethertype": 4660, </text:p>
      <text:p text:style-name="P13"><text:s text:c="33"/>"len": 8, </text:p>
      <text:p text:style-name="P13"><text:s text:c="33"/>"type": 26</text:p>
      <text:p text:style-name="P13"><text:s text:c="30"/>}</text:p>
      <text:p text:style-name="P13"><text:s text:c="27"/>}, </text:p>
      <text:p text:style-name="P13"><text:s text:c="27"/>{</text:p>
      <text:p text:style-name="P13"><text:s text:c="30"/>"OFPActionPopMpls": {</text:p>
      <text:p text:style-name="P13"><text:s text:c="33"/>"ethertype": 39030, </text:p>
      <text:p text:style-name="P13"><text:s text:c="33"/>"len": 8, </text:p>
      <text:p text:style-name="P13"><text:s text:c="33"/>"type": 20</text:p>
      <text:p text:style-name="P13"><text:s text:c="30"/>}</text:p>
      <text:p text:style-name="P13"><text:s text:c="27"/>}, </text:p>
      <text:p text:style-name="P13"><text:s text:c="27"/>{</text:p>
      <text:p text:style-name="P13"><text:s text:c="30"/>"OFPActionPushMpls": {</text:p>
      <text:p text:style-name="P13"><text:s text:c="33"/>"ethertype": 34887, </text:p>
      <text:p text:style-name="P13"><text:s text:c="33"/>"len": 8, </text:p>
      <text:p text:style-name="P13"><text:s text:c="33"/>"type": 19</text:p>
      <text:p text:style-name="P13"><text:s text:c="30"/>}</text:p>
      <text:p text:style-name="P13"><text:s text:c="27"/>}, </text:p>
      <text:p text:style-name="P13"><text:s text:c="27"/>{</text:p>
      <text:p text:style-name="P13"><text:s text:c="30"/>"OFPActionPopVlan": {</text:p>
      <text:p text:style-name="P13"><text:s text:c="33"/>"len": 8, </text:p>
      <text:p text:style-name="P13"><text:s text:c="33"/>"type": 18</text:p>
      <text:p text:style-name="P13"><text:s text:c="30"/>}</text:p>
      <text:p text:style-name="P13"><text:s text:c="27"/>}, </text:p>
      <text:p text:style-name="P13"><text:s text:c="27"/>{</text:p>
      <text:p text:style-name="P13"><text:s text:c="30"/>"OFPActionPushVlan": {</text:p>
      <text:p text:style-name="P13"><text:s text:c="33"/>"ethertype": 33024, </text:p>
      <text:p text:style-name="P13"><text:s text:c="33"/>"len": 8, </text:p>
      <text:p text:style-name="P13"><text:s text:c="33"/>"type": 17</text:p>
      <text:p text:style-name="P13"><text:s text:c="30"/>}</text:p>
      <text:p text:style-name="P13"><text:s text:c="27"/>}, </text:p>
      <text:p text:style-name="P13"><text:s text:c="27"/>{</text:p>
      <text:p text:style-name="P13"><text:s text:c="30"/>"OFPActionDecMplsTtl": {</text:p>
      <text:p text:style-name="P13"><text:s text:c="33"/>"len": 8, </text:p>
      <text:p text:style-name="P13"><text:s text:c="33"/>"type": 16</text:p>
      <text:p text:style-name="P13"><text:s text:c="30"/>}</text:p>
      <text:p text:style-name="P13"><text:s text:c="27"/>}, </text:p>
      <text:p text:style-name="P13"><text:s text:c="27"/>{</text:p>
      <text:p text:style-name="P13"><text:s text:c="30"/>"OFPActionSetMplsTtl": {</text:p>
      <text:p text:style-name="P13"><text:s text:c="33"/>"len": 8, </text:p>
      <text:p text:style-name="P13"><text:s text:c="33"/>"mpls_ttl": 10, </text:p>
      <text:p text:style-name="P13"><text:s text:c="33"/>"type": 15</text:p>
      <text:p text:style-name="P13"><text:s text:c="30"/>}</text:p>
      <text:p text:style-name="P13"><text:s text:c="27"/>}, </text:p>
      <text:p text:style-name="P13"><text:s text:c="27"/>{</text:p>
      <text:p text:style-name="P13"><text:s text:c="30"/>"OFPActionDecNwTtl": {</text:p>
      <text:p text:style-name="P13"><text:soft-page-break/><text:s text:c="33"/>"len": 8, </text:p>
      <text:p text:style-name="P13"><text:s text:c="33"/>"type": 24</text:p>
      <text:p text:style-name="P13"><text:s text:c="30"/>}</text:p>
      <text:p text:style-name="P13"><text:s text:c="27"/>}, </text:p>
      <text:p text:style-name="P13"><text:s text:c="27"/>{</text:p>
      <text:p text:style-name="P13"><text:s text:c="30"/>"OFPActionSetNwTtl": {</text:p>
      <text:p text:style-name="P13"><text:s text:c="33"/>"len": 8, </text:p>
      <text:p text:style-name="P13"><text:s text:c="33"/>"nw_ttl": 10, </text:p>
      <text:p text:style-name="P13"><text:s text:c="33"/>"type": 23</text:p>
      <text:p text:style-name="P13"><text:s text:c="30"/>}</text:p>
      <text:p text:style-name="P13"><text:s text:c="27"/>}, </text:p>
      <text:p text:style-name="P13"><text:s text:c="27"/>{</text:p>
      <text:p text:style-name="P13"><text:s text:c="30"/>"OFPActionSetQueue": {</text:p>
      <text:p text:style-name="P13"><text:s text:c="33"/>"len": 8, </text:p>
      <text:p text:style-name="P13"><text:s text:c="33"/>"queue_id": 3, </text:p>
      <text:p text:style-name="P13"><text:s text:c="33"/>"type": 21</text:p>
      <text:p text:style-name="P13"><text:s text:c="30"/>}</text:p>
      <text:p text:style-name="P13"><text:s text:c="27"/>}, </text:p>
      <text:p text:style-name="P13"><text:s text:c="27"/>{</text:p>
      <text:p text:style-name="P13"><text:s text:c="30"/>"OFPActionGroup": {</text:p>
      <text:p text:style-name="P13"><text:s text:c="33"/>"group_id": 99, </text:p>
      <text:p text:style-name="P13"><text:s text:c="33"/>"len": 8, </text:p>
      <text:p text:style-name="P13"><text:s text:c="33"/>"type": 22</text:p>
      <text:p text:style-name="P13"><text:s text:c="30"/>}</text:p>
      <text:p text:style-name="P13"><text:s text:c="27"/>}, </text:p>
      <text:p text:style-name="P13"><text:s text:c="27"/>{</text:p>
      <text:p text:style-name="P13"><text:s text:c="30"/>"OFPActionOutput": {</text:p>
      <text:p text:style-name="P13"><text:s text:c="33"/>"len": 16, </text:p>
      <text:p text:style-name="P13"><text:s text:c="33"/>"max_len": 65535, </text:p>
      <text:p text:style-name="P13"><text:s text:c="33"/>"port": 6, </text:p>
      <text:p text:style-name="P13"><text:s text:c="33"/>"type": 0</text:p>
      <text:p text:style-name="P13"><text:s text:c="30"/>}</text:p>
      <text:p text:style-name="P13"><text:s text:c="27"/>},</text:p>
      <text:p text:style-name="P13"><text:s text:c="27"/>{</text:p>
      <text:p text:style-name="P13"><text:s text:c="30"/>"OFPActionExperimenterUnknown": {</text:p>
      <text:p text:style-name="P13"><text:s text:c="33"/>"len": 16,</text:p>
      <text:p text:style-name="P13"><text:s text:c="33"/>"data": "ZXhwX2RhdGE=",</text:p>
      <text:p text:style-name="P13"><text:s text:c="33"/>"experimenter": 98765432,</text:p>
      <text:p text:style-name="P13"><text:s text:c="33"/>"type": 65535</text:p>
      <text:p text:style-name="P13"><text:s text:c="30"/>}</text:p>
      <text:p text:style-name="P13"><text:s text:c="27"/>},</text:p>
      <text:p text:style-name="P13"><text:s text:c="27"/>{</text:p>
      <text:p text:style-name="P13"><text:s text:c="30"/>"NXActionUnknown": {</text:p>
      <text:p text:style-name="P13"><text:s text:c="33"/>"len": 16,</text:p>
      <text:p text:style-name="P13"><text:s text:c="33"/>"data": "cF9kYXRh",</text:p>
      <text:p text:style-name="P13"><text:s text:c="33"/>"experimenter": 8992,</text:p>
      <text:p text:style-name="P13"><text:s text:c="33"/>"type": 65535,</text:p>
      <text:p text:style-name="P13"><text:s text:c="33"/>"subtype": 25976</text:p>
      <text:p text:style-name="P13"><text:s text:c="30"/>}</text:p>
      <text:p text:style-name="P13"><text:s text:c="27"/>}</text:p>
      <text:p text:style-name="P13"><text:s text:c="24"/>], </text:p>
      <text:p text:style-name="P13"><text:s text:c="24"/>"len": 192,</text:p>
      <text:p text:style-name="P13"><text:s text:c="24"/>"type": 3</text:p>
      <text:p text:style-name="P13"><text:s text:c="21"/>}</text:p>
      <text:p text:style-name="P13"><text:s text:c="18"/>}, </text:p>
      <text:p text:style-name="P13"><text:s text:c="18"/>{</text:p>
      <text:p text:style-name="P13"><text:s text:c="21"/>"OFPInstructionActions": {</text:p>
      <text:p text:style-name="P13"><text:s text:c="24"/>"actions": [</text:p>
      <text:p text:style-name="P13"><text:s text:c="27"/>{</text:p>
      <text:p text:style-name="P13"><text:s text:c="30"/>"OFPActionSetField": {</text:p>
      <text:p text:style-name="P13"><text:s text:c="33"/>"field": {</text:p>
      <text:p text:style-name="P13"><text:s text:c="36"/>"OXMTlv": {</text:p>
      <text:p text:style-name="P13"><text:s text:c="39"/>"field": "eth_src", </text:p>
      <text:p text:style-name="P13"><text:s text:c="39"/>"mask": null, </text:p>
      <text:p text:style-name="P13"><text:soft-page-break/><text:s text:c="39"/>"value": "01:02:03:04:05:06"</text:p>
      <text:p text:style-name="P13"><text:s text:c="36"/>}</text:p>
      <text:p text:style-name="P13"><text:s text:c="33"/>},</text:p>
      <text:p text:style-name="P13"><text:s text:c="33"/>"len": 16,</text:p>
      <text:p text:style-name="P13"><text:s text:c="33"/>"type": 25</text:p>
      <text:p text:style-name="P13"><text:s text:c="30"/>}</text:p>
      <text:p text:style-name="P13"><text:s text:c="27"/>}, </text:p>
      <text:p text:style-name="P13"><text:s text:c="27"/>{</text:p>
      <text:p text:style-name="P13"><text:s text:c="30"/>"OFPActionSetField": {</text:p>
      <text:p text:style-name="P13"><text:s text:c="33"/>"field": {</text:p>
      <text:p text:style-name="P13"><text:s text:c="36"/>"OXMTlv": {</text:p>
      <text:p text:style-name="P13"><text:s text:c="39"/>"field": "pbb_uca", </text:p>
      <text:p text:style-name="P13"><text:s text:c="39"/>"mask": null, </text:p>
      <text:p text:style-name="P13"><text:s text:c="39"/>"value": 1</text:p>
      <text:p text:style-name="P13"><text:s text:c="36"/>}</text:p>
      <text:p text:style-name="P13"><text:s text:c="33"/>},</text:p>
      <text:p text:style-name="P13"><text:s text:c="33"/>"len": 16,</text:p>
      <text:p text:style-name="P13"><text:s text:c="33"/>"type": 25</text:p>
      <text:p text:style-name="P13"><text:s text:c="30"/>}</text:p>
      <text:p text:style-name="P13"><text:s text:c="27"/>}</text:p>
      <text:p text:style-name="P13"><text:s text:c="24"/>], </text:p>
      <text:p text:style-name="P13"><text:s text:c="24"/>"len": 40, </text:p>
      <text:p text:style-name="P13"><text:s text:c="24"/>"type": 4</text:p>
      <text:p text:style-name="P13"><text:s text:c="21"/>}</text:p>
      <text:p text:style-name="P13"><text:s text:c="18"/>}, </text:p>
      <text:p text:style-name="P13"><text:s text:c="18"/>{</text:p>
      <text:p text:style-name="P13"><text:s text:c="21"/>"OFPInstructionActions": {</text:p>
      <text:p text:style-name="P13"><text:s text:c="24"/>"actions": [</text:p>
      <text:p text:style-name="P13"><text:s text:c="27"/>{</text:p>
      <text:p text:style-name="P13"><text:s text:c="30"/>"OFPActionOutput": {</text:p>
      <text:p text:style-name="P13"><text:s text:c="33"/>"len": 16, </text:p>
      <text:p text:style-name="P13"><text:s text:c="33"/>"max_len": 65535, </text:p>
      <text:p text:style-name="P13"><text:s text:c="33"/>"port": 4294967293, </text:p>
      <text:p text:style-name="P13"><text:s text:c="33"/>"type": 0</text:p>
      <text:p text:style-name="P13"><text:s text:c="30"/>}</text:p>
      <text:p text:style-name="P13"><text:s text:c="27"/>}</text:p>
      <text:p text:style-name="P13"><text:s text:c="24"/>], </text:p>
      <text:p text:style-name="P13"><text:s text:c="24"/>"len": 24, </text:p>
      <text:p text:style-name="P13"><text:s text:c="24"/>"type": 3</text:p>
      <text:p text:style-name="P13"><text:s text:c="21"/>}</text:p>
      <text:p text:style-name="P13"><text:s text:c="18"/>}</text:p>
      <text:p text:style-name="P13"><text:s text:c="15"/>], </text:p>
      <text:p text:style-name="P13"><text:s text:c="15"/>"length": 312,</text:p>
      <text:p text:style-name="P13"><text:s text:c="15"/>"match": {</text:p>
      <text:p text:style-name="P13"><text:s text:c="18"/>"OFPMatch": {</text:p>
      <text:p text:style-name="P13"><text:s text:c="21"/>"length": 4, </text:p>
      <text:p text:style-name="P13"><text:s text:c="21"/>"oxm_fields": [], </text:p>
      <text:p text:style-name="P13"><text:s text:c="21"/>"type": 1</text:p>
      <text:p text:style-name="P13"><text:s text:c="18"/>}</text:p>
      <text:p text:style-name="P13"><text:s text:c="15"/>}, </text:p>
      <text:p text:style-name="P13"><text:s text:c="15"/>"packet_count": 1, </text:p>
      <text:p text:style-name="P13"><text:s text:c="15"/>"priority": 0, </text:p>
      <text:p text:style-name="P13"><text:s text:c="15"/>"table_id": 0</text:p>
      <text:p text:style-name="P13"><text:s text:c="12"/>}</text:p>
      <text:p text:style-name="P13"><text:s text:c="9"/>}</text:p>
      <text:p text:style-name="P13"><text:s text:c="6"/>], </text:p>
      <text:p text:style-name="P13"><text:s text:c="6"/>"flags": 0, </text:p>
      <text:p text:style-name="P13"><text:s text:c="6"/>"type": 1</text:p>
      <text:p text:style-name="P13"><text:s text:c="3"/>}</text:p>
      <text:p text:style-name="P14">}</text:p>
      <text:p text:style-name="P14"/>
      <text:p text:style-name="P9"><text:bookmark text:name="ryu.ofproto.ofproto_v1_3_parser.OFPAggregateStatsRequest"/><text:soft-page-break/><text:span text:style-name="Emphasis">class </text:span><text:span text:style-name="Source_20_Text">ryu.ofproto.ofproto_v1_3_parser.OFPAggregateStatsRequest</text:span>(<text:span text:style-name="Emphasis">datapath</text:span>, <text:span text:style-name="Emphasis">flags</text:span>, <text:span text:style-name="Emphasis">table_id</text:span>, <text:span text:style-name="Emphasis">out_port</text:span>, <text:span text:style-name="Emphasis">out_group</text:span>, <text:span text:style-name="Emphasis">cookie</text:span>, <text:span text:style-name="Emphasis">cookie_mask</text:span>, <text:span text:style-name="Emphasis">match</text:span>, <text:span text:style-name="Emphasis">type_=None</text:span>) </text:p>
      <text:p text:style-name="P3"/>
      <text:p text:style-name="P6">Aggregate flow statistics request message</text:p>
      <text:p text:style-name="P4">The controller uses this message to query aggregate flow statictics.</text:p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Attribute</text:p>
            </table:table-cell>
            <table:table-cell table:style-name="Tabela3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a3.A7" office:value-type="string">
            <text:p text:style-name="Table_20_Contents">flags</text:p>
          </table:table-cell>
          <table:table-cell table:style-name="Tabela3.B7" office:value-type="string">
            <text:p text:style-name="Table_20_Contents">Zero or <text:span text:style-name="Source_20_Text">OFPMPF_REQ_MORE</text:span></text:p>
          </table:table-cell>
        </table:table-row>
        <table:table-row>
          <table:table-cell table:style-name="Tabela3.A7" office:value-type="string">
            <text:p text:style-name="Table_20_Contents">table_id</text:p>
          </table:table-cell>
          <table:table-cell table:style-name="Tabela3.B7" office:value-type="string">
            <text:p text:style-name="Table_20_Contents">ID of table to read</text:p>
          </table:table-cell>
        </table:table-row>
        <table:table-row>
          <table:table-cell table:style-name="Tabela3.A7" office:value-type="string">
            <text:p text:style-name="Table_20_Contents">out_port</text:p>
          </table:table-cell>
          <table:table-cell table:style-name="Tabela3.B7" office:value-type="string">
            <text:p text:style-name="Table_20_Contents">Require matching entries to include this as an output port</text:p>
          </table:table-cell>
        </table:table-row>
        <table:table-row>
          <table:table-cell table:style-name="Tabela3.A7" office:value-type="string">
            <text:p text:style-name="Table_20_Contents">out_group</text:p>
          </table:table-cell>
          <table:table-cell table:style-name="Tabela3.B7" office:value-type="string">
            <text:p text:style-name="Table_20_Contents">Require matching entries to include this as an output group</text:p>
          </table:table-cell>
        </table:table-row>
        <table:table-row>
          <table:table-cell table:style-name="Tabela3.A7" office:value-type="string">
            <text:p text:style-name="Table_20_Contents">cookie</text:p>
          </table:table-cell>
          <table:table-cell table:style-name="Tabela3.B7" office:value-type="string">
            <text:p text:style-name="Table_20_Contents">Require matching entries to contain this cookie value</text:p>
          </table:table-cell>
        </table:table-row>
        <table:table-row>
          <table:table-cell table:style-name="Tabela3.A7" office:value-type="string">
            <text:p text:style-name="Table_20_Contents">cookie_mask</text:p>
          </table:table-cell>
          <table:table-cell table:style-name="Tabela3.B7" office:value-type="string">
            <text:p text:style-name="Table_20_Contents">Mask used to restrict the cookie bits that must match</text:p>
          </table:table-cell>
        </table:table-row>
        <table:table-row>
          <table:table-cell table:style-name="Tabela3.A8" office:value-type="string">
            <text:p text:style-name="Table_20_Contents">match</text:p>
          </table:table-cell>
          <table:table-cell table:style-name="Tabela3.B8" office:value-type="string">
            <text:p text:style-name="Table_20_Contents">Instance of <text:span text:style-name="Source_20_Text">OFPMatch</text:span></text:p>
          </table:table-cell>
        </table:table-row>
      </table:table>
      <text:p text:style-name="P4">Example:</text:p>
      <text:p text:style-name="P13">def send_aggregate_stats_request(self, datapath):</text:p>
      <text:p text:style-name="P13"><text:s text:c="4"/>ofp = datapath.ofproto</text:p>
      <text:p text:style-name="P13"><text:s text:c="4"/>ofp_parser = datapath.ofproto_parser</text:p>
      <text:p text:style-name="P13"/>
      <text:p text:style-name="P13"><text:s text:c="4"/>cookie = cookie_mask = 0</text:p>
      <text:p text:style-name="P13"><text:s text:c="4"/>match = ofp_parser.OFPMatch(in_port=1)</text:p>
      <text:p text:style-name="P13"><text:s text:c="4"/>req = ofp_parser.OFPAggregateStatsRequest(datapath, 0,</text:p>
      <text:p text:style-name="P13"><text:s text:c="46"/>ofp.OFPTT_ALL,</text:p>
      <text:p text:style-name="P13"><text:s text:c="46"/>ofp.OFPP_ANY,</text:p>
      <text:p text:style-name="P13"><text:s text:c="46"/>ofp.OFPG_ANY,</text:p>
      <text:p text:style-name="P13"><text:s text:c="46"/>cookie, cookie_mask,</text:p>
      <text:p text:style-name="P13"><text:s text:c="46"/>match)</text:p>
      <text:p text:style-name="P14"><text:s text:c="4"/>datapath.send_msg(req)</text:p>
      <text:p text:style-name="P4">JSON Example:</text:p>
      <text:p text:style-name="P13">{</text:p>
      <text:p text:style-name="P13"><text:s text:c="3"/>"OFPAggregateStatsRequest": {</text:p>
      <text:p text:style-name="P13"><text:s text:c="6"/>"cookie": 0, </text:p>
      <text:p text:style-name="P13"><text:s text:c="6"/>"cookie_mask": 0, </text:p>
      <text:p text:style-name="P13"><text:s text:c="6"/>"flags": 0, </text:p>
      <text:p text:style-name="P13"><text:s text:c="6"/>"match": {</text:p>
      <text:p text:style-name="P13"><text:s text:c="9"/>"OFPMatch": {</text:p>
      <text:p text:style-name="P13"><text:s text:c="12"/>"length": 4, </text:p>
      <text:p text:style-name="P13"><text:s text:c="12"/>"oxm_fields": [], </text:p>
      <text:p text:style-name="P13"><text:s text:c="12"/>"type": 1</text:p>
      <text:p text:style-name="P13"><text:s text:c="9"/>}</text:p>
      <text:p text:style-name="P13"><text:s text:c="6"/>}, </text:p>
      <text:p text:style-name="P13"><text:s text:c="6"/>"out_group": 4294967295, </text:p>
      <text:p text:style-name="P13"><text:s text:c="6"/>"out_port": 4294967295, </text:p>
      <text:p text:style-name="P13"><text:s text:c="6"/>"table_id": 255, </text:p>
      <text:p text:style-name="P13"><text:s text:c="6"/>"type": 2</text:p>
      <text:p text:style-name="P13"><text:s text:c="3"/>}</text:p>
      <text:p text:style-name="P14">}</text:p>
      <text:p text:style-name="P11"><text:bookmark text:name="ryu.ofproto.ofproto_v1_3_parser.OFPAggregateStatsReply"/><text:soft-page-break/><text:span text:style-name="Emphasis">class </text:span><text:span text:style-name="Source_20_Text">ryu.ofproto.ofproto_v1_3_parser.OFPAggregateStatsReply</text:span>(<text:span text:style-name="Emphasis">datapath</text:span>, <text:span text:style-name="Emphasis">type_=None</text:span>, <text:span text:style-name="Emphasis">**kwargs</text:span>) </text:p>
      <text:p text:style-name="P6">Aggregate flow statistics reply message</text:p>
      <text:p text:style-name="P4">The switch responds with this message to an aggregate flow statistics request.</text:p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Table_20_Heading">Attribute</text:p>
            </table:table-cell>
            <table:table-cell table:style-name="Tabela4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a4.A2" office:value-type="string">
            <text:p text:style-name="Table_20_Contents">body</text:p>
          </table:table-cell>
          <table:table-cell table:style-name="Tabela4.B2" office:value-type="string">
            <text:p text:style-name="Table_20_Contents">Instance of <text:span text:style-name="Source_20_Text">OFPAggregateStats</text:span></text:p>
          </table:table-cell>
        </table:table-row>
      </table:table>
      <text:p text:style-name="P4">Example:</text:p>
      <text:p text:style-name="P13">@set_ev_cls(ofp_event.EventOFPAggregateStatsReply, MAIN_DISPATCHER)</text:p>
      <text:p text:style-name="P13">def aggregate_stats_reply_handler(self, ev):</text:p>
      <text:p text:style-name="P13"><text:s text:c="4"/>body = ev.msg.body</text:p>
      <text:p text:style-name="P13"/>
      <text:p text:style-name="P13"><text:s text:c="4"/>self.logger.debug('AggregateStats: packet_count=%d byte_count=%d '</text:p>
      <text:p text:style-name="P13"><text:s text:c="22"/>'flow_count=%d',</text:p>
      <text:p text:style-name="P13"><text:s text:c="22"/>body.packet_count, body.byte_count,</text:p>
      <text:p text:style-name="P14"><text:s text:c="22"/>body.flow_count)</text:p>
      <text:p text:style-name="P4">JSON Example:</text:p>
      <text:p text:style-name="P13">{</text:p>
      <text:p text:style-name="P13"><text:s text:c="3"/>"OFPAggregateStatsReply": {</text:p>
      <text:p text:style-name="P13"><text:s text:c="6"/>"body": {</text:p>
      <text:p text:style-name="P13"><text:s text:c="9"/>"OFPAggregateStats": {</text:p>
      <text:p text:style-name="P13"><text:s text:c="12"/>"byte_count": 574, </text:p>
      <text:p text:style-name="P13"><text:s text:c="12"/>"flow_count": 6, </text:p>
      <text:p text:style-name="P13"><text:s text:c="12"/>"packet_count": 7</text:p>
      <text:p text:style-name="P13"><text:s text:c="9"/>}</text:p>
      <text:p text:style-name="P13"><text:s text:c="6"/>}, </text:p>
      <text:p text:style-name="P13"><text:s text:c="6"/>"flags": 0, </text:p>
      <text:p text:style-name="P13"><text:s text:c="6"/>"type": 2</text:p>
      <text:p text:style-name="P13"><text:s text:c="3"/>}</text:p>
      <text:p text:style-name="P14">}</text:p>
      <text:p text:style-name="P11"><text:bookmark text:name="ryu.ofproto.ofproto_v1_3_parser.OFPTableStatsRequest"/><text:span text:style-name="Emphasis">class </text:span><text:span text:style-name="Source_20_Text">ryu.ofproto.ofproto_v1_3_parser.OFPTableStatsRequest</text:span>(<text:span text:style-name="Emphasis">datapath</text:span>, <text:span text:style-name="Emphasis">flags=0</text:span>, <text:span text:style-name="Emphasis">type_=None</text:span>) </text:p>
      <text:p text:style-name="P6">Table statistics request message</text:p>
      <text:p text:style-name="P4">The controller uses this message to query flow table statictics.</text:p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Table_20_Heading">Attribute</text:p>
            </table:table-cell>
            <table:table-cell table:style-name="Tabela5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a5.A2" office:value-type="string">
            <text:p text:style-name="Table_20_Contents">flags</text:p>
          </table:table-cell>
          <table:table-cell table:style-name="Tabela5.B2" office:value-type="string">
            <text:p text:style-name="Table_20_Contents">Zero or <text:span text:style-name="Source_20_Text">OFPMPF_REQ_MORE</text:span></text:p>
          </table:table-cell>
        </table:table-row>
      </table:table>
      <text:p text:style-name="P4">Example:</text:p>
      <text:p text:style-name="P13">def send_table_stats_request(self, datapath):</text:p>
      <text:p text:style-name="P13"><text:s text:c="4"/>ofp_parser = datapath.ofproto_parser</text:p>
      <text:p text:style-name="P13"/>
      <text:p text:style-name="P13"><text:s text:c="4"/>req = ofp_parser.OFPTableStatsRequest(datapath, 0)</text:p>
      <text:p text:style-name="P14"><text:s text:c="4"/>datapath.send_msg(req)</text:p>
      <text:p text:style-name="P4">JSON Example:</text:p>
      <text:p text:style-name="P13">{</text:p>
      <text:p text:style-name="P13"><text:soft-page-break/><text:s text:c="3"/>"OFPTableStatsRequest": {</text:p>
      <text:p text:style-name="P13"><text:s text:c="6"/>"flags": 0, </text:p>
      <text:p text:style-name="P13"><text:s text:c="6"/>"type": 3</text:p>
      <text:p text:style-name="P13"><text:s text:c="3"/>}</text:p>
      <text:p text:style-name="P14">}</text:p>
      <text:p text:style-name="P11"><text:bookmark text:name="ryu.ofproto.ofproto_v1_3_parser.OFPTableStatsReply"/><text:span text:style-name="Emphasis">class </text:span><text:span text:style-name="Source_20_Text">ryu.ofproto.ofproto_v1_3_parser.OFPTableStatsReply</text:span>(<text:span text:style-name="Emphasis">datapath</text:span>, <text:span text:style-name="Emphasis">type_=None</text:span>, <text:span text:style-name="Emphasis">**kwargs</text:span>) </text:p>
      <text:p text:style-name="P6">Table statistics reply message</text:p>
      <text:p text:style-name="P4">The switch responds with this message to a table statistics request.</text:p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Table_20_Heading">Attribute</text:p>
            </table:table-cell>
            <table:table-cell table:style-name="Tabela6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a6.A2" office:value-type="string">
            <text:p text:style-name="Table_20_Contents">body</text:p>
          </table:table-cell>
          <table:table-cell table:style-name="Tabela6.B2" office:value-type="string">
            <text:p text:style-name="Table_20_Contents">List of <text:span text:style-name="Source_20_Text">OFPTableStats</text:span> instance</text:p>
          </table:table-cell>
        </table:table-row>
      </table:table>
      <text:p text:style-name="P4">Example:</text:p>
      <text:p text:style-name="P13">@set_ev_cls(ofp_event.EventOFPTableStatsReply, MAIN_DISPATCHER)</text:p>
      <text:p text:style-name="P13">def table_stats_reply_handler(self, ev):</text:p>
      <text:p text:style-name="P13"><text:s text:c="4"/>tables = []</text:p>
      <text:p text:style-name="P13"><text:s text:c="4"/>for stat in ev.msg.body:</text:p>
      <text:p text:style-name="P13"><text:s text:c="8"/>tables.append('table_id=%d active_count=%d lookup_count=%d '</text:p>
      <text:p text:style-name="P13"><text:s text:c="22"/>' matched_count=%d' %</text:p>
      <text:p text:style-name="P13"><text:s text:c="22"/>(stat.table_id, stat.active_count,</text:p>
      <text:p text:style-name="P13"><text:s text:c="23"/>stat.lookup_count, stat.matched_count))</text:p>
      <text:p text:style-name="P14"><text:s text:c="4"/>self.logger.debug('TableStats: %s', tables)</text:p>
      <text:p text:style-name="P4">JSON Example:</text:p>
      <text:p text:style-name="P13">{</text:p>
      <text:p text:style-name="P13"><text:s text:c="3"/>"OFPTableStatsReply": {</text:p>
      <text:p text:style-name="P13"><text:s text:c="6"/>"body": [</text:p>
      <text:p text:style-name="P13"><text:s text:c="9"/>{</text:p>
      <text:p text:style-name="P13"><text:s text:c="12"/>"OFPTableStats": {</text:p>
      <text:p text:style-name="P13"><text:s text:c="15"/>"active_count": 4, </text:p>
      <text:p text:style-name="P13"><text:s text:c="15"/>"lookup_count": 4, </text:p>
      <text:p text:style-name="P13"><text:s text:c="15"/>"matched_count": 4, </text:p>
      <text:p text:style-name="P13"><text:s text:c="15"/>"table_id": 0</text:p>
      <text:p text:style-name="P13"><text:s text:c="12"/>}</text:p>
      <text:p text:style-name="P13"><text:s text:c="9"/>}, </text:p>
      <text:p text:style-name="P13"><text:s text:c="9"/>{</text:p>
      <text:p text:style-name="P13"><text:s text:c="12"/>"OFPTableStats": {</text:p>
      <text:p text:style-name="P13"><text:s text:c="15"/>"active_count": 4, </text:p>
      <text:p text:style-name="P13"><text:s text:c="15"/>"lookup_count": 4, </text:p>
      <text:p text:style-name="P13"><text:s text:c="15"/>"matched_count": 4, </text:p>
      <text:p text:style-name="P13"><text:s text:c="15"/>"table_id": 1</text:p>
      <text:p text:style-name="P13"><text:s text:c="12"/>}</text:p>
      <text:p text:style-name="P13"><text:s text:c="9"/>}</text:p>
      <text:p text:style-name="P13"><text:s text:c="6"/>], </text:p>
      <text:p text:style-name="P13"><text:s text:c="6"/>"flags": 0, </text:p>
      <text:p text:style-name="P13"><text:s text:c="6"/>"type": 3</text:p>
      <text:p text:style-name="P13"><text:s text:c="3"/>}</text:p>
      <text:p text:style-name="P14">}</text:p>
      <text:p text:style-name="P11"><text:bookmark text:name="ryu.ofproto.ofproto_v1_3_parser.OFPPortStatsRequest"/><text:span text:style-name="Emphasis">class </text:span><text:span text:style-name="Source_20_Text">ryu.ofproto.ofproto_v1_3_parser.OFPPortStatsRequest</text:span>(<text:span text:style-name="Emphasis">datapath</text:span>, <text:span text:style-name="Emphasis">flags=0</text:span>, <text:span text:style-name="Emphasis">port_no=4294967295</text:span>, <text:span text:style-name="Emphasis">type_=None</text:span>) </text:p>
      <text:p text:style-name="P6">Port statistics request message</text:p>
      <text:p text:style-name="P4"><text:soft-page-break/>The controller uses this message to query information about ports statistics.</text:p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Table_20_Heading">Attribute</text:p>
            </table:table-cell>
            <table:table-cell table:style-name="Tabela7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a7.A2" office:value-type="string">
            <text:p text:style-name="Table_20_Contents">flags</text:p>
          </table:table-cell>
          <table:table-cell table:style-name="Tabela7.B2" office:value-type="string">
            <text:p text:style-name="Table_20_Contents">Zero or <text:span text:style-name="Source_20_Text">OFPMPF_REQ_MORE</text:span></text:p>
          </table:table-cell>
        </table:table-row>
        <table:table-row>
          <table:table-cell table:style-name="Tabela7.A3" office:value-type="string">
            <text:p text:style-name="Table_20_Contents">port_no</text:p>
          </table:table-cell>
          <table:table-cell table:style-name="Tabela7.B3" office:value-type="string">
            <text:p text:style-name="Table_20_Contents">Port number to read (OFPP_ANY to all ports)</text:p>
          </table:table-cell>
        </table:table-row>
      </table:table>
      <text:p text:style-name="P4">Example:</text:p>
      <text:p text:style-name="P13">def send_port_stats_request(self, datapath):</text:p>
      <text:p text:style-name="P13"><text:s text:c="4"/>ofp = datapath.ofproto</text:p>
      <text:p text:style-name="P13"><text:s text:c="4"/>ofp_parser = datapath.ofproto_parser</text:p>
      <text:p text:style-name="P13"/>
      <text:p text:style-name="P13"><text:s text:c="4"/>req = ofp_parser.OFPPortStatsRequest(datapath, 0, ofp.OFPP_ANY)</text:p>
      <text:p text:style-name="P14"><text:s text:c="4"/>datapath.send_msg(req)</text:p>
      <text:p text:style-name="P4">JSON Example:</text:p>
      <text:p text:style-name="P13">{</text:p>
      <text:p text:style-name="P13"><text:s text:c="3"/>"OFPPortStatsRequest": {</text:p>
      <text:p text:style-name="P13"><text:s text:c="6"/>"flags": 0, </text:p>
      <text:p text:style-name="P13"><text:s text:c="6"/>"port_no": 4294967295, </text:p>
      <text:p text:style-name="P13"><text:s text:c="6"/>"type": 4</text:p>
      <text:p text:style-name="P13"><text:s text:c="3"/>}</text:p>
      <text:p text:style-name="P14">}</text:p>
      <text:p text:style-name="P11"><text:bookmark text:name="ryu.ofproto.ofproto_v1_3_parser.OFPPortStatsReply"/><text:span text:style-name="Emphasis">class </text:span><text:span text:style-name="Source_20_Text">ryu.ofproto.ofproto_v1_3_parser.OFPPortStatsReply</text:span>(<text:span text:style-name="Emphasis">datapath</text:span>, <text:span text:style-name="Emphasis">type_=None</text:span>, <text:span text:style-name="Emphasis">**kwargs</text:span>) </text:p>
      <text:p text:style-name="P6">Port statistics reply message</text:p>
      <text:p text:style-name="P4">The switch responds with this message to a port statistics request.</text:p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Table_20_Heading">Attribute</text:p>
            </table:table-cell>
            <table:table-cell table:style-name="Tabela8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a8.A2" office:value-type="string">
            <text:p text:style-name="Table_20_Contents">body</text:p>
          </table:table-cell>
          <table:table-cell table:style-name="Tabela8.B2" office:value-type="string">
            <text:p text:style-name="Table_20_Contents">List of <text:span text:style-name="Source_20_Text">OFPPortStats</text:span> instance</text:p>
          </table:table-cell>
        </table:table-row>
      </table:table>
      <text:p text:style-name="P4">Example:</text:p>
      <text:p text:style-name="P13">@set_ev_cls(ofp_event.EventOFPPortStatsReply, MAIN_DISPATCHER)</text:p>
      <text:p text:style-name="P13">def port_stats_reply_handler(self, ev):</text:p>
      <text:p text:style-name="P13"><text:s text:c="4"/>ports = []</text:p>
      <text:p text:style-name="P13"><text:s text:c="4"/>for stat in ev.msg.body:</text:p>
      <text:p text:style-name="P13"><text:s text:c="8"/>ports.append('port_no=%d '</text:p>
      <text:p text:style-name="P13"><text:s text:c="21"/>'rx_packets=%d tx_packets=%d '</text:p>
      <text:p text:style-name="P13"><text:s text:c="21"/>'rx_bytes=%d tx_bytes=%d '</text:p>
      <text:p text:style-name="P13"><text:s text:c="21"/>'rx_dropped=%d tx_dropped=%d '</text:p>
      <text:p text:style-name="P13"><text:s text:c="21"/>'rx_errors=%d tx_errors=%d '</text:p>
      <text:p text:style-name="P13"><text:s text:c="21"/>'rx_frame_err=%d rx_over_err=%d rx_crc_err=%d '</text:p>
      <text:p text:style-name="P13"><text:s text:c="21"/>'collisions=%d duration_sec=%d duration_nsec=%d' %</text:p>
      <text:p text:style-name="P13"><text:s text:c="21"/>(stat.port_no,</text:p>
      <text:p text:style-name="P13"><text:s text:c="22"/>stat.rx_packets, stat.tx_packets,</text:p>
      <text:p text:style-name="P13"><text:s text:c="22"/>stat.rx_bytes, stat.tx_bytes,</text:p>
      <text:p text:style-name="P13"><text:s text:c="22"/>stat.rx_dropped, stat.tx_dropped,</text:p>
      <text:p text:style-name="P13"><text:s text:c="22"/>stat.rx_errors, stat.tx_errors,</text:p>
      <text:p text:style-name="P13"><text:s text:c="22"/>stat.rx_frame_err, stat.rx_over_err,</text:p>
      <text:p text:style-name="P13"><text:s text:c="22"/>stat.rx_crc_err, stat.collisions,</text:p>
      <text:p text:style-name="P13"><text:s text:c="22"/>stat.duration_sec, stat.duration_nsec))</text:p>
      <text:p text:style-name="P14"><text:s text:c="4"/>self.logger.debug('PortStats: %s', ports)</text:p>
      <text:p text:style-name="P4"><text:soft-page-break/>JSON Example:</text:p>
      <text:p text:style-name="P13">{</text:p>
      <text:p text:style-name="P13"><text:s text:c="3"/>"OFPPortStatsReply": {</text:p>
      <text:p text:style-name="P13"><text:s text:c="6"/>"body": [</text:p>
      <text:p text:style-name="P13"><text:s text:c="9"/>{</text:p>
      <text:p text:style-name="P13"><text:s text:c="12"/>"OFPPortStats": {</text:p>
      <text:p text:style-name="P13"><text:s text:c="15"/>"collisions": 0, </text:p>
      <text:p text:style-name="P13"><text:s text:c="15"/>"duration_nsec": 0, </text:p>
      <text:p text:style-name="P13"><text:s text:c="15"/>"duration_sec": 0, </text:p>
      <text:p text:style-name="P13"><text:s text:c="15"/>"port_no": 7, </text:p>
      <text:p text:style-name="P13"><text:s text:c="15"/>"rx_bytes": 0, </text:p>
      <text:p text:style-name="P13"><text:s text:c="15"/>"rx_crc_err": 0, </text:p>
      <text:p text:style-name="P13"><text:s text:c="15"/>"rx_dropped": 0, </text:p>
      <text:p text:style-name="P13"><text:s text:c="15"/>"rx_errors": 0, </text:p>
      <text:p text:style-name="P13"><text:s text:c="15"/>"rx_frame_err": 0, </text:p>
      <text:p text:style-name="P13"><text:s text:c="15"/>"rx_over_err": 0, </text:p>
      <text:p text:style-name="P13"><text:s text:c="15"/>"rx_packets": 0, </text:p>
      <text:p text:style-name="P13"><text:s text:c="15"/>"tx_bytes": 336, </text:p>
      <text:p text:style-name="P13"><text:s text:c="15"/>"tx_dropped": 0, </text:p>
      <text:p text:style-name="P13"><text:s text:c="15"/>"tx_errors": 0, </text:p>
      <text:p text:style-name="P13"><text:s text:c="15"/>"tx_packets": 4</text:p>
      <text:p text:style-name="P13"><text:s text:c="12"/>}</text:p>
      <text:p text:style-name="P13"><text:s text:c="9"/>}, </text:p>
      <text:p text:style-name="P13"><text:s text:c="9"/>{</text:p>
      <text:p text:style-name="P13"><text:s text:c="12"/>"OFPPortStats": {</text:p>
      <text:p text:style-name="P13"><text:s text:c="15"/>"collisions": 0, </text:p>
      <text:p text:style-name="P13"><text:s text:c="15"/>"duration_nsec": 0, </text:p>
      <text:p text:style-name="P13"><text:s text:c="15"/>"duration_sec": 0, </text:p>
      <text:p text:style-name="P13"><text:s text:c="15"/>"port_no": 6, </text:p>
      <text:p text:style-name="P13"><text:s text:c="15"/>"rx_bytes": 336, </text:p>
      <text:p text:style-name="P13"><text:s text:c="15"/>"rx_crc_err": 0, </text:p>
      <text:p text:style-name="P13"><text:s text:c="15"/>"rx_dropped": 0, </text:p>
      <text:p text:style-name="P13"><text:s text:c="15"/>"rx_errors": 0, </text:p>
      <text:p text:style-name="P13"><text:s text:c="15"/>"rx_frame_err": 0, </text:p>
      <text:p text:style-name="P13"><text:s text:c="15"/>"rx_over_err": 0, </text:p>
      <text:p text:style-name="P13"><text:s text:c="15"/>"rx_packets": 4, </text:p>
      <text:p text:style-name="P13"><text:s text:c="15"/>"tx_bytes": 336, </text:p>
      <text:p text:style-name="P13"><text:s text:c="15"/>"tx_dropped": 0, </text:p>
      <text:p text:style-name="P13"><text:s text:c="15"/>"tx_errors": 0, </text:p>
      <text:p text:style-name="P13"><text:s text:c="15"/>"tx_packets": 4</text:p>
      <text:p text:style-name="P13"><text:s text:c="12"/>}</text:p>
      <text:p text:style-name="P13"><text:s text:c="9"/>}</text:p>
      <text:p text:style-name="P13"><text:s text:c="6"/>], </text:p>
      <text:p text:style-name="P13"><text:s text:c="6"/>"flags": 0, </text:p>
      <text:p text:style-name="P13"><text:s text:c="6"/>"type": 4</text:p>
      <text:p text:style-name="P13"><text:s text:c="3"/>}</text:p>
      <text:p text:style-name="P14">}</text:p>
      <text:p text:style-name="P11"><text:bookmark text:name="ryu.ofproto.ofproto_v1_3_parser.OFPPortDescStatsRequest"/><text:span text:style-name="Emphasis">class </text:span><text:span text:style-name="Source_20_Text">ryu.ofproto.ofproto_v1_3_parser.OFPPortDescStatsRequest</text:span>(<text:span text:style-name="Emphasis">datapath</text:span>, <text:span text:style-name="Emphasis">flags=0</text:span>, <text:span text:style-name="Emphasis">type_=None</text:span>) </text:p>
      <text:section text:style-name="Sect1" text:name="multipart-messages">
        <text:p text:style-name="P6">Port description request message</text:p>
        <text:p text:style-name="P4">The controller uses this message to query description of all the ports.</text:p>
        <table:table table:name="Tabela9" table:style-name="Tabela9">
          <table:table-column table:style-name="Tabela9.A"/>
          <table:table-column table:style-name="Tabela9.B"/>
          <table:table-header-rows>
            <table:table-row>
              <table:table-cell table:style-name="Tabela9.A1" office:value-type="string">
                <text:p text:style-name="Table_20_Heading">Attribute</text:p>
              </table:table-cell>
              <table:table-cell table:style-name="Tabela9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9.A2" office:value-type="string">
              <text:p text:style-name="Table_20_Contents">flags</text:p>
            </table:table-cell>
            <table:table-cell table:style-name="Tabela9.B2" office:value-type="string">
              <text:p text:style-name="Table_20_Contents">Zero or <text:span text:style-name="Source_20_Text">OFPMPF_REQ_MORE</text:span></text:p>
            </table:table-cell>
          </table:table-row>
        </table:table>
        <text:p text:style-name="P4">Example:</text:p>
        <text:p text:style-name="P13"><text:soft-page-break/>def send_port_desc_stats_request(self, datapath):</text:p>
        <text:p text:style-name="P13"><text:s text:c="4"/>ofp_parser = datapath.ofproto_parser</text:p>
        <text:p text:style-name="P13"/>
        <text:p text:style-name="P13"><text:s text:c="4"/>req = ofp_parser.OFPPortDescStatsRequest(datapath, 0)</text:p>
        <text:p text:style-name="P14"><text:s text:c="4"/>datapath.send_msg(req)</text:p>
        <text:p text:style-name="P4">JSON Example:</text:p>
        <text:p text:style-name="P13">{</text:p>
        <text:p text:style-name="P13"><text:s text:c="3"/>"OFPPortDescStatsRequest": {</text:p>
        <text:p text:style-name="P13"><text:s text:c="6"/>"flags": 0, </text:p>
        <text:p text:style-name="P13"><text:s text:c="6"/>"type": 13</text:p>
        <text:p text:style-name="P13"><text:s text:c="3"/>}</text:p>
        <text:p text:style-name="P14">}</text:p>
        <text:p text:style-name="P11"><text:bookmark text:name="ryu.ofproto.ofproto_v1_3_parser.OFPPortDescStatsReply"/><text:span text:style-name="Emphasis">class </text:span><text:span text:style-name="Source_20_Text">ryu.ofproto.ofproto_v1_3_parser.OFPPortDescStatsReply</text:span>(<text:span text:style-name="Emphasis">datapath</text:span>, <text:span text:style-name="Emphasis">type_=None</text:span>, <text:span text:style-name="Emphasis">**kwargs</text:span>) </text:p>
        <text:p text:style-name="P6">Port description reply message</text:p>
        <text:p text:style-name="P4">The switch responds with this message to a port description request.</text:p>
        <table:table table:name="Tabela10" table:style-name="Tabela10">
          <table:table-column table:style-name="Tabela10.A"/>
          <table:table-column table:style-name="Tabela10.B"/>
          <table:table-header-rows>
            <table:table-row>
              <table:table-cell table:style-name="Tabela10.A1" office:value-type="string">
                <text:p text:style-name="Table_20_Heading">Attribute</text:p>
              </table:table-cell>
              <table:table-cell table:style-name="Tabela10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10.A2" office:value-type="string">
              <text:p text:style-name="Table_20_Contents">body</text:p>
            </table:table-cell>
            <table:table-cell table:style-name="Tabela10.B2" office:value-type="string">
              <text:p text:style-name="Table_20_Contents">List of <text:span text:style-name="Source_20_Text">OFPPort</text:span> instance</text:p>
            </table:table-cell>
          </table:table-row>
        </table:table>
        <text:p text:style-name="P4">Example:</text:p>
        <text:p text:style-name="P13">@set_ev_cls(ofp_event.EventOFPPortDescStatsReply, MAIN_DISPATCHER)</text:p>
        <text:p text:style-name="P13">def port_desc_stats_reply_handler(self, ev):</text:p>
        <text:p text:style-name="P13"><text:s text:c="4"/>ports = []</text:p>
        <text:p text:style-name="P13"><text:s text:c="4"/>for p in ev.msg.body:</text:p>
        <text:p text:style-name="P13"><text:s text:c="8"/>ports.append('port_no=%d hw_addr=%s name=%s config=0x%08x '</text:p>
        <text:p text:style-name="P13"><text:s text:c="21"/>'state=0x%08x curr=0x%08x advertised=0x%08x '</text:p>
        <text:p text:style-name="P13"><text:s text:c="21"/>'supported=0x%08x peer=0x%08x curr_speed=%d '</text:p>
        <text:p text:style-name="P13"><text:s text:c="21"/>'max_speed=%d' %</text:p>
        <text:p text:style-name="P13"><text:s text:c="21"/>(p.port_no, p.hw_addr,</text:p>
        <text:p text:style-name="P13"><text:s text:c="22"/>p.name, p.config,</text:p>
        <text:p text:style-name="P13"><text:s text:c="22"/>p.state, p.curr, p.advertised,</text:p>
        <text:p text:style-name="P13"><text:s text:c="22"/>p.supported, p.peer, p.curr_speed,</text:p>
        <text:p text:style-name="P13"><text:s text:c="22"/>p.max_speed))</text:p>
        <text:p text:style-name="P14"><text:s text:c="4"/>self.logger.debug('OFPPortDescStatsReply received: %s', ports)</text:p>
        <text:p text:style-name="P4">JSON Example:</text:p>
        <text:p text:style-name="P13">{</text:p>
        <text:p text:style-name="P13"><text:s text:c="3"/>"OFPPortDescStatsReply": {</text:p>
        <text:p text:style-name="P13"><text:s text:c="6"/>"body": [</text:p>
        <text:p text:style-name="P13"><text:s text:c="9"/>{</text:p>
        <text:p text:style-name="P13"><text:s text:c="12"/>"OFPPort": {</text:p>
        <text:p text:style-name="P13"><text:s text:c="15"/>"advertised": 10240, </text:p>
        <text:p text:style-name="P13"><text:s text:c="15"/>"config": 0, </text:p>
        <text:p text:style-name="P13"><text:s text:c="15"/>"curr": 10248, </text:p>
        <text:p text:style-name="P13"><text:s text:c="15"/>"curr_speed": 5000, </text:p>
        <text:p text:style-name="P13"><text:s text:c="15"/>"hw_addr": "f2:0b:a4:d0:3f:70", </text:p>
        <text:p text:style-name="P13"><text:s text:c="15"/>"max_speed": 5000, </text:p>
        <text:p text:style-name="P13"><text:s text:c="15"/>"name": "Port7", </text:p>
        <text:p text:style-name="P13"><text:s text:c="15"/>"peer": 10248, </text:p>
        <text:p text:style-name="P13"><text:s text:c="15"/>"port_no": 7, </text:p>
        <text:p text:style-name="P13"><text:s text:c="15"/>"state": 4, </text:p>
        <text:p text:style-name="P13"><text:s text:c="15"/>"supported": 10248</text:p>
        <text:p text:style-name="P13"><text:soft-page-break/><text:s text:c="12"/>}</text:p>
        <text:p text:style-name="P13"><text:s text:c="9"/>}, </text:p>
        <text:p text:style-name="P13"><text:s text:c="9"/>{</text:p>
        <text:p text:style-name="P13"><text:s text:c="12"/>"OFPPort": {</text:p>
        <text:p text:style-name="P13"><text:s text:c="15"/>"advertised": 10240, </text:p>
        <text:p text:style-name="P13"><text:s text:c="15"/>"config": 0, </text:p>
        <text:p text:style-name="P13"><text:s text:c="15"/>"curr": 10248, </text:p>
        <text:p text:style-name="P13"><text:s text:c="15"/>"curr_speed": 5000, </text:p>
        <text:p text:style-name="P13"><text:s text:c="15"/>"hw_addr": "f2:0b:a4:7d:f8:ea", </text:p>
        <text:p text:style-name="P13"><text:s text:c="15"/>"max_speed": 5000, </text:p>
        <text:p text:style-name="P13"><text:s text:c="15"/>"name": "Port6", </text:p>
        <text:p text:style-name="P13"><text:s text:c="15"/>"peer": 10248, </text:p>
        <text:p text:style-name="P13"><text:s text:c="15"/>"port_no": 6, </text:p>
        <text:p text:style-name="P13"><text:s text:c="15"/>"state": 4, </text:p>
        <text:p text:style-name="P13"><text:s text:c="15"/>"supported": 10248</text:p>
        <text:p text:style-name="P13"><text:s text:c="12"/>}</text:p>
        <text:p text:style-name="P13"><text:s text:c="9"/>}</text:p>
        <text:p text:style-name="P13"><text:s text:c="6"/>], </text:p>
        <text:p text:style-name="P13"><text:s text:c="6"/>"flags": 0, </text:p>
        <text:p text:style-name="P13"><text:s text:c="6"/>"type": 13</text:p>
        <text:p text:style-name="P13"><text:s text:c="3"/>}</text:p>
        <text:p text:style-name="P14">}</text:p>
        <text:p text:style-name="P11"><text:bookmark text:name="ryu.ofproto.ofproto_v1_3_parser.OFPQueueStatsRequest"/><text:span text:style-name="Emphasis">class </text:span><text:span text:style-name="Source_20_Text">ryu.ofproto.ofproto_v1_3_parser.OFPQueueStatsRequest</text:span>(<text:span text:style-name="Emphasis">datapath</text:span>, <text:span text:style-name="Emphasis">flags=0</text:span>, <text:span text:style-name="Emphasis">port_no=4294967295</text:span>, <text:span text:style-name="Emphasis">queue_id=4294967295</text:span>, <text:span text:style-name="Emphasis">type_=None</text:span>) </text:p>
        <text:p text:style-name="P6">Queue statistics request message</text:p>
        <text:p text:style-name="P4">The controller uses this message to query queue statictics.</text:p>
        <table:table table:name="Tabela11" table:style-name="Tabela11">
          <table:table-column table:style-name="Tabela11.A"/>
          <table:table-column table:style-name="Tabela11.B"/>
          <table:table-header-rows>
            <table:table-row>
              <table:table-cell table:style-name="Tabela11.A1" office:value-type="string">
                <text:p text:style-name="Table_20_Heading">Attribute</text:p>
              </table:table-cell>
              <table:table-cell table:style-name="Tabela11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11.A3" office:value-type="string">
              <text:p text:style-name="Table_20_Contents">flags</text:p>
            </table:table-cell>
            <table:table-cell table:style-name="Tabela11.B3" office:value-type="string">
              <text:p text:style-name="Table_20_Contents">Zero or <text:span text:style-name="Source_20_Text">OFPMPF_REQ_MORE</text:span></text:p>
            </table:table-cell>
          </table:table-row>
          <table:table-row>
            <table:table-cell table:style-name="Tabela11.A3" office:value-type="string">
              <text:p text:style-name="Table_20_Contents">port_no</text:p>
            </table:table-cell>
            <table:table-cell table:style-name="Tabela11.B3" office:value-type="string">
              <text:p text:style-name="Table_20_Contents">Port number to read</text:p>
            </table:table-cell>
          </table:table-row>
          <table:table-row>
            <table:table-cell table:style-name="Tabela11.A4" office:value-type="string">
              <text:p text:style-name="Table_20_Contents">queue_id</text:p>
            </table:table-cell>
            <table:table-cell table:style-name="Tabela11.B4" office:value-type="string">
              <text:p text:style-name="Table_20_Contents">ID of queue to read</text:p>
            </table:table-cell>
          </table:table-row>
        </table:table>
        <text:p text:style-name="P4">Example:</text:p>
        <text:p text:style-name="P13">def send_queue_stats_request(self, datapath):</text:p>
        <text:p text:style-name="P13"><text:s text:c="4"/>ofp = datapath.ofproto</text:p>
        <text:p text:style-name="P13"><text:s text:c="4"/>ofp_parser = datapath.ofproto_parser</text:p>
        <text:p text:style-name="P13"/>
        <text:p text:style-name="P13"><text:s text:c="4"/>req = ofp_parser.OFPQueueStatsRequest(datapath, 0, ofp.OFPP_ANY,</text:p>
        <text:p text:style-name="P13"><text:s text:c="42"/>ofp.OFPQ_ALL)</text:p>
        <text:p text:style-name="P14"><text:s text:c="4"/>datapath.send_msg(req)</text:p>
        <text:p text:style-name="P4">JSON Example:</text:p>
        <text:p text:style-name="P13">{</text:p>
        <text:p text:style-name="P13"><text:s text:c="3"/>"OFPQueueStatsRequest": {</text:p>
        <text:p text:style-name="P13"><text:s text:c="6"/>"flags": 0, </text:p>
        <text:p text:style-name="P13"><text:s text:c="6"/>"port_no": 4294967295, </text:p>
        <text:p text:style-name="P13"><text:s text:c="6"/>"queue_id": 4294967295, </text:p>
        <text:p text:style-name="P13"><text:s text:c="6"/>"type": 5</text:p>
        <text:p text:style-name="P13"><text:s text:c="3"/>}</text:p>
        <text:p text:style-name="P14">}</text:p>
        <text:p text:style-name="P11"><text:bookmark text:name="ryu.ofproto.ofproto_v1_3_parser.OFPQueueStatsReply"/><text:span text:style-name="Emphasis">class </text:span><text:span text:style-name="Source_20_Text">ryu.ofproto.ofproto_v1_3_parser.OFPQueueStatsReply</text:span>(<text:span text:style-name="Emphasis">datapath</text:span>, <text:span text:style-name="Emphasis">type_=None</text:span>, <text:span text:style-name="Emphasis">**kwargs</text:span>) </text:p>
        <text:p text:style-name="P6"><text:soft-page-break/>Queue statistics reply message</text:p>
        <text:p text:style-name="P4">The switch responds with this message to an aggregate flow statistics request.</text:p>
        <table:table table:name="Tabela12" table:style-name="Tabela12">
          <table:table-column table:style-name="Tabela12.A"/>
          <table:table-column table:style-name="Tabela12.B"/>
          <table:table-header-rows>
            <table:table-row>
              <table:table-cell table:style-name="Tabela12.A1" office:value-type="string">
                <text:p text:style-name="Table_20_Heading">Attribute</text:p>
              </table:table-cell>
              <table:table-cell table:style-name="Tabela12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12.A2" office:value-type="string">
              <text:p text:style-name="Table_20_Contents">body</text:p>
            </table:table-cell>
            <table:table-cell table:style-name="Tabela12.B2" office:value-type="string">
              <text:p text:style-name="Table_20_Contents">List of <text:span text:style-name="Source_20_Text">OFPQueueStats</text:span> instance</text:p>
            </table:table-cell>
          </table:table-row>
        </table:table>
        <text:p text:style-name="P4">Example:</text:p>
        <text:p text:style-name="P13">@set_ev_cls(ofp_event.EventOFPQueueStatsReply, MAIN_DISPATCHER)</text:p>
        <text:p text:style-name="P13">def queue_stats_reply_handler(self, ev):</text:p>
        <text:p text:style-name="P13"><text:s text:c="4"/>queues = []</text:p>
        <text:p text:style-name="P13"><text:s text:c="4"/>for stat in ev.msg.body:</text:p>
        <text:p text:style-name="P13"><text:s text:c="8"/>queues.append('port_no=%d queue_id=%d '</text:p>
        <text:p text:style-name="P13"><text:s text:c="22"/>'tx_bytes=%d tx_packets=%d tx_errors=%d '</text:p>
        <text:p text:style-name="P13"><text:s text:c="22"/>'duration_sec=%d duration_nsec=%d' %</text:p>
        <text:p text:style-name="P13"><text:s text:c="22"/>(stat.port_no, stat.queue_id,</text:p>
        <text:p text:style-name="P13"><text:s text:c="23"/>stat.tx_bytes, stat.tx_packets, stat.tx_errors,</text:p>
        <text:p text:style-name="P13"><text:s text:c="23"/>stat.duration_sec, stat.duration_nsec))</text:p>
        <text:p text:style-name="P14"><text:s text:c="4"/>self.logger.debug('QueueStats: %s', queues)</text:p>
        <text:p text:style-name="P4">JSON Example:</text:p>
        <text:p text:style-name="P13">{</text:p>
        <text:p text:style-name="P13"><text:s text:c="3"/>"OFPQueueStatsReply": {</text:p>
        <text:p text:style-name="P13"><text:s text:c="6"/>"body": [</text:p>
        <text:p text:style-name="P13"><text:s text:c="9"/>{</text:p>
        <text:p text:style-name="P13"><text:s text:c="12"/>"OFPQueueStats": {</text:p>
        <text:p text:style-name="P13"><text:s text:c="15"/>"duration_nsec": 0, </text:p>
        <text:p text:style-name="P13"><text:s text:c="15"/>"duration_sec": 0, </text:p>
        <text:p text:style-name="P13"><text:s text:c="15"/>"port_no": 7, </text:p>
        <text:p text:style-name="P13"><text:s text:c="15"/>"queue_id": 1, </text:p>
        <text:p text:style-name="P13"><text:s text:c="15"/>"tx_bytes": 0, </text:p>
        <text:p text:style-name="P13"><text:s text:c="15"/>"tx_errors": 0, </text:p>
        <text:p text:style-name="P13"><text:s text:c="15"/>"tx_packets": 0</text:p>
        <text:p text:style-name="P13"><text:s text:c="12"/>}</text:p>
        <text:p text:style-name="P13"><text:s text:c="9"/>}, </text:p>
        <text:p text:style-name="P13"><text:s text:c="9"/>{</text:p>
        <text:p text:style-name="P13"><text:s text:c="12"/>"OFPQueueStats": {</text:p>
        <text:p text:style-name="P13"><text:s text:c="15"/>"duration_nsec": 0, </text:p>
        <text:p text:style-name="P13"><text:s text:c="15"/>"duration_sec": 0, </text:p>
        <text:p text:style-name="P13"><text:s text:c="15"/>"port_no": 6, </text:p>
        <text:p text:style-name="P13"><text:s text:c="15"/>"queue_id": 1, </text:p>
        <text:p text:style-name="P13"><text:s text:c="15"/>"tx_bytes": 0, </text:p>
        <text:p text:style-name="P13"><text:s text:c="15"/>"tx_errors": 0, </text:p>
        <text:p text:style-name="P13"><text:s text:c="15"/>"tx_packets": 0</text:p>
        <text:p text:style-name="P13"><text:s text:c="12"/>}</text:p>
        <text:p text:style-name="P13"><text:s text:c="9"/>}, </text:p>
        <text:p text:style-name="P13"><text:s text:c="9"/>{</text:p>
        <text:p text:style-name="P13"><text:s text:c="12"/>"OFPQueueStats": {</text:p>
        <text:p text:style-name="P13"><text:s text:c="15"/>"duration_nsec": 0, </text:p>
        <text:p text:style-name="P13"><text:s text:c="15"/>"duration_sec": 0, </text:p>
        <text:p text:style-name="P13"><text:s text:c="15"/>"port_no": 7, </text:p>
        <text:p text:style-name="P13"><text:s text:c="15"/>"queue_id": 2, </text:p>
        <text:p text:style-name="P13"><text:s text:c="15"/>"tx_bytes": 0, </text:p>
        <text:p text:style-name="P13"><text:s text:c="15"/>"tx_errors": 0, </text:p>
        <text:p text:style-name="P13"><text:s text:c="15"/>"tx_packets": 0</text:p>
        <text:p text:style-name="P13"><text:s text:c="12"/>}</text:p>
        <text:p text:style-name="P13"><text:s text:c="9"/>}</text:p>
        <text:p text:style-name="P13"><text:s text:c="6"/>], </text:p>
        <text:p text:style-name="P13"><text:s text:c="6"/>"flags": 0, </text:p>
        <text:p text:style-name="P13"><text:s text:c="6"/>"type": 5</text:p>
        <text:p text:style-name="P13"><text:soft-page-break/><text:s text:c="3"/>}</text:p>
        <text:p text:style-name="P14">}</text:p>
        <text:p text:style-name="P11"><text:bookmark text:name="ryu.ofproto.ofproto_v1_3_parser.OFPGroupStatsRequest"/><text:span text:style-name="Emphasis">class </text:span><text:span text:style-name="Source_20_Text">ryu.ofproto.ofproto_v1_3_parser.OFPGroupStatsRequest</text:span>(<text:span text:style-name="Emphasis">datapath</text:span>, <text:span text:style-name="Emphasis">flags=0</text:span>, <text:span text:style-name="Emphasis">group_id=4294967292</text:span>, <text:span text:style-name="Emphasis">type_=None</text:span>) </text:p>
        <text:p text:style-name="P6">Group statistics request message</text:p>
        <text:p text:style-name="P4">The controller uses this message to query statistics of one or more groups.</text:p>
        <table:table table:name="Tabela13" table:style-name="Tabela13">
          <table:table-column table:style-name="Tabela13.A"/>
          <table:table-column table:style-name="Tabela13.B"/>
          <table:table-header-rows>
            <table:table-row>
              <table:table-cell table:style-name="Tabela13.A1" office:value-type="string">
                <text:p text:style-name="Table_20_Heading">Attribute</text:p>
              </table:table-cell>
              <table:table-cell table:style-name="Tabela13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13.A2" office:value-type="string">
              <text:p text:style-name="Table_20_Contents">flags</text:p>
            </table:table-cell>
            <table:table-cell table:style-name="Tabela13.B2" office:value-type="string">
              <text:p text:style-name="Table_20_Contents">Zero or <text:span text:style-name="Source_20_Text">OFPMPF_REQ_MORE</text:span></text:p>
            </table:table-cell>
          </table:table-row>
          <table:table-row>
            <table:table-cell table:style-name="Tabela13.A3" office:value-type="string">
              <text:p text:style-name="Table_20_Contents">group_id</text:p>
            </table:table-cell>
            <table:table-cell table:style-name="Tabela13.B3" office:value-type="string">
              <text:p text:style-name="Table_20_Contents">ID of group to read (OFPG_ALL to all groups)</text:p>
            </table:table-cell>
          </table:table-row>
        </table:table>
        <text:p text:style-name="P4">Example:</text:p>
        <text:p text:style-name="P13">def send_group_stats_request(self, datapath):</text:p>
        <text:p text:style-name="P13"><text:s text:c="4"/>ofp = datapath.ofproto</text:p>
        <text:p text:style-name="P13"><text:s text:c="4"/>ofp_parser = datapath.ofproto_parser</text:p>
        <text:p text:style-name="P13"/>
        <text:p text:style-name="P13"><text:s text:c="4"/>req = ofp_parser.OFPGroupStatsRequest(datapath, 0, ofp.OFPG_ALL)</text:p>
        <text:p text:style-name="P14"><text:s text:c="4"/>datapath.send_msg(req)</text:p>
        <text:p text:style-name="P11"><text:bookmark text:name="ryu.ofproto.ofproto_v1_3_parser.OFPGroupStatsReply"/><text:span text:style-name="Emphasis">class </text:span><text:span text:style-name="Source_20_Text">ryu.ofproto.ofproto_v1_3_parser.OFPGroupStatsReply</text:span>(<text:span text:style-name="Emphasis">datapath</text:span>, <text:span text:style-name="Emphasis">type_=None</text:span>, <text:span text:style-name="Emphasis">**kwargs</text:span>) </text:p>
        <text:p text:style-name="P8">Group statistics reply message</text:p>
        <text:p text:style-name="P4">The switch responds with this message to a group statistics request.</text:p>
        <table:table table:name="Tabela14" table:style-name="Tabela14">
          <table:table-column table:style-name="Tabela14.A"/>
          <table:table-column table:style-name="Tabela14.B"/>
          <table:table-header-rows>
            <table:table-row>
              <table:table-cell table:style-name="Tabela14.A1" office:value-type="string">
                <text:p text:style-name="Table_20_Heading">Attribute</text:p>
              </table:table-cell>
              <table:table-cell table:style-name="Tabela14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14.A2" office:value-type="string">
              <text:p text:style-name="Table_20_Contents">body</text:p>
            </table:table-cell>
            <table:table-cell table:style-name="Tabela14.B2" office:value-type="string">
              <text:p text:style-name="Table_20_Contents">List of <text:span text:style-name="Source_20_Text">OFPGroupStats</text:span> instance</text:p>
            </table:table-cell>
          </table:table-row>
        </table:table>
        <text:p text:style-name="P4">Example:</text:p>
        <text:p text:style-name="P13">@set_ev_cls(ofp_event.EventOFPGroupStatsReply, MAIN_DISPATCHER)</text:p>
        <text:p text:style-name="P13">def group_stats_reply_handler(self, ev):</text:p>
        <text:p text:style-name="P13"><text:s text:c="4"/>groups = []</text:p>
        <text:p text:style-name="P13"><text:s text:c="4"/>for stat in ev.msg.body:</text:p>
        <text:p text:style-name="P13"><text:s text:c="8"/>groups.append('length=%d group_id=%d '</text:p>
        <text:p text:style-name="P13"><text:s text:c="22"/>'ref_count=%d packet_count=%d byte_count=%d '</text:p>
        <text:p text:style-name="P13"><text:s text:c="22"/>'duration_sec=%d duration_nsec=%d' %</text:p>
        <text:p text:style-name="P13"><text:s text:c="22"/>(stat.length, stat.group_id,</text:p>
        <text:p text:style-name="P13"><text:s text:c="23"/>stat.ref_count, stat.packet_count,</text:p>
        <text:p text:style-name="P13"><text:s text:c="23"/>stat.byte_count, stat.duration_sec,</text:p>
        <text:p text:style-name="P13"><text:s text:c="23"/>stat.duration_nsec))</text:p>
        <text:p text:style-name="P14"><text:s text:c="4"/>self.logger.debug('GroupStats: %s', groups)</text:p>
        <text:p text:style-name="P11"><text:bookmark text:name="ryu.ofproto.ofproto_v1_3_parser.OFPGroupDescStatsRequest"/><text:span text:style-name="Emphasis">class </text:span><text:span text:style-name="Source_20_Text">ryu.ofproto.ofproto_v1_3_parser.OFPGroupDescStatsRequest</text:span>(<text:span text:style-name="Emphasis">datapath</text:span>, <text:span text:style-name="Emphasis">flags=0</text:span>, <text:span text:style-name="Emphasis">type_=None</text:span>) </text:p>
        <text:p text:style-name="P6">Group description request message</text:p>
        <text:p text:style-name="P4">The controller uses this message to list the set of groups on a switch.</text:p>
        <table:table table:name="Tabela15" table:style-name="Tabela15">
          <table:table-column table:style-name="Tabela15.A"/>
          <table:table-column table:style-name="Tabela15.B"/>
          <table:table-header-rows>
            <text:soft-page-break/>
            <table:table-row>
              <table:table-cell table:style-name="Tabela15.A1" office:value-type="string">
                <text:p text:style-name="Table_20_Heading">Attribute</text:p>
              </table:table-cell>
              <table:table-cell table:style-name="Tabela15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15.A2" office:value-type="string">
              <text:p text:style-name="Table_20_Contents">flags</text:p>
            </table:table-cell>
            <table:table-cell table:style-name="Tabela15.B2" office:value-type="string">
              <text:p text:style-name="Table_20_Contents">Zero or <text:span text:style-name="Source_20_Text">OFPMPF_REQ_MORE</text:span></text:p>
            </table:table-cell>
          </table:table-row>
        </table:table>
        <text:p text:style-name="P4">Example:</text:p>
        <text:p text:style-name="P13">def send_group_desc_stats_request(self, datapath):</text:p>
        <text:p text:style-name="P13"><text:s text:c="4"/>ofp_parser = datapath.ofproto_parser</text:p>
        <text:p text:style-name="P13"/>
        <text:p text:style-name="P13"><text:s text:c="4"/>req = ofp_parser.OFPGroupDescStatsRequest(datapath, 0)</text:p>
        <text:p text:style-name="P14"><text:s text:c="4"/>datapath.send_msg(req)</text:p>
        <text:p text:style-name="P4">JSON Example:</text:p>
        <text:p text:style-name="P13">{</text:p>
        <text:p text:style-name="P13"><text:s text:c="3"/>"OFPGroupDescStatsRequest": {</text:p>
        <text:p text:style-name="P13"><text:s text:c="6"/>"flags": 0, </text:p>
        <text:p text:style-name="P13"><text:s text:c="6"/>"type": 7</text:p>
        <text:p text:style-name="P13"><text:s text:c="3"/>}</text:p>
        <text:p text:style-name="P14">}</text:p>
        <text:p text:style-name="P11"><text:bookmark text:name="ryu.ofproto.ofproto_v1_3_parser.OFPGroupDescStatsReply"/><text:span text:style-name="Emphasis">class </text:span><text:span text:style-name="Source_20_Text">ryu.ofproto.ofproto_v1_3_parser.OFPGroupDescStatsReply</text:span>(<text:span text:style-name="Emphasis">datapath</text:span>, <text:span text:style-name="Emphasis">type_=None</text:span>, <text:span text:style-name="Emphasis">**kwargs</text:span>) </text:p>
        <text:p text:style-name="P6">Group description reply message</text:p>
        <text:p text:style-name="P4">The switch responds with this message to a group description request.</text:p>
        <table:table table:name="Tabela16" table:style-name="Tabela16">
          <table:table-column table:style-name="Tabela16.A"/>
          <table:table-column table:style-name="Tabela16.B"/>
          <table:table-header-rows>
            <table:table-row>
              <table:table-cell table:style-name="Tabela16.A1" office:value-type="string">
                <text:p text:style-name="Table_20_Heading">Attribute</text:p>
              </table:table-cell>
              <table:table-cell table:style-name="Tabela16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16.A2" office:value-type="string">
              <text:p text:style-name="Table_20_Contents">body</text:p>
            </table:table-cell>
            <table:table-cell table:style-name="Tabela16.B2" office:value-type="string">
              <text:p text:style-name="Table_20_Contents">List of <text:span text:style-name="Source_20_Text">OFPGroupDescStats</text:span> instance</text:p>
            </table:table-cell>
          </table:table-row>
        </table:table>
        <text:p text:style-name="P4">Example:</text:p>
        <text:p text:style-name="P13">@set_ev_cls(ofp_event.EventOFPGroupDescStatsReply, MAIN_DISPATCHER)</text:p>
        <text:p text:style-name="P13">def group_desc_stats_reply_handler(self, ev):</text:p>
        <text:p text:style-name="P13"><text:s text:c="4"/>descs = []</text:p>
        <text:p text:style-name="P13"><text:s text:c="4"/>for stat in ev.msg.body:</text:p>
        <text:p text:style-name="P13"><text:s text:c="8"/>descs.append('length=%d type=%d group_id=%d '</text:p>
        <text:p text:style-name="P13"><text:s text:c="21"/>'buckets=%s' %</text:p>
        <text:p text:style-name="P13"><text:s text:c="21"/>(stat.length, stat.type, stat.group_id,</text:p>
        <text:p text:style-name="P13"><text:s text:c="22"/>stat.bucket))</text:p>
        <text:p text:style-name="P14"><text:s text:c="4"/>self.logger.debug('GroupDescStats: %s', descs)</text:p>
        <text:p text:style-name="P4">JSON Example:</text:p>
        <text:p text:style-name="P13">{</text:p>
        <text:p text:style-name="P13"><text:s text:c="3"/>"OFPGroupDescStatsReply": {</text:p>
        <text:p text:style-name="P13"><text:s text:c="6"/>"body": [</text:p>
        <text:p text:style-name="P13"><text:s text:c="9"/>{</text:p>
        <text:p text:style-name="P13"><text:s text:c="12"/>"OFPGroupDescStats": {</text:p>
        <text:p text:style-name="P13"><text:s text:c="15"/>"buckets": [</text:p>
        <text:p text:style-name="P13"><text:s text:c="18"/>{</text:p>
        <text:p text:style-name="P13"><text:s text:c="21"/>"OFPBucket": {</text:p>
        <text:p text:style-name="P13"><text:s text:c="24"/>"actions": [</text:p>
        <text:p text:style-name="P13"><text:s text:c="27"/>{</text:p>
        <text:p text:style-name="P13"><text:s text:c="30"/>"OFPActionOutput": {</text:p>
        <text:p text:style-name="P13"><text:s text:c="33"/>"len": 16, </text:p>
        <text:p text:style-name="P13"><text:s text:c="33"/>"max_len": 65535, </text:p>
        <text:p text:style-name="P13"><text:s text:c="33"/>"port": 2, </text:p>
        <text:p text:style-name="P13"><text:s text:c="33"/>"type": 0</text:p>
        <text:p text:style-name="P13"><text:soft-page-break/><text:s text:c="30"/>}</text:p>
        <text:p text:style-name="P13"><text:s text:c="27"/>}</text:p>
        <text:p text:style-name="P13"><text:s text:c="24"/>], </text:p>
        <text:p text:style-name="P13"><text:s text:c="24"/>"len": 32, </text:p>
        <text:p text:style-name="P13"><text:s text:c="24"/>"watch_group": 1, </text:p>
        <text:p text:style-name="P13"><text:s text:c="24"/>"watch_port": 1, </text:p>
        <text:p text:style-name="P13"><text:s text:c="24"/>"weight": 1</text:p>
        <text:p text:style-name="P13"><text:s text:c="21"/>}</text:p>
        <text:p text:style-name="P13"><text:s text:c="18"/>}</text:p>
        <text:p text:style-name="P13"><text:s text:c="15"/>], </text:p>
        <text:p text:style-name="P13"><text:s text:c="15"/>"group_id": 1, </text:p>
        <text:p text:style-name="P13"><text:s text:c="15"/>"length": 40, </text:p>
        <text:p text:style-name="P13"><text:s text:c="15"/>"type": 0</text:p>
        <text:p text:style-name="P13"><text:s text:c="12"/>}</text:p>
        <text:p text:style-name="P13"><text:s text:c="9"/>}</text:p>
        <text:p text:style-name="P13"><text:s text:c="6"/>], </text:p>
        <text:p text:style-name="P13"><text:s text:c="6"/>"flags": 0, </text:p>
        <text:p text:style-name="P13"><text:s text:c="6"/>"type": 7</text:p>
        <text:p text:style-name="P13"><text:s text:c="3"/>}</text:p>
        <text:p text:style-name="P14">}</text:p>
        <text:p text:style-name="P11"><text:bookmark text:name="ryu.ofproto.ofproto_v1_3_parser.OFPGroupFeaturesStatsRequest"/><text:span text:style-name="Emphasis">class </text:span><text:span text:style-name="Source_20_Text">ryu.ofproto.ofproto_v1_3_parser.OFPGroupFeaturesStatsRequest</text:span>(<text:span text:style-name="Emphasis">datapath</text:span>, <text:span text:style-name="Emphasis">flags=0</text:span>, <text:span text:style-name="Emphasis">type_=None</text:span>) </text:p>
        <text:p text:style-name="P6">Group features request message</text:p>
        <text:p text:style-name="P4">The controller uses this message to list the capabilities of groups on a switch.</text:p>
        <table:table table:name="Tabela17" table:style-name="Tabela17">
          <table:table-column table:style-name="Tabela17.A"/>
          <table:table-column table:style-name="Tabela17.B"/>
          <table:table-header-rows>
            <table:table-row>
              <table:table-cell table:style-name="Tabela17.A1" office:value-type="string">
                <text:p text:style-name="Table_20_Heading">Attribute</text:p>
              </table:table-cell>
              <table:table-cell table:style-name="Tabela17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17.A2" office:value-type="string">
              <text:p text:style-name="Table_20_Contents">flags</text:p>
            </table:table-cell>
            <table:table-cell table:style-name="Tabela17.B2" office:value-type="string">
              <text:p text:style-name="Table_20_Contents">Zero or <text:span text:style-name="Source_20_Text">OFPMPF_REQ_MORE</text:span></text:p>
            </table:table-cell>
          </table:table-row>
        </table:table>
        <text:p text:style-name="P4">Example:</text:p>
        <text:p text:style-name="P13">def send_group_features_stats_request(self, datapath):</text:p>
        <text:p text:style-name="P13"><text:s text:c="4"/>ofp_parser = datapath.ofproto_parser</text:p>
        <text:p text:style-name="P13"/>
        <text:p text:style-name="P13"><text:s text:c="4"/>req = ofp_parser.OFPGroupFeaturesStatsRequest(datapath, 0)</text:p>
        <text:p text:style-name="P14"><text:s text:c="4"/>datapath.send_msg(req)</text:p>
        <text:p text:style-name="P4">JSON Example:</text:p>
        <text:p text:style-name="P13">{</text:p>
        <text:p text:style-name="P13"><text:s text:c="3"/>"OFPGroupFeaturesStatsRequest": {</text:p>
        <text:p text:style-name="P13"><text:s text:c="6"/>"flags": 0, </text:p>
        <text:p text:style-name="P13"><text:s text:c="6"/>"type": 8</text:p>
        <text:p text:style-name="P13"><text:s text:c="3"/>}</text:p>
        <text:p text:style-name="P14">}</text:p>
        <text:p text:style-name="P11"><text:bookmark text:name="ryu.ofproto.ofproto_v1_3_parser.OFPGroupFeaturesStatsReply"/><text:span text:style-name="Emphasis">class </text:span><text:span text:style-name="Source_20_Text">ryu.ofproto.ofproto_v1_3_parser.OFPGroupFeaturesStatsReply</text:span>(<text:span text:style-name="Emphasis">datapath</text:span>, <text:span text:style-name="Emphasis">type_=None</text:span>, <text:span text:style-name="Emphasis">**kwargs</text:span>) </text:p>
        <text:p text:style-name="P6">Group features reply message</text:p>
        <text:p text:style-name="P4">The switch responds with this message to a group features request.</text:p>
        <table:table table:name="Tabela18" table:style-name="Tabela18">
          <table:table-column table:style-name="Tabela18.A"/>
          <table:table-column table:style-name="Tabela18.B"/>
          <table:table-header-rows>
            <text:soft-page-break/>
            <table:table-row>
              <table:table-cell table:style-name="Tabela18.A1" office:value-type="string">
                <text:p text:style-name="Table_20_Heading">Attribute</text:p>
              </table:table-cell>
              <table:table-cell table:style-name="Tabela18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18.A2" office:value-type="string">
              <text:p text:style-name="Table_20_Contents">body</text:p>
            </table:table-cell>
            <table:table-cell table:style-name="Tabela18.B2" office:value-type="string">
              <text:p text:style-name="Table_20_Contents">Instance of <text:span text:style-name="Source_20_Text">OFPGroupFeaturesStats</text:span></text:p>
            </table:table-cell>
          </table:table-row>
        </table:table>
        <text:p text:style-name="P4">Example:</text:p>
        <text:p text:style-name="P13">@set_ev_cls(ofp_event.EventOFPGroupFeaturesStatsReply, MAIN_DISPATCHER)</text:p>
        <text:p text:style-name="P13">def group_features_stats_reply_handler(self, ev):</text:p>
        <text:p text:style-name="P13"><text:s text:c="4"/>body = ev.msg.body</text:p>
        <text:p text:style-name="P13"/>
        <text:p text:style-name="P13"><text:s text:c="4"/>self.logger.debug('GroupFeaturesStats: types=%d '</text:p>
        <text:p text:style-name="P13"><text:s text:c="22"/>'capabilities=0x%08x max_groups=%s '</text:p>
        <text:p text:style-name="P13"><text:s text:c="22"/>'actions=%s',</text:p>
        <text:p text:style-name="P13"><text:s text:c="22"/>body.types, body.capabilities,</text:p>
        <text:p text:style-name="P14"><text:s text:c="22"/>body.max_groups, body.actions)</text:p>
        <text:p text:style-name="P4">JSON Example:</text:p>
        <text:p text:style-name="P13">{</text:p>
        <text:p text:style-name="P13"><text:s text:c="3"/>"OFPGroupFeaturesStatsReply": {</text:p>
        <text:p text:style-name="P13"><text:s text:c="6"/>"body": {</text:p>
        <text:p text:style-name="P13"><text:s text:c="9"/>"OFPGroupFeaturesStats": {</text:p>
        <text:p text:style-name="P13"><text:s text:c="12"/>"actions": [</text:p>
        <text:p text:style-name="P13"><text:s text:c="15"/>67082241, </text:p>
        <text:p text:style-name="P13"><text:s text:c="15"/>67082241, </text:p>
        <text:p text:style-name="P13"><text:s text:c="15"/>67082241, </text:p>
        <text:p text:style-name="P13"><text:s text:c="15"/>67082241</text:p>
        <text:p text:style-name="P13"><text:s text:c="12"/>], </text:p>
        <text:p text:style-name="P13"><text:s text:c="12"/>"capabilities": 5, </text:p>
        <text:p text:style-name="P13"><text:s text:c="12"/>"max_groups": [</text:p>
        <text:p text:style-name="P13"><text:s text:c="15"/>16777216, </text:p>
        <text:p text:style-name="P13"><text:s text:c="15"/>16777216, </text:p>
        <text:p text:style-name="P13"><text:s text:c="15"/>16777216, </text:p>
        <text:p text:style-name="P13"><text:s text:c="15"/>16777216</text:p>
        <text:p text:style-name="P13"><text:s text:c="12"/>], </text:p>
        <text:p text:style-name="P13"><text:s text:c="12"/>"types": 15</text:p>
        <text:p text:style-name="P13"><text:s text:c="9"/>}</text:p>
        <text:p text:style-name="P13"><text:s text:c="6"/>}, </text:p>
        <text:p text:style-name="P13"><text:s text:c="6"/>"flags": 0, </text:p>
        <text:p text:style-name="P13"><text:s text:c="6"/>"type": 8</text:p>
        <text:p text:style-name="P13"><text:s text:c="3"/>}</text:p>
        <text:p text:style-name="P14">}</text:p>
        <text:p text:style-name="P11"><text:bookmark text:name="ryu.ofproto.ofproto_v1_3_parser.OFPMeterStatsRequest"/><text:span text:style-name="Emphasis">class </text:span><text:span text:style-name="Source_20_Text">ryu.ofproto.ofproto_v1_3_parser.OFPMeterStatsRequest</text:span>(<text:span text:style-name="Emphasis">datapath</text:span>, <text:span text:style-name="Emphasis">flags=0</text:span>, <text:span text:style-name="Emphasis">meter_id=4294967295</text:span>, <text:span text:style-name="Emphasis">type_=None</text:span>) </text:p>
        <text:p text:style-name="P6">Meter statistics request message</text:p>
        <text:p text:style-name="P4">The controller uses this message to query statistics for one or more meters.</text:p>
        <table:table table:name="Tabela19" table:style-name="Tabela19">
          <table:table-column table:style-name="Tabela19.A"/>
          <table:table-column table:style-name="Tabela19.B"/>
          <table:table-header-rows>
            <table:table-row>
              <table:table-cell table:style-name="Tabela19.A1" office:value-type="string">
                <text:p text:style-name="Table_20_Heading">Attribute</text:p>
              </table:table-cell>
              <table:table-cell table:style-name="Tabela19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19.A2" office:value-type="string">
              <text:p text:style-name="Table_20_Contents">flags</text:p>
            </table:table-cell>
            <table:table-cell table:style-name="Tabela19.B2" office:value-type="string">
              <text:p text:style-name="Table_20_Contents">Zero or <text:span text:style-name="Source_20_Text">OFPMPF_REQ_MORE</text:span></text:p>
            </table:table-cell>
          </table:table-row>
          <table:table-row>
            <table:table-cell table:style-name="Tabela19.A3" office:value-type="string">
              <text:p text:style-name="Table_20_Contents">meter_id</text:p>
            </table:table-cell>
            <table:table-cell table:style-name="Tabela19.B3" office:value-type="string">
              <text:p text:style-name="Table_20_Contents">ID of meter to read (OFPM_ALL to all meters)</text:p>
            </table:table-cell>
          </table:table-row>
        </table:table>
        <text:p text:style-name="P4">Example:</text:p>
        <text:p text:style-name="P13">def send_meter_stats_request(self, datapath):</text:p>
        <text:p text:style-name="P13"><text:s text:c="4"/>ofp = datapath.ofproto</text:p>
        <text:p text:style-name="P13"><text:s text:c="4"/>ofp_parser = datapath.ofproto_parser</text:p>
        <text:p text:style-name="P13"/>
        <text:p text:style-name="P13"><text:s text:c="4"/>req = ofp_parser.OFPMeterStatsRequest(datapath, 0, ofp.OFPM_ALL)</text:p>
        <text:p text:style-name="P14"><text:soft-page-break/><text:s text:c="4"/>datapath.send_msg(req)</text:p>
        <text:p text:style-name="P4">JSON Example:</text:p>
        <text:p text:style-name="P13">{</text:p>
        <text:p text:style-name="P13"><text:s text:c="3"/>"OFPMeterStatsRequest": {</text:p>
        <text:p text:style-name="P13"><text:s text:c="6"/>"flags": 0, </text:p>
        <text:p text:style-name="P13"><text:s text:c="6"/>"meter_id": 4294967295, </text:p>
        <text:p text:style-name="P13"><text:s text:c="6"/>"type": 9</text:p>
        <text:p text:style-name="P13"><text:s text:c="3"/>}</text:p>
        <text:p text:style-name="P14">}</text:p>
        <text:p text:style-name="P11"><text:bookmark text:name="ryu.ofproto.ofproto_v1_3_parser.OFPMeterStatsReply"/><text:span text:style-name="Emphasis">class </text:span><text:span text:style-name="Source_20_Text">ryu.ofproto.ofproto_v1_3_parser.OFPMeterStatsReply</text:span>(<text:span text:style-name="Emphasis">datapath</text:span>, <text:span text:style-name="Emphasis">type_=None</text:span>, <text:span text:style-name="Emphasis">**kwargs</text:span>) </text:p>
        <text:p text:style-name="P6">Meter statistics reply message</text:p>
        <text:p text:style-name="P4">The switch responds with this message to a meter statistics request.</text:p>
        <table:table table:name="Tabela20" table:style-name="Tabela20">
          <table:table-column table:style-name="Tabela20.A"/>
          <table:table-column table:style-name="Tabela20.B"/>
          <table:table-header-rows>
            <table:table-row>
              <table:table-cell table:style-name="Tabela20.A1" office:value-type="string">
                <text:p text:style-name="Table_20_Heading">Attribute</text:p>
              </table:table-cell>
              <table:table-cell table:style-name="Tabela20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20.A2" office:value-type="string">
              <text:p text:style-name="Table_20_Contents">body</text:p>
            </table:table-cell>
            <table:table-cell table:style-name="Tabela20.B2" office:value-type="string">
              <text:p text:style-name="Table_20_Contents">List of <text:span text:style-name="Source_20_Text">OFPMeterStats</text:span> instance</text:p>
            </table:table-cell>
          </table:table-row>
        </table:table>
        <text:p text:style-name="P4">Example:</text:p>
        <text:p text:style-name="P13">@set_ev_cls(ofp_event.EventOFPMeterStatsReply, MAIN_DISPATCHER)</text:p>
        <text:p text:style-name="P13">def meter_stats_reply_handler(self, ev):</text:p>
        <text:p text:style-name="P13"><text:s text:c="4"/>meters = []</text:p>
        <text:p text:style-name="P13"><text:s text:c="4"/>for stat in ev.msg.body:</text:p>
        <text:p text:style-name="P13"><text:s text:c="8"/>meters.append('meter_id=0x%08x len=%d flow_count=%d '</text:p>
        <text:p text:style-name="P13"><text:s text:c="22"/>'packet_in_count=%d byte_in_count=%d '</text:p>
        <text:p text:style-name="P13"><text:s text:c="22"/>'duration_sec=%d duration_nsec=%d '</text:p>
        <text:p text:style-name="P13"><text:s text:c="22"/>'band_stats=%s' %</text:p>
        <text:p text:style-name="P13"><text:s text:c="22"/>(stat.meter_id, stat.len, stat.flow_count,</text:p>
        <text:p text:style-name="P13"><text:s text:c="23"/>stat.packet_in_count, stat.byte_in_count,</text:p>
        <text:p text:style-name="P13"><text:s text:c="23"/>stat.duration_sec, stat.duration_nsec,</text:p>
        <text:p text:style-name="P13"><text:s text:c="23"/>stat.band_stats))</text:p>
        <text:p text:style-name="P14"><text:s text:c="4"/>self.logger.debug('MeterStats: %s', meters)</text:p>
        <text:p text:style-name="P4">JSON Example:</text:p>
        <text:p text:style-name="P13">{</text:p>
        <text:p text:style-name="P13"><text:s text:c="3"/>"OFPMeterStatsReply": {</text:p>
        <text:p text:style-name="P13"><text:s text:c="6"/>"body": [</text:p>
        <text:p text:style-name="P13"><text:s text:c="9"/>{</text:p>
        <text:p text:style-name="P13"><text:s text:c="12"/>"OFPMeterStats": {</text:p>
        <text:p text:style-name="P13"><text:s text:c="15"/>"band_stats": [</text:p>
        <text:p text:style-name="P13"><text:s text:c="18"/>{</text:p>
        <text:p text:style-name="P13"><text:s text:c="21"/>"OFPMeterBandStats": {</text:p>
        <text:p text:style-name="P13"><text:s text:c="24"/>"byte_band_count": 0, </text:p>
        <text:p text:style-name="P13"><text:s text:c="24"/>"packet_band_count": 0</text:p>
        <text:p text:style-name="P13"><text:s text:c="21"/>}</text:p>
        <text:p text:style-name="P13"><text:s text:c="18"/>}</text:p>
        <text:p text:style-name="P13"><text:s text:c="15"/>], </text:p>
        <text:p text:style-name="P13"><text:s text:c="15"/>"byte_in_count": 0, </text:p>
        <text:p text:style-name="P13"><text:s text:c="15"/>"duration_nsec": 480000, </text:p>
        <text:p text:style-name="P13"><text:s text:c="15"/>"duration_sec": 0, </text:p>
        <text:p text:style-name="P13"><text:s text:c="15"/>"flow_count": 0, </text:p>
        <text:p text:style-name="P13"><text:s text:c="15"/>"len": 56, </text:p>
        <text:p text:style-name="P13"><text:s text:c="15"/>"meter_id": 100, </text:p>
        <text:p text:style-name="P13"><text:s text:c="15"/>"packet_in_count": 0</text:p>
        <text:p text:style-name="P13"><text:soft-page-break/><text:s text:c="12"/>}</text:p>
        <text:p text:style-name="P13"><text:s text:c="9"/>}</text:p>
        <text:p text:style-name="P13"><text:s text:c="6"/>], </text:p>
        <text:p text:style-name="P13"><text:s text:c="6"/>"flags": 0, </text:p>
        <text:p text:style-name="P13"><text:s text:c="6"/>"type": 9</text:p>
        <text:p text:style-name="P13"><text:s text:c="3"/>}</text:p>
        <text:p text:style-name="P14">}</text:p>
        <text:p text:style-name="P11"><text:bookmark text:name="ryu.ofproto.ofproto_v1_3_parser.OFPMeterConfigStatsRequest"/><text:span text:style-name="Emphasis">class </text:span><text:span text:style-name="Source_20_Text">ryu.ofproto.ofproto_v1_3_parser.OFPMeterConfigStatsRequest</text:span>(<text:span text:style-name="Emphasis">datapath</text:span>, <text:span text:style-name="Emphasis">flags=0</text:span>, <text:span text:style-name="Emphasis">meter_id=4294967295</text:span>, <text:span text:style-name="Emphasis">type_=None</text:span>) </text:p>
        <text:p text:style-name="P6">Meter configuration statistics request message</text:p>
        <text:p text:style-name="P4">The controller uses this message to query configuration for one or more meters.</text:p>
        <table:table table:name="Tabela21" table:style-name="Tabela21">
          <table:table-column table:style-name="Tabela21.A"/>
          <table:table-column table:style-name="Tabela21.B"/>
          <table:table-header-rows>
            <table:table-row>
              <table:table-cell table:style-name="Tabela21.A1" office:value-type="string">
                <text:p text:style-name="Table_20_Heading">Attribute</text:p>
              </table:table-cell>
              <table:table-cell table:style-name="Tabela21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21.A2" office:value-type="string">
              <text:p text:style-name="Table_20_Contents">flags</text:p>
            </table:table-cell>
            <table:table-cell table:style-name="Tabela21.B2" office:value-type="string">
              <text:p text:style-name="Table_20_Contents">Zero or <text:span text:style-name="Source_20_Text">OFPMPF_REQ_MORE</text:span></text:p>
            </table:table-cell>
          </table:table-row>
          <table:table-row>
            <table:table-cell table:style-name="Tabela21.A3" office:value-type="string">
              <text:p text:style-name="Table_20_Contents">meter_id</text:p>
            </table:table-cell>
            <table:table-cell table:style-name="Tabela21.B3" office:value-type="string">
              <text:p text:style-name="Table_20_Contents">ID of meter to read (OFPM_ALL to all meters)</text:p>
            </table:table-cell>
          </table:table-row>
        </table:table>
        <text:p text:style-name="P4">Example:</text:p>
        <text:p text:style-name="P13">def send_meter_config_stats_request(self, datapath):</text:p>
        <text:p text:style-name="P13"><text:s text:c="4"/>ofp = datapath.ofproto</text:p>
        <text:p text:style-name="P13"><text:s text:c="4"/>ofp_parser = datapath.ofproto_parser</text:p>
        <text:p text:style-name="P13"/>
        <text:p text:style-name="P13"><text:s text:c="4"/>req = ofp_parser.OFPMeterConfigStatsRequest(datapath, 0,</text:p>
        <text:p text:style-name="P13"><text:s text:c="48"/>ofp.OFPM_ALL)</text:p>
        <text:p text:style-name="P14"><text:s text:c="4"/>datapath.send_msg(req)</text:p>
        <text:p text:style-name="P4">JSON Example:</text:p>
        <text:p text:style-name="P13">{</text:p>
        <text:p text:style-name="P13"><text:s text:c="3"/>"OFPMeterConfigStatsRequest": {</text:p>
        <text:p text:style-name="P13"><text:s text:c="6"/>"flags": 0, </text:p>
        <text:p text:style-name="P13"><text:s text:c="6"/>"meter_id": 4294967295, </text:p>
        <text:p text:style-name="P13"><text:s text:c="6"/>"type": 10</text:p>
        <text:p text:style-name="P13"><text:s text:c="3"/>}</text:p>
        <text:p text:style-name="P14">}</text:p>
        <text:p text:style-name="P11"><text:bookmark text:name="ryu.ofproto.ofproto_v1_3_parser.OFPMeterConfigStatsReply"/><text:span text:style-name="Emphasis">class </text:span><text:span text:style-name="Source_20_Text">ryu.ofproto.ofproto_v1_3_parser.OFPMeterConfigStatsReply</text:span>(<text:span text:style-name="Emphasis">datapath</text:span>, <text:span text:style-name="Emphasis">type_=None</text:span>, <text:span text:style-name="Emphasis">**kwargs</text:span>) </text:p>
        <text:p text:style-name="P6">Meter configuration statistics reply message</text:p>
        <text:p text:style-name="P4">The switch responds with this message to a meter configuration statistics request.</text:p>
        <table:table table:name="Tabela22" table:style-name="Tabela22">
          <table:table-column table:style-name="Tabela22.A"/>
          <table:table-column table:style-name="Tabela22.B"/>
          <table:table-header-rows>
            <table:table-row>
              <table:table-cell table:style-name="Tabela22.A1" office:value-type="string">
                <text:p text:style-name="Table_20_Heading">Attribute</text:p>
              </table:table-cell>
              <table:table-cell table:style-name="Tabela22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22.A2" office:value-type="string">
              <text:p text:style-name="Table_20_Contents">body</text:p>
            </table:table-cell>
            <table:table-cell table:style-name="Tabela22.B2" office:value-type="string">
              <text:p text:style-name="Table_20_Contents">List of <text:span text:style-name="Source_20_Text">OFPMeterConfigStats</text:span> instance</text:p>
            </table:table-cell>
          </table:table-row>
        </table:table>
        <text:p text:style-name="P4">Example:</text:p>
        <text:p text:style-name="P13">@set_ev_cls(ofp_event.EventOFPMeterConfigStatsReply, MAIN_DISPATCHER)</text:p>
        <text:p text:style-name="P13">def meter_config_stats_reply_handler(self, ev):</text:p>
        <text:p text:style-name="P13"><text:s text:c="4"/>configs = []</text:p>
        <text:p text:style-name="P13"><text:s text:c="4"/>for stat in ev.msg.body:</text:p>
        <text:p text:style-name="P13"><text:s text:c="8"/>configs.append('length=%d flags=0x%04x meter_id=0x%08x '</text:p>
        <text:p text:style-name="P13"><text:soft-page-break/><text:s text:c="23"/>'bands=%s' %</text:p>
        <text:p text:style-name="P13"><text:s text:c="23"/>(stat.length, stat.flags, stat.meter_id,</text:p>
        <text:p text:style-name="P13"><text:s text:c="24"/>stat.bands))</text:p>
        <text:p text:style-name="P14"><text:s text:c="4"/>self.logger.debug('MeterConfigStats: %s', configs)</text:p>
        <text:p text:style-name="P4">JSON Example:</text:p>
        <text:p text:style-name="P13">{</text:p>
        <text:p text:style-name="P13"><text:s text:c="3"/>"OFPMeterConfigStatsReply": {</text:p>
        <text:p text:style-name="P13"><text:s text:c="6"/>"body": [</text:p>
        <text:p text:style-name="P13"><text:s text:c="9"/>{</text:p>
        <text:p text:style-name="P13"><text:s text:c="12"/>"OFPMeterConfigStats": {</text:p>
        <text:p text:style-name="P13"><text:s text:c="15"/>"bands": [</text:p>
        <text:p text:style-name="P13"><text:s text:c="18"/>{</text:p>
        <text:p text:style-name="P13"><text:s text:c="21"/>"OFPMeterBandDrop": {</text:p>
        <text:p text:style-name="P13"><text:s text:c="24"/>"burst_size": 10, </text:p>
        <text:p text:style-name="P13"><text:s text:c="24"/>"len": 16, </text:p>
        <text:p text:style-name="P13"><text:s text:c="24"/>"rate": 1000, </text:p>
        <text:p text:style-name="P13"><text:s text:c="24"/>"type": 1</text:p>
        <text:p text:style-name="P13"><text:s text:c="21"/>}</text:p>
        <text:p text:style-name="P13"><text:s text:c="18"/>}</text:p>
        <text:p text:style-name="P13"><text:s text:c="15"/>], </text:p>
        <text:p text:style-name="P13"><text:s text:c="15"/>"flags": 14, </text:p>
        <text:p text:style-name="P13"><text:s text:c="15"/>"length": 24, </text:p>
        <text:p text:style-name="P13"><text:s text:c="15"/>"meter_id": 100</text:p>
        <text:p text:style-name="P13"><text:s text:c="12"/>}</text:p>
        <text:p text:style-name="P13"><text:s text:c="9"/>}</text:p>
        <text:p text:style-name="P13"><text:s text:c="6"/>], </text:p>
        <text:p text:style-name="P13"><text:s text:c="6"/>"flags": 0, </text:p>
        <text:p text:style-name="P13"><text:s text:c="6"/>"type": 10</text:p>
        <text:p text:style-name="P13"><text:s text:c="3"/>}</text:p>
        <text:p text:style-name="P14">}</text:p>
        <text:p text:style-name="P11"><text:bookmark text:name="ryu.ofproto.ofproto_v1_3_parser.OFPMeterFeaturesStatsRequest"/><text:span text:style-name="Emphasis">class </text:span><text:span text:style-name="Source_20_Text">ryu.ofproto.ofproto_v1_3_parser.OFPMeterFeaturesStatsRequest</text:span>(<text:span text:style-name="Emphasis">datapath</text:span>, <text:span text:style-name="Emphasis">flags=0</text:span>, <text:span text:style-name="Emphasis">type_=None</text:span>) </text:p>
        <text:p text:style-name="P4">Meter features statistics request message</text:p>
        <text:p text:style-name="P4">The controller uses this message to query the set of features of the metering subsystem.</text:p>
        <table:table table:name="Tabela23" table:style-name="Tabela23">
          <table:table-column table:style-name="Tabela23.A"/>
          <table:table-column table:style-name="Tabela23.B"/>
          <table:table-header-rows>
            <table:table-row>
              <table:table-cell table:style-name="Tabela23.A1" office:value-type="string">
                <text:p text:style-name="Table_20_Heading">Attribute</text:p>
              </table:table-cell>
              <table:table-cell table:style-name="Tabela23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23.A2" office:value-type="string">
              <text:p text:style-name="Table_20_Contents">flags</text:p>
            </table:table-cell>
            <table:table-cell table:style-name="Tabela23.B2" office:value-type="string">
              <text:p text:style-name="Table_20_Contents">Zero or <text:span text:style-name="Source_20_Text">OFPMPF_REQ_MORE</text:span></text:p>
            </table:table-cell>
          </table:table-row>
        </table:table>
        <text:p text:style-name="P4">Example:</text:p>
        <text:p text:style-name="P13">def send_meter_features_stats_request(self, datapath):</text:p>
        <text:p text:style-name="P13"><text:s text:c="4"/>ofp_parser = datapath.ofproto_parser</text:p>
        <text:p text:style-name="P13"/>
        <text:p text:style-name="P13"><text:s text:c="4"/>req = ofp_parser.OFPMeterFeaturesStatsRequest(datapath, 0)</text:p>
        <text:p text:style-name="P14"><text:s text:c="4"/>datapath.send_msg(req)</text:p>
        <text:p text:style-name="P4">JSON Example:</text:p>
        <text:p text:style-name="P13">{</text:p>
        <text:p text:style-name="P13"><text:s text:c="3"/>"OFPMeterFeaturesStatsRequest": {</text:p>
        <text:p text:style-name="P13"><text:s text:c="6"/>"flags": 0, </text:p>
        <text:p text:style-name="P13"><text:s text:c="6"/>"type": 11</text:p>
        <text:p text:style-name="P13"><text:s text:c="3"/>}</text:p>
        <text:p text:style-name="P14">}</text:p>
        <text:p text:style-name="P11"><text:bookmark text:name="ryu.ofproto.ofproto_v1_3_parser.OFPMeterFeaturesStatsReply"/><text:soft-page-break/><text:span text:style-name="Emphasis">class </text:span><text:span text:style-name="Source_20_Text">ryu.ofproto.ofproto_v1_3_parser.OFPMeterFeaturesStatsReply</text:span>(<text:span text:style-name="Emphasis">datapath</text:span>, <text:span text:style-name="Emphasis">type_=None</text:span>, <text:span text:style-name="Emphasis">**kwargs</text:span>) </text:p>
        <text:p text:style-name="P6">Meter features statistics reply message</text:p>
        <text:p text:style-name="P4">The switch responds with this message to a meter features statistics request.</text:p>
        <table:table table:name="Tabela24" table:style-name="Tabela24">
          <table:table-column table:style-name="Tabela24.A"/>
          <table:table-column table:style-name="Tabela24.B"/>
          <table:table-header-rows>
            <table:table-row>
              <table:table-cell table:style-name="Tabela24.A1" office:value-type="string">
                <text:p text:style-name="Table_20_Heading">Attribute</text:p>
              </table:table-cell>
              <table:table-cell table:style-name="Tabela24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24.A2" office:value-type="string">
              <text:p text:style-name="Table_20_Contents">body</text:p>
            </table:table-cell>
            <table:table-cell table:style-name="Tabela24.B2" office:value-type="string">
              <text:p text:style-name="Table_20_Contents">List of <text:span text:style-name="Source_20_Text">OFPMeterFeaturesStats</text:span> instance</text:p>
            </table:table-cell>
          </table:table-row>
        </table:table>
        <text:p text:style-name="P4">Example:</text:p>
        <text:p text:style-name="P13">@set_ev_cls(ofp_event.EventOFPMeterFeaturesStatsReply, MAIN_DISPATCHER)</text:p>
        <text:p text:style-name="P13">def meter_features_stats_reply_handler(self, ev):</text:p>
        <text:p text:style-name="P13"><text:s text:c="4"/>features = []</text:p>
        <text:p text:style-name="P13"><text:s text:c="4"/>for stat in ev.msg.body:</text:p>
        <text:p text:style-name="P13"><text:s text:c="8"/>features.append('max_meter=%d band_types=0x%08x '</text:p>
        <text:p text:style-name="P13"><text:s text:c="24"/>'capabilities=0x%08x max_bands=%d '</text:p>
        <text:p text:style-name="P13"><text:s text:c="24"/>'max_color=%d' %</text:p>
        <text:p text:style-name="P13"><text:s text:c="24"/>(stat.max_meter, stat.band_types,</text:p>
        <text:p text:style-name="P13"><text:s text:c="25"/>stat.capabilities, stat.max_bands,</text:p>
        <text:p text:style-name="P13"><text:s text:c="25"/>stat.max_color))</text:p>
        <text:p text:style-name="P14"><text:s text:c="4"/>self.logger.debug('MeterFeaturesStats: %s', features)</text:p>
        <text:p text:style-name="P4">JSON Example:</text:p>
        <text:p text:style-name="P13">{</text:p>
        <text:p text:style-name="P13"><text:s text:c="3"/>"OFPMeterFeaturesStatsReply": {</text:p>
        <text:p text:style-name="P13"><text:s text:c="6"/>"body": [</text:p>
        <text:p text:style-name="P13"><text:s text:c="9"/>{</text:p>
        <text:p text:style-name="P13"><text:s text:c="12"/>"OFPMeterFeaturesStats": {</text:p>
        <text:p text:style-name="P13"><text:s text:c="15"/>"band_types": 2147483654, </text:p>
        <text:p text:style-name="P13"><text:s text:c="15"/>"capabilities": 15, </text:p>
        <text:p text:style-name="P13"><text:s text:c="15"/>"max_bands": 255, </text:p>
        <text:p text:style-name="P13"><text:s text:c="15"/>"max_color": 0, </text:p>
        <text:p text:style-name="P13"><text:s text:c="15"/>"max_meter": 16777216</text:p>
        <text:p text:style-name="P13"><text:s text:c="12"/>}</text:p>
        <text:p text:style-name="P13"><text:s text:c="9"/>}</text:p>
        <text:p text:style-name="P13"><text:s text:c="6"/>], </text:p>
        <text:p text:style-name="P13"><text:s text:c="6"/>"flags": 0, </text:p>
        <text:p text:style-name="P13"><text:s text:c="6"/>"type": 11</text:p>
        <text:p text:style-name="P13"><text:s text:c="3"/>}</text:p>
        <text:p text:style-name="P14">}</text:p>
        <text:p text:style-name="P11"><text:bookmark text:name="ryu.ofproto.ofproto_v1_3_parser.OFPTableFeaturesStatsRequest"/><text:span text:style-name="Emphasis">class </text:span><text:span text:style-name="Source_20_Text">ryu.ofproto.ofproto_v1_3_parser.OFPTableFeaturesStatsRequest</text:span>(<text:span text:style-name="Emphasis">datapath</text:span>, <text:span text:style-name="Emphasis">flags=0</text:span>, <text:span text:style-name="Emphasis">body=None</text:span>, <text:span text:style-name="Emphasis">type_=None</text:span>) </text:p>
        <text:p text:style-name="P6">Table features statistics request message</text:p>
        <text:p text:style-name="P4">The controller uses this message to query table features.</text:p>
        <table:table table:name="Tabela25" table:style-name="Tabela25">
          <table:table-column table:style-name="Tabela25.A"/>
          <table:table-column table:style-name="Tabela25.B"/>
          <table:table-header-rows>
            <table:table-row>
              <table:table-cell table:style-name="Tabela25.A1" office:value-type="string">
                <text:p text:style-name="Table_20_Heading">Attribute</text:p>
              </table:table-cell>
              <table:table-cell table:style-name="Tabela25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25.A2" office:value-type="string">
              <text:p text:style-name="Table_20_Contents">body</text:p>
            </table:table-cell>
            <table:table-cell table:style-name="Tabela25.B2" office:value-type="string">
              <text:p text:style-name="Table_20_Contents">List of <text:span text:style-name="Source_20_Text">OFPTableFeaturesStats</text:span> instances. The default is [].</text:p>
            </table:table-cell>
          </table:table-row>
        </table:table>
        <text:p text:style-name="P11"><text:bookmark text:name="ryu.ofproto.ofproto_v1_3_parser.OFPTableFeaturesStatsReply"/><text:soft-page-break/><text:span text:style-name="Emphasis">class </text:span><text:span text:style-name="Source_20_Text">ryu.ofproto.ofproto_v1_3_parser.OFPTableFeaturesStatsReply</text:span>(<text:span text:style-name="Emphasis">datapath</text:span>, <text:span text:style-name="Emphasis">type_=None</text:span>, <text:span text:style-name="Emphasis">**kwargs</text:span>) </text:p>
        <text:p text:style-name="P6">Table features statistics reply message</text:p>
        <text:p text:style-name="P4">The switch responds with this message to a table features statistics request.</text:p>
        <table:table table:name="Tabela26" table:style-name="Tabela26">
          <table:table-column table:style-name="Tabela26.A"/>
          <table:table-column table:style-name="Tabela26.B"/>
          <table:table-header-rows>
            <table:table-row>
              <table:table-cell table:style-name="Tabela26.A1" office:value-type="string">
                <text:p text:style-name="Table_20_Heading">Attribute</text:p>
              </table:table-cell>
              <table:table-cell table:style-name="Tabela26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26.A2" office:value-type="string">
              <text:p text:style-name="Table_20_Contents">body</text:p>
            </table:table-cell>
            <table:table-cell table:style-name="Tabela26.B2" office:value-type="string">
              <text:p text:style-name="Table_20_Contents">List of <text:span text:style-name="Source_20_Text">OFPTableFeaturesStats</text:span> instance</text:p>
            </table:table-cell>
          </table:table-row>
        </table:table>
        <text:p text:style-name="P4">JSON Example:</text:p>
        <text:p text:style-name="P17">See an example in:</text:p>
        <text:p text:style-name="P17"><text:span text:style-name="Source_20_Text">ryu/tests/unit/ofproto/json/of13/4-56-ofp_table_features_reply.packet.json</text:span></text:p>
      </text:section>
      <text:section text:style-name="Sect1" text:name="queue-configuration-messages">
        <text:h text:style-name="Heading_20_3" text:outline-level="3">Queue Configuration Messages</text:h>
        <text:p text:style-name="P11"><text:bookmark text:name="ryu.ofproto.ofproto_v1_3_parser.OFPQueueGetConfigRequest"/><text:span text:style-name="Emphasis">class </text:span><text:span text:style-name="Source_20_Text">ryu.ofproto.ofproto_v1_3_parser.OFPQueueGetConfigRequest</text:span>(<text:span text:style-name="Emphasis">datapath</text:span>, <text:span text:style-name="Emphasis">port</text:span>) </text:p>
        <text:p text:style-name="P6">Queue configuration request message</text:p>
        <table:table table:name="Tabela27" table:style-name="Tabela27">
          <table:table-column table:style-name="Tabela27.A"/>
          <table:table-column table:style-name="Tabela27.B"/>
          <table:table-header-rows>
            <table:table-row>
              <table:table-cell table:style-name="Tabela27.A1" office:value-type="string">
                <text:p text:style-name="Table_20_Heading">Attribute</text:p>
              </table:table-cell>
              <table:table-cell table:style-name="Tabela27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27.A2" office:value-type="string">
              <text:p text:style-name="Table_20_Contents">port</text:p>
            </table:table-cell>
            <table:table-cell table:style-name="Tabela27.B2" office:value-type="string">
              <text:p text:style-name="Table_20_Contents">Port to be queried (OFPP_ANY to all configured queues)</text:p>
            </table:table-cell>
          </table:table-row>
        </table:table>
        <text:p text:style-name="P4">Example:</text:p>
        <text:p text:style-name="P13">def send_queue_get_config_request(self, datapath):</text:p>
        <text:p text:style-name="P13"><text:s text:c="4"/>ofp = datapath.ofproto</text:p>
        <text:p text:style-name="P13"><text:s text:c="4"/>ofp_parser = datapath.ofproto_parser</text:p>
        <text:p text:style-name="P13"/>
        <text:p text:style-name="P13"><text:s text:c="4"/>req = ofp_parser.OFPQueueGetConfigRequest(datapath, ofp.OFPP_ANY)</text:p>
        <text:p text:style-name="P14"><text:s text:c="4"/>datapath.send_msg(req)</text:p>
        <text:p text:style-name="P4">JSON Example:</text:p>
        <text:p text:style-name="P13">{</text:p>
        <text:p text:style-name="P13"><text:s text:c="3"/>"OFPQueueGetConfigRequest": {</text:p>
        <text:p text:style-name="P13"><text:s text:c="6"/>"port": 4294967295</text:p>
        <text:p text:style-name="P13"><text:s text:c="3"/>}</text:p>
        <text:p text:style-name="P14">}</text:p>
        <text:p text:style-name="P11"><text:bookmark text:name="ryu.ofproto.ofproto_v1_3_parser.OFPQueueGetConfigReply"/><text:span text:style-name="Emphasis">class </text:span><text:span text:style-name="Source_20_Text">ryu.ofproto.ofproto_v1_3_parser.OFPQueueGetConfigReply</text:span>(<text:span text:style-name="Emphasis">datapath</text:span>, <text:span text:style-name="Emphasis">queues=None</text:span>, <text:span text:style-name="Emphasis">port=None</text:span>) </text:p>
        <text:p text:style-name="P7">Queue configuration reply message</text:p>
        <text:p text:style-name="P4">The switch responds with this message to a queue configuration request.</text:p>
        <table:table table:name="Tabela28" table:style-name="Tabela28">
          <table:table-column table:style-name="Tabela28.A"/>
          <table:table-column table:style-name="Tabela28.B"/>
          <table:table-header-rows>
            <table:table-row>
              <table:table-cell table:style-name="Tabela28.A1" office:value-type="string">
                <text:p text:style-name="Table_20_Heading">Attribute</text:p>
              </table:table-cell>
              <table:table-cell table:style-name="Tabela28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28.A2" office:value-type="string">
              <text:p text:style-name="Table_20_Contents">queues</text:p>
            </table:table-cell>
            <table:table-cell table:style-name="Tabela28.B2" office:value-type="string">
              <text:p text:style-name="Table_20_Contents">list of <text:span text:style-name="Source_20_Text">OFPPacketQueue</text:span> instance</text:p>
            </table:table-cell>
          </table:table-row>
          <text:soft-page-break/>
          <table:table-row>
            <table:table-cell table:style-name="Tabela28.A3" office:value-type="string">
              <text:p text:style-name="Table_20_Contents">port</text:p>
            </table:table-cell>
            <table:table-cell table:style-name="Tabela28.B3" office:value-type="string">
              <text:p text:style-name="Table_20_Contents">Port which was queried</text:p>
            </table:table-cell>
          </table:table-row>
        </table:table>
        <text:p text:style-name="P4">Example:</text:p>
        <text:p text:style-name="P13">@set_ev_cls(ofp_event.EventOFPQueueGetConfigReply, MAIN_DISPATCHER)</text:p>
        <text:p text:style-name="P13">def queue_get_config_reply_handler(self, ev):</text:p>
        <text:p text:style-name="P13"><text:s text:c="4"/>msg = ev.msg</text:p>
        <text:p text:style-name="P13"/>
        <text:p text:style-name="P13"><text:s text:c="4"/>self.logger.debug('OFPQueueGetConfigReply received: '</text:p>
        <text:p text:style-name="P13"><text:s text:c="22"/>'port=%s queues=%s',</text:p>
        <text:p text:style-name="P14"><text:s text:c="22"/>msg.port, msg.queues)</text:p>
        <text:p text:style-name="P4">JSON Example:</text:p>
        <text:p text:style-name="P13">{</text:p>
        <text:p text:style-name="P13"><text:s text:c="3"/>"OFPQueueGetConfigReply": {</text:p>
        <text:p text:style-name="P13"><text:s text:c="6"/>"port": 4294967295, </text:p>
        <text:p text:style-name="P13"><text:s text:c="6"/>"queues": [</text:p>
        <text:p text:style-name="P13"><text:s text:c="9"/>{</text:p>
        <text:p text:style-name="P13"><text:s text:c="12"/>"OFPPacketQueue": {</text:p>
        <text:p text:style-name="P13"><text:s text:c="15"/>"len": 64, </text:p>
        <text:p text:style-name="P13"><text:s text:c="15"/>"port": 77, </text:p>
        <text:p text:style-name="P13"><text:s text:c="15"/>"properties": [</text:p>
        <text:p text:style-name="P13"><text:s text:c="18"/>{</text:p>
        <text:p text:style-name="P13"><text:s text:c="21"/>"OFPQueuePropMinRate": {</text:p>
        <text:p text:style-name="P13"><text:s text:c="24"/>"len": 16, </text:p>
        <text:p text:style-name="P13"><text:s text:c="24"/>"property": 1, </text:p>
        <text:p text:style-name="P13"><text:s text:c="24"/>"rate": 10</text:p>
        <text:p text:style-name="P13"><text:s text:c="21"/>}</text:p>
        <text:p text:style-name="P13"><text:s text:c="18"/>}, </text:p>
        <text:p text:style-name="P13"><text:s text:c="18"/>{</text:p>
        <text:p text:style-name="P13"><text:s text:c="21"/>"OFPQueuePropMaxRate": {</text:p>
        <text:p text:style-name="P13"><text:s text:c="24"/>"len": 16, </text:p>
        <text:p text:style-name="P13"><text:s text:c="24"/>"property": 2, </text:p>
        <text:p text:style-name="P13"><text:s text:c="24"/>"rate": 900</text:p>
        <text:p text:style-name="P13"><text:s text:c="21"/>}</text:p>
        <text:p text:style-name="P13"><text:s text:c="18"/>},</text:p>
        <text:p text:style-name="P13"><text:s text:c="18"/>{</text:p>
        <text:p text:style-name="P13"><text:s text:c="21"/>"OFPQueuePropExperimenter": {</text:p>
        <text:p text:style-name="P13"><text:s text:c="24"/>"data": [], </text:p>
        <text:p text:style-name="P13"><text:s text:c="24"/>"experimenter": 999, </text:p>
        <text:p text:style-name="P13"><text:s text:c="24"/>"len": 16, </text:p>
        <text:p text:style-name="P13"><text:s text:c="24"/>"property": 65535</text:p>
        <text:p text:style-name="P13"><text:s text:c="21"/>}</text:p>
        <text:p text:style-name="P13"><text:s text:c="18"/>}</text:p>
        <text:p text:style-name="P13"><text:s text:c="15"/>], </text:p>
        <text:p text:style-name="P13"><text:s text:c="15"/>"queue_id": 99</text:p>
        <text:p text:style-name="P13"><text:s text:c="12"/>}</text:p>
        <text:p text:style-name="P13"><text:s text:c="9"/>}, </text:p>
        <text:p text:style-name="P13"><text:s text:c="9"/>{</text:p>
        <text:p text:style-name="P13"><text:s text:c="12"/>"OFPPacketQueue": {</text:p>
        <text:p text:style-name="P13"><text:s text:c="15"/>"len": 65, </text:p>
        <text:p text:style-name="P13"><text:s text:c="15"/>"port": 77, </text:p>
        <text:p text:style-name="P13"><text:s text:c="15"/>"properties": [</text:p>
        <text:p text:style-name="P13"><text:s text:c="18"/>{</text:p>
        <text:p text:style-name="P13"><text:s text:c="21"/>"OFPQueuePropMinRate": {</text:p>
        <text:p text:style-name="P13"><text:s text:c="24"/>"len": 16, </text:p>
        <text:p text:style-name="P13"><text:s text:c="24"/>"property": 1, </text:p>
        <text:p text:style-name="P13"><text:s text:c="24"/>"rate": 100</text:p>
        <text:p text:style-name="P13"><text:s text:c="21"/>}</text:p>
        <text:p text:style-name="P13"><text:s text:c="18"/>}, </text:p>
        <text:p text:style-name="P13"><text:s text:c="18"/>{</text:p>
        <text:p text:style-name="P13"><text:soft-page-break/><text:s text:c="21"/>"OFPQueuePropMaxRate": {</text:p>
        <text:p text:style-name="P13"><text:s text:c="24"/>"len": 16, </text:p>
        <text:p text:style-name="P13"><text:s text:c="24"/>"property": 2, </text:p>
        <text:p text:style-name="P13"><text:s text:c="24"/>"rate": 200</text:p>
        <text:p text:style-name="P13"><text:s text:c="21"/>}</text:p>
        <text:p text:style-name="P13"><text:s text:c="18"/>},</text:p>
        <text:p text:style-name="P13"><text:s text:c="18"/>{</text:p>
        <text:p text:style-name="P13"><text:s text:c="21"/>"OFPQueuePropExperimenter": {</text:p>
        <text:p text:style-name="P13"><text:s text:c="24"/>"experimenter": 999, </text:p>
        <text:p text:style-name="P13"><text:s text:c="24"/>"data": [</text:p>
        <text:p text:style-name="P13"><text:s text:c="27"/>1</text:p>
        <text:p text:style-name="P13"><text:s text:c="24"/>], </text:p>
        <text:p text:style-name="P13"><text:s text:c="24"/>"len": 17, </text:p>
        <text:p text:style-name="P13"><text:s text:c="24"/>"property": 65535</text:p>
        <text:p text:style-name="P13"><text:s text:c="21"/>}</text:p>
        <text:p text:style-name="P13"><text:s text:c="18"/>}</text:p>
        <text:p text:style-name="P13"><text:s text:c="15"/>], </text:p>
        <text:p text:style-name="P13"><text:s text:c="15"/>"queue_id": 88</text:p>
        <text:p text:style-name="P13"><text:s text:c="12"/>}</text:p>
        <text:p text:style-name="P13"><text:s text:c="9"/>},</text:p>
        <text:p text:style-name="P13"><text:s text:c="9"/>{</text:p>
        <text:p text:style-name="P13"><text:s text:c="12"/>"OFPPacketQueue": {</text:p>
        <text:p text:style-name="P13"><text:s text:c="15"/>"len": 66, </text:p>
        <text:p text:style-name="P13"><text:s text:c="15"/>"port": 77, </text:p>
        <text:p text:style-name="P13"><text:s text:c="15"/>"properties": [</text:p>
        <text:p text:style-name="P13"><text:s text:c="18"/>{</text:p>
        <text:p text:style-name="P13"><text:s text:c="21"/>"OFPQueuePropMinRate": {</text:p>
        <text:p text:style-name="P13"><text:s text:c="24"/>"len": 16, </text:p>
        <text:p text:style-name="P13"><text:s text:c="24"/>"property": 1, </text:p>
        <text:p text:style-name="P13"><text:s text:c="24"/>"rate": 200</text:p>
        <text:p text:style-name="P13"><text:s text:c="21"/>}</text:p>
        <text:p text:style-name="P13"><text:s text:c="18"/>}, </text:p>
        <text:p text:style-name="P13"><text:s text:c="18"/>{</text:p>
        <text:p text:style-name="P13"><text:s text:c="21"/>"OFPQueuePropMaxRate": {</text:p>
        <text:p text:style-name="P13"><text:s text:c="24"/>"len": 16, </text:p>
        <text:p text:style-name="P13"><text:s text:c="24"/>"property": 2, </text:p>
        <text:p text:style-name="P13"><text:s text:c="24"/>"rate": 400</text:p>
        <text:p text:style-name="P13"><text:s text:c="21"/>}</text:p>
        <text:p text:style-name="P13"><text:s text:c="18"/>},</text:p>
        <text:p text:style-name="P13"><text:s text:c="18"/>{</text:p>
        <text:p text:style-name="P13"><text:s text:c="21"/>"OFPQueuePropExperimenter": {</text:p>
        <text:p text:style-name="P13"><text:s text:c="24"/>"experimenter": 999, </text:p>
        <text:p text:style-name="P13"><text:s text:c="24"/>"data": [</text:p>
        <text:p text:style-name="P13"><text:s text:c="27"/>1, </text:p>
        <text:p text:style-name="P13"><text:s text:c="27"/>2</text:p>
        <text:p text:style-name="P13"><text:s text:c="24"/>], </text:p>
        <text:p text:style-name="P13"><text:s text:c="24"/>"len": 18, </text:p>
        <text:p text:style-name="P13"><text:s text:c="24"/>"property": 65535</text:p>
        <text:p text:style-name="P13"><text:s text:c="21"/>}</text:p>
        <text:p text:style-name="P13"><text:s text:c="18"/>}</text:p>
        <text:p text:style-name="P13"><text:s text:c="15"/>], </text:p>
        <text:p text:style-name="P13"><text:s text:c="15"/>"queue_id": 77</text:p>
        <text:p text:style-name="P13"><text:s text:c="12"/>}</text:p>
        <text:p text:style-name="P13"><text:s text:c="9"/>}</text:p>
        <text:p text:style-name="P13"><text:s text:c="6"/>]</text:p>
        <text:p text:style-name="P13"><text:s text:c="3"/>}</text:p>
        <text:p text:style-name="P14">}</text:p>
      </text:section>
      <text:h text:style-name="P2" text:outline-level="3">Packet-Out Message</text:h>
      <text:section text:style-name="Sect1" text:name="packet-out-message">
        <text:p text:style-name="P11"><text:bookmark text:name="ryu.ofproto.ofproto_v1_3_parser.OFPPacketOut"/><text:span text:style-name="Emphasis">class </text:span><text:span text:style-name="Source_20_Text">ryu.ofproto.ofproto_v1_3_parser.OFPPacketOut</text:span>(<text:span text:style-name="Emphasis">datapath</text:span>, <text:span text:style-name="Emphasis">buffer_id=None</text:span>, <text:span text:style-name="Emphasis">in_port=None</text:span>, <text:span text:style-name="Emphasis">actions=None</text:span>, <text:span text:style-name="Emphasis">data=None</text:span>, <text:span text:style-name="Emphasis">actions_len=None</text:span>) </text:p>
        <text:p text:style-name="P6"><text:soft-page-break/>Packet-Out message</text:p>
        <text:p text:style-name="P4">The controller uses this message to send a packet out throught the switch.</text:p>
        <table:table table:name="Tabela29" table:style-name="Tabela29">
          <table:table-column table:style-name="Tabela29.A"/>
          <table:table-column table:style-name="Tabela29.B"/>
          <table:table-header-rows>
            <table:table-row>
              <table:table-cell table:style-name="Tabela29.A1" office:value-type="string">
                <text:p text:style-name="Table_20_Heading">Attribute</text:p>
              </table:table-cell>
              <table:table-cell table:style-name="Tabela29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29.A4" office:value-type="string">
              <text:p text:style-name="Table_20_Contents">buffer_id</text:p>
            </table:table-cell>
            <table:table-cell table:style-name="Tabela29.B4" office:value-type="string">
              <text:p text:style-name="Table_20_Contents">ID assigned by datapath (OFP_NO_BUFFER if none)</text:p>
            </table:table-cell>
          </table:table-row>
          <table:table-row>
            <table:table-cell table:style-name="Tabela29.A4" office:value-type="string">
              <text:p text:style-name="Table_20_Contents">in_port</text:p>
            </table:table-cell>
            <table:table-cell table:style-name="Tabela29.B4" office:value-type="string">
              <text:p text:style-name="Table_20_Contents">Packet's input port or <text:span text:style-name="Source_20_Text">OFPP_CONTROLLER</text:span></text:p>
            </table:table-cell>
          </table:table-row>
          <table:table-row>
            <table:table-cell table:style-name="Tabela29.A4" office:value-type="string">
              <text:p text:style-name="Table_20_Contents">actions</text:p>
            </table:table-cell>
            <table:table-cell table:style-name="Tabela29.B4" office:value-type="string">
              <text:p text:style-name="Table_20_Contents">list of OpenFlow action class</text:p>
            </table:table-cell>
          </table:table-row>
          <table:table-row>
            <table:table-cell table:style-name="Tabela29.A5" office:value-type="string">
              <text:p text:style-name="Table_20_Contents">data</text:p>
            </table:table-cell>
            <table:table-cell table:style-name="Tabela29.B5" office:value-type="string">
              <text:p text:style-name="Table_20_Contents">Packet data of a binary type value or an instances of packet.Packet.</text:p>
            </table:table-cell>
          </table:table-row>
        </table:table>
        <text:p text:style-name="P4">Example:</text:p>
        <text:p text:style-name="P13">def send_packet_out(self, datapath, buffer_id, in_port):</text:p>
        <text:p text:style-name="P13"><text:s text:c="4"/>ofp = datapath.ofproto</text:p>
        <text:p text:style-name="P13"><text:s text:c="4"/>ofp_parser = datapath.ofproto_parser</text:p>
        <text:p text:style-name="P13"/>
        <text:p text:style-name="P13"><text:s text:c="4"/>actions = [ofp_parser.OFPActionOutput(ofp.OFPP_FLOOD, 0)]</text:p>
        <text:p text:style-name="P13"><text:s text:c="4"/>req = ofp_parser.OFPPacketOut(datapath, buffer_id,</text:p>
        <text:p text:style-name="P13"><text:s text:c="34"/>in_port, actions)</text:p>
        <text:p text:style-name="P14"><text:s text:c="4"/>datapath.send_msg(req)</text:p>
        <text:p text:style-name="P4">JSON Example:</text:p>
        <text:p text:style-name="P13">{</text:p>
        <text:p text:style-name="P13"><text:s text:c="3"/>"OFPPacketOut": {</text:p>
        <text:p text:style-name="P13"><text:s text:c="6"/>"actions": [</text:p>
        <text:p text:style-name="P13"><text:s text:c="9"/>{</text:p>
        <text:p text:style-name="P13"><text:s text:c="12"/>"OFPActionOutput": {</text:p>
        <text:p text:style-name="P13"><text:s text:c="15"/>"len": 16, </text:p>
        <text:p text:style-name="P13"><text:s text:c="15"/>"max_len": 65535, </text:p>
        <text:p text:style-name="P13"><text:s text:c="15"/>"port": 4294967292, </text:p>
        <text:p text:style-name="P13"><text:s text:c="15"/>"type": 0</text:p>
        <text:p text:style-name="P13"><text:s text:c="12"/>}</text:p>
        <text:p text:style-name="P13"><text:s text:c="9"/>}</text:p>
        <text:p text:style-name="P13"><text:s text:c="6"/>], </text:p>
        <text:p text:style-name="P13"><text:s text:c="6"/>"actions_len": 16, </text:p>
        <text:p text:style-name="P13"><text:s text:c="6"/>"buffer_id": 4294967295, </text:p>
        <text:p text:style-name="P13"><text:s text:c="6"/>"data": "8guk0D9w8gukffjqCABFAABU+BoAAP8Br4sKAAABCgAAAggAAgj3YAAAMdYCAAAAAACrjS0xAAAAABAREhMUFRYXGBkaGxwdHh8gISIjJCUmJygpKissLS4vAAAAAAAAAAA=", </text:p>
        <text:p text:style-name="P13"><text:s text:c="6"/>"in_port": 4294967293</text:p>
        <text:p text:style-name="P13"><text:s text:c="3"/>}</text:p>
        <text:p text:style-name="P14">}</text:p>
      </text:section>
      <text:h text:style-name="P15" text:outline-level="2"><text:span text:style-name="Source_20_Text">Asynchronous Messages</text:span></text:h>
      <text:section text:style-name="Sect1" text:name="packet-in-message">
        <text:h text:style-name="Heading_20_3" text:outline-level="3">Packet-In Message</text:h>
        <text:p text:style-name="P11"><text:bookmark text:name="ryu.ofproto.ofproto_v1_3_parser.OFPPacketIn"/><text:span text:style-name="Emphasis">class </text:span><text:span text:style-name="Source_20_Text">ryu.ofproto.ofproto_v1_3_parser.OFPPacketIn</text:span>(<text:span text:style-name="Emphasis">datapath</text:span>, <text:span text:style-name="Emphasis">buffer_id=None</text:span>, <text:span text:style-name="Emphasis">total_len=None</text:span>, <text:span text:style-name="Emphasis">reason=None</text:span>, <text:span text:style-name="Emphasis">table_id=None</text:span>, <text:span text:style-name="Emphasis">cookie=None</text:span>, <text:span text:style-name="Emphasis">match=None</text:span>, <text:span text:style-name="Emphasis">data=None</text:span>) </text:p>
        <text:p text:style-name="P6">Packet-In message</text:p>
        <text:p text:style-name="P4">The switch sends the packet that received to the controller by this message.</text:p>
        <table:table table:name="Tabela30" table:style-name="Tabela30">
          <table:table-column table:style-name="Tabela30.A"/>
          <table:table-column table:style-name="Tabela30.B"/>
          <table:table-header-rows>
            <text:soft-page-break/>
            <table:table-row>
              <table:table-cell table:style-name="Tabela30.A1" office:value-type="string">
                <text:p text:style-name="Table_20_Heading">Attribute</text:p>
              </table:table-cell>
              <table:table-cell table:style-name="Tabela30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30.A7" office:value-type="string">
              <text:p text:style-name="Table_20_Contents">buffer_id</text:p>
            </table:table-cell>
            <table:table-cell table:style-name="Tabela30.B7" office:value-type="string">
              <text:p text:style-name="Table_20_Contents">ID assigned by datapath</text:p>
            </table:table-cell>
          </table:table-row>
          <table:table-row>
            <table:table-cell table:style-name="Tabela30.A7" office:value-type="string">
              <text:p text:style-name="Table_20_Contents">total_len</text:p>
            </table:table-cell>
            <table:table-cell table:style-name="Tabela30.B7" office:value-type="string">
              <text:p text:style-name="Table_20_Contents">Full length of frame</text:p>
            </table:table-cell>
          </table:table-row>
          <table:table-row>
            <table:table-cell table:style-name="Tabela30.A7" office:value-type="string">
              <text:p text:style-name="Table_20_Contents">reason</text:p>
            </table:table-cell>
            <table:table-cell table:style-name="Tabela30.B7" office:value-type="string">
              <text:p text:style-name="P1">Reason packet is being sent.</text:p>
              <text:p text:style-name="Table_20_Contents">OFPR_NO_MATCH</text:p>
              <text:p text:style-name="Table_20_Contents">OFPR_ACTION</text:p>
              <text:p text:style-name="Table_20_Contents">OFPR_INVALID_TTL</text:p>
            </table:table-cell>
          </table:table-row>
          <table:table-row>
            <table:table-cell table:style-name="Tabela30.A7" office:value-type="string">
              <text:p text:style-name="Table_20_Contents">table_id</text:p>
            </table:table-cell>
            <table:table-cell table:style-name="Tabela30.B7" office:value-type="string">
              <text:p text:style-name="Table_20_Contents">ID of the table that was looked up</text:p>
            </table:table-cell>
          </table:table-row>
          <table:table-row>
            <table:table-cell table:style-name="Tabela30.A7" office:value-type="string">
              <text:p text:style-name="Table_20_Contents">cookie</text:p>
            </table:table-cell>
            <table:table-cell table:style-name="Tabela30.B7" office:value-type="string">
              <text:p text:style-name="Table_20_Contents">Cookie of the flow entry that was looked up</text:p>
            </table:table-cell>
          </table:table-row>
          <table:table-row>
            <table:table-cell table:style-name="Tabela30.A7" office:value-type="string">
              <text:p text:style-name="Table_20_Contents">match</text:p>
            </table:table-cell>
            <table:table-cell table:style-name="Tabela30.B7" office:value-type="string">
              <text:p text:style-name="Table_20_Contents">Instance of <text:span text:style-name="Source_20_Text">OFPMatch</text:span></text:p>
            </table:table-cell>
          </table:table-row>
          <table:table-row>
            <table:table-cell table:style-name="Tabela30.A8" office:value-type="string">
              <text:p text:style-name="Table_20_Contents">data</text:p>
            </table:table-cell>
            <table:table-cell table:style-name="Tabela30.B8" office:value-type="string">
              <text:p text:style-name="Table_20_Contents">Ethernet frame</text:p>
            </table:table-cell>
          </table:table-row>
        </table:table>
        <text:p text:style-name="P4">Example:</text:p>
        <text:p text:style-name="P13">@set_ev_cls(ofp_event.EventOFPPacketIn, MAIN_DISPATCHER)</text:p>
        <text:p text:style-name="P13">def packet_in_handler(self, ev):</text:p>
        <text:p text:style-name="P13"><text:s text:c="4"/>msg = ev.msg</text:p>
        <text:p text:style-name="P13"><text:s text:c="4"/>dp = msg.datapath</text:p>
        <text:p text:style-name="P13"><text:s text:c="4"/>ofp = dp.ofproto</text:p>
        <text:p text:style-name="P13"/>
        <text:p text:style-name="P13"><text:s text:c="4"/>if msg.reason == ofp.OFPR_NO_MATCH:</text:p>
        <text:p text:style-name="P13"><text:s text:c="8"/>reason = 'NO MATCH'</text:p>
        <text:p text:style-name="P13"><text:s text:c="4"/>elif msg.reason == ofp.OFPR_ACTION:</text:p>
        <text:p text:style-name="P13"><text:s text:c="8"/>reason = 'ACTION'</text:p>
        <text:p text:style-name="P13"><text:s text:c="4"/>elif msg.reason == ofp.OFPR_INVALID_TTL:</text:p>
        <text:p text:style-name="P13"><text:s text:c="8"/>reason = 'INVALID TTL'</text:p>
        <text:p text:style-name="P13"><text:s text:c="4"/>else:</text:p>
        <text:p text:style-name="P13"><text:s text:c="8"/>reason = 'unknown'</text:p>
        <text:p text:style-name="P13"/>
        <text:p text:style-name="P13"><text:s text:c="4"/>self.logger.debug('OFPPacketIn received: '</text:p>
        <text:p text:style-name="P13"><text:s text:c="22"/>'buffer_id=%x total_len=%d reason=%s '</text:p>
        <text:p text:style-name="P13"><text:s text:c="22"/>'table_id=%d cookie=%d match=%s data=%s',</text:p>
        <text:p text:style-name="P13"><text:s text:c="22"/>msg.buffer_id, msg.total_len, reason,</text:p>
        <text:p text:style-name="P13"><text:s text:c="22"/>msg.table_id, msg.cookie, msg.match,</text:p>
        <text:p text:style-name="P14"><text:s text:c="22"/>utils.hex_array(msg.data))</text:p>
        <text:p text:style-name="P4">JSON Example:</text:p>
        <text:p text:style-name="P13">{</text:p>
        <text:p text:style-name="P13"><text:s text:c="3"/>"OFPPacketIn": {</text:p>
        <text:p text:style-name="P13"><text:s text:c="6"/>"buffer_id": 2, </text:p>
        <text:p text:style-name="P13"><text:s text:c="6"/>"cookie": 283686884868096, </text:p>
        <text:p text:style-name="P13"><text:s text:c="6"/>"data": "////////8gukffjqCAYAAQgABgQAAfILpH346goAAAEAAAAAAAAKAAAD", </text:p>
        <text:p text:style-name="P13"><text:s text:c="6"/>"match": {</text:p>
        <text:p text:style-name="P13"><text:s text:c="9"/>"OFPMatch": {</text:p>
        <text:p text:style-name="P13"><text:s text:c="12"/>"length": 80, </text:p>
        <text:p text:style-name="P13"><text:s text:c="12"/>"oxm_fields": [</text:p>
        <text:p text:style-name="P13"><text:s text:c="15"/>{</text:p>
        <text:p text:style-name="P13"><text:s text:c="18"/>"OXMTlv": {</text:p>
        <text:p text:style-name="P13"><text:s text:c="21"/>"field": "in_port", </text:p>
        <text:p text:style-name="P13"><text:s text:c="21"/>"mask": null, </text:p>
        <text:p text:style-name="P13"><text:s text:c="21"/>"value": 6</text:p>
        <text:p text:style-name="P13"><text:s text:c="18"/>}</text:p>
        <text:p text:style-name="P13"><text:s text:c="15"/>}, </text:p>
        <text:p text:style-name="P13"><text:s text:c="15"/>{</text:p>
        <text:p text:style-name="P13"><text:s text:c="18"/>"OXMTlv": {</text:p>
        <text:p text:style-name="P13"><text:s text:c="21"/>"field": "eth_type", </text:p>
        <text:p text:style-name="P13"><text:s text:c="21"/>"mask": null, </text:p>
        <text:p text:style-name="P13"><text:soft-page-break/><text:s text:c="21"/>"value": 2054</text:p>
        <text:p text:style-name="P13"><text:s text:c="18"/>}</text:p>
        <text:p text:style-name="P13"><text:s text:c="15"/>}, </text:p>
        <text:p text:style-name="P13"><text:s text:c="15"/>{</text:p>
        <text:p text:style-name="P13"><text:s text:c="18"/>"OXMTlv": {</text:p>
        <text:p text:style-name="P13"><text:s text:c="21"/>"field": "eth_dst", </text:p>
        <text:p text:style-name="P13"><text:s text:c="21"/>"mask": null, </text:p>
        <text:p text:style-name="P13"><text:s text:c="21"/>"value": "ff:ff:ff:ff:ff:ff"</text:p>
        <text:p text:style-name="P13"><text:s text:c="18"/>}</text:p>
        <text:p text:style-name="P13"><text:s text:c="15"/>}, </text:p>
        <text:p text:style-name="P13"><text:s text:c="15"/>{</text:p>
        <text:p text:style-name="P13"><text:s text:c="18"/>"OXMTlv": {</text:p>
        <text:p text:style-name="P13"><text:s text:c="21"/>"field": "eth_src", </text:p>
        <text:p text:style-name="P13"><text:s text:c="21"/>"mask": null, </text:p>
        <text:p text:style-name="P13"><text:s text:c="21"/>"value": "f2:0b:a4:7d:f8:ea"</text:p>
        <text:p text:style-name="P13"><text:s text:c="18"/>}</text:p>
        <text:p text:style-name="P13"><text:s text:c="15"/>}, </text:p>
        <text:p text:style-name="P13"><text:s text:c="15"/>{</text:p>
        <text:p text:style-name="P13"><text:s text:c="18"/>"OXMTlv": {</text:p>
        <text:p text:style-name="P13"><text:s text:c="21"/>"field": "arp_op", </text:p>
        <text:p text:style-name="P13"><text:s text:c="21"/>"mask": null, </text:p>
        <text:p text:style-name="P13"><text:s text:c="21"/>"value": 1</text:p>
        <text:p text:style-name="P13"><text:s text:c="18"/>}</text:p>
        <text:p text:style-name="P13"><text:s text:c="15"/>}, </text:p>
        <text:p text:style-name="P13"><text:s text:c="15"/>{</text:p>
        <text:p text:style-name="P13"><text:s text:c="18"/>"OXMTlv": {</text:p>
        <text:p text:style-name="P13"><text:s text:c="21"/>"field": "arp_spa", </text:p>
        <text:p text:style-name="P13"><text:s text:c="21"/>"mask": null, </text:p>
        <text:p text:style-name="P13"><text:s text:c="21"/>"value": "10.0.0.1"</text:p>
        <text:p text:style-name="P13"><text:s text:c="18"/>}</text:p>
        <text:p text:style-name="P13"><text:s text:c="15"/>}, </text:p>
        <text:p text:style-name="P13"><text:s text:c="15"/>{</text:p>
        <text:p text:style-name="P13"><text:s text:c="18"/>"OXMTlv": {</text:p>
        <text:p text:style-name="P13"><text:s text:c="21"/>"field": "arp_tpa", </text:p>
        <text:p text:style-name="P13"><text:s text:c="21"/>"mask": null, </text:p>
        <text:p text:style-name="P13"><text:s text:c="21"/>"value": "10.0.0.3"</text:p>
        <text:p text:style-name="P13"><text:s text:c="18"/>}</text:p>
        <text:p text:style-name="P13"><text:s text:c="15"/>}, </text:p>
        <text:p text:style-name="P13"><text:s text:c="15"/>{</text:p>
        <text:p text:style-name="P13"><text:s text:c="18"/>"OXMTlv": {</text:p>
        <text:p text:style-name="P13"><text:s text:c="21"/>"field": "arp_sha", </text:p>
        <text:p text:style-name="P13"><text:s text:c="21"/>"mask": null, </text:p>
        <text:p text:style-name="P13"><text:s text:c="21"/>"value": "f2:0b:a4:7d:f8:ea"</text:p>
        <text:p text:style-name="P13"><text:s text:c="18"/>}</text:p>
        <text:p text:style-name="P13"><text:s text:c="15"/>}, </text:p>
        <text:p text:style-name="P13"><text:s text:c="15"/>{</text:p>
        <text:p text:style-name="P13"><text:s text:c="18"/>"OXMTlv": {</text:p>
        <text:p text:style-name="P13"><text:s text:c="21"/>"field": "arp_tha", </text:p>
        <text:p text:style-name="P13"><text:s text:c="21"/>"mask": null, </text:p>
        <text:p text:style-name="P13"><text:s text:c="21"/>"value": "00:00:00:00:00:00"</text:p>
        <text:p text:style-name="P13"><text:s text:c="18"/>}</text:p>
        <text:p text:style-name="P13"><text:s text:c="15"/>}</text:p>
        <text:p text:style-name="P13"><text:s text:c="12"/>], </text:p>
        <text:p text:style-name="P13"><text:s text:c="12"/>"type": 1</text:p>
        <text:p text:style-name="P13"><text:s text:c="9"/>}</text:p>
        <text:p text:style-name="P13"><text:s text:c="6"/>}, </text:p>
        <text:p text:style-name="P13"><text:s text:c="6"/>"reason": 1, </text:p>
        <text:p text:style-name="P13"><text:s text:c="6"/>"table_id": 1, </text:p>
        <text:p text:style-name="P13"><text:s text:c="6"/>"total_len": 42</text:p>
        <text:p text:style-name="P13"><text:s text:c="3"/>}</text:p>
        <text:p text:style-name="P14">}</text:p>
      </text:section>
      <text:section text:style-name="Sect1" text:name="flow-removed-message">
        <text:h text:style-name="Heading_20_3" text:outline-level="3"><text:soft-page-break/>Flow Removed Message</text:h>
        <text:p text:style-name="P11"><text:bookmark text:name="ryu.ofproto.ofproto_v1_3_parser.OFPFlowRemoved"/><text:span text:style-name="Emphasis">class </text:span><text:span text:style-name="Source_20_Text">ryu.ofproto.ofproto_v1_3_parser.OFPFlowRemoved</text:span>(<text:span text:style-name="Emphasis">datapath</text:span>, <text:span text:style-name="Emphasis">cookie=None</text:span>, <text:span text:style-name="Emphasis">priority=None</text:span>, <text:span text:style-name="Emphasis">reason=None</text:span>, <text:span text:style-name="Emphasis">table_id=None</text:span>, <text:span text:style-name="Emphasis">duration_sec=None</text:span>, <text:span text:style-name="Emphasis">duration_nsec=None</text:span>, <text:span text:style-name="Emphasis">idle_timeout=None</text:span>, <text:span text:style-name="Emphasis">hard_timeout=None</text:span>, <text:span text:style-name="Emphasis">packet_count=None</text:span>, <text:span text:style-name="Emphasis">byte_count=None</text:span>, <text:span text:style-name="Emphasis">match=None</text:span>) </text:p>
        <text:p text:style-name="P6">Flow removed message</text:p>
        <text:p text:style-name="P4">When flow entries time out or are deleted, the switch notifies controller with this message.</text:p>
        <table:table table:name="Tabela31" table:style-name="Tabela31">
          <table:table-column table:style-name="Tabela31.A"/>
          <table:table-column table:style-name="Tabela31.B"/>
          <table:table-header-rows>
            <table:table-row>
              <table:table-cell table:style-name="Tabela31.A1" office:value-type="string">
                <text:p text:style-name="Table_20_Heading">Attribute</text:p>
              </table:table-cell>
              <table:table-cell table:style-name="Tabela31.B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31.A11" office:value-type="string">
              <text:p text:style-name="Table_20_Contents">cookie</text:p>
            </table:table-cell>
            <table:table-cell table:style-name="Tabela31.B11" office:value-type="string">
              <text:p text:style-name="Table_20_Contents">Opaque controller-issued identifier</text:p>
            </table:table-cell>
          </table:table-row>
          <table:table-row>
            <table:table-cell table:style-name="Tabela31.A11" office:value-type="string">
              <text:p text:style-name="Table_20_Contents">priority</text:p>
            </table:table-cell>
            <table:table-cell table:style-name="Tabela31.B11" office:value-type="string">
              <text:p text:style-name="Table_20_Contents">Priority level of flow entry</text:p>
            </table:table-cell>
          </table:table-row>
          <table:table-row>
            <table:table-cell table:style-name="Tabela31.A11" office:value-type="string">
              <text:p text:style-name="Table_20_Contents">reason</text:p>
            </table:table-cell>
            <table:table-cell table:style-name="Tabela31.B11" office:value-type="string">
              <text:p text:style-name="P1">One of the following values.</text:p>
              <text:p text:style-name="Table_20_Contents">OFPRR_IDLE_TIMEOUT</text:p>
              <text:p text:style-name="Table_20_Contents">OFPRR_HARD_TIMEOUT</text:p>
              <text:p text:style-name="Table_20_Contents">OFPRR_DELETE</text:p>
              <text:p text:style-name="Table_20_Contents">OFPRR_GROUP_DELETE</text:p>
            </table:table-cell>
          </table:table-row>
          <table:table-row>
            <table:table-cell table:style-name="Tabela31.A11" office:value-type="string">
              <text:p text:style-name="Table_20_Contents">table_id</text:p>
            </table:table-cell>
            <table:table-cell table:style-name="Tabela31.B11" office:value-type="string">
              <text:p text:style-name="Table_20_Contents">ID of the table</text:p>
            </table:table-cell>
          </table:table-row>
          <table:table-row>
            <table:table-cell table:style-name="Tabela31.A11" office:value-type="string">
              <text:p text:style-name="Table_20_Contents">duration_sec</text:p>
            </table:table-cell>
            <table:table-cell table:style-name="Tabela31.B11" office:value-type="string">
              <text:p text:style-name="Table_20_Contents">Time flow was alive in seconds</text:p>
            </table:table-cell>
          </table:table-row>
          <table:table-row>
            <table:table-cell table:style-name="Tabela31.A11" office:value-type="string">
              <text:p text:style-name="Table_20_Contents">duration_nsec</text:p>
            </table:table-cell>
            <table:table-cell table:style-name="Tabela31.B11" office:value-type="string">
              <text:p text:style-name="Table_20_Contents">Time flow was alive in nanoseconds beyond duration_sec</text:p>
            </table:table-cell>
          </table:table-row>
          <table:table-row>
            <table:table-cell table:style-name="Tabela31.A11" office:value-type="string">
              <text:p text:style-name="Table_20_Contents">idle_timeout</text:p>
            </table:table-cell>
            <table:table-cell table:style-name="Tabela31.B11" office:value-type="string">
              <text:p text:style-name="Table_20_Contents">Idle timeout from original flow mod</text:p>
            </table:table-cell>
          </table:table-row>
          <table:table-row>
            <table:table-cell table:style-name="Tabela31.A11" office:value-type="string">
              <text:p text:style-name="Table_20_Contents">hard_timeout</text:p>
            </table:table-cell>
            <table:table-cell table:style-name="Tabela31.B11" office:value-type="string">
              <text:p text:style-name="Table_20_Contents">Hard timeout from original flow mod</text:p>
            </table:table-cell>
          </table:table-row>
          <table:table-row>
            <table:table-cell table:style-name="Tabela31.A11" office:value-type="string">
              <text:p text:style-name="Table_20_Contents">packet_count</text:p>
            </table:table-cell>
            <table:table-cell table:style-name="Tabela31.B11" office:value-type="string">
              <text:p text:style-name="Table_20_Contents">Number of packets that was associated with the flow</text:p>
            </table:table-cell>
          </table:table-row>
          <table:table-row>
            <table:table-cell table:style-name="Tabela31.A11" office:value-type="string">
              <text:p text:style-name="Table_20_Contents">byte_count</text:p>
            </table:table-cell>
            <table:table-cell table:style-name="Tabela31.B11" office:value-type="string">
              <text:p text:style-name="Table_20_Contents">Number of bytes that was associated with the flow</text:p>
            </table:table-cell>
          </table:table-row>
          <table:table-row>
            <table:table-cell table:style-name="Tabela31.A12" office:value-type="string">
              <text:p text:style-name="Table_20_Contents">match</text:p>
            </table:table-cell>
            <table:table-cell table:style-name="Tabela31.B12" office:value-type="string">
              <text:p text:style-name="Table_20_Contents">Instance of <text:span text:style-name="Source_20_Text">OFPMatch</text:span></text:p>
            </table:table-cell>
          </table:table-row>
        </table:table>
        <text:p text:style-name="P4">Example:</text:p>
        <text:p text:style-name="P13">@set_ev_cls(ofp_event.EventOFPFlowRemoved, MAIN_DISPATCHER)</text:p>
        <text:p text:style-name="P13">def flow_removed_handler(self, ev):</text:p>
        <text:p text:style-name="P13"><text:s text:c="4"/>msg = ev.msg</text:p>
        <text:p text:style-name="P13"><text:s text:c="4"/>dp = msg.datapath</text:p>
        <text:p text:style-name="P13"><text:s text:c="4"/>ofp = dp.ofproto</text:p>
        <text:p text:style-name="P13"/>
        <text:p text:style-name="P13"><text:s text:c="4"/>if msg.reason == ofp.OFPRR_IDLE_TIMEOUT:</text:p>
        <text:p text:style-name="P13"><text:s text:c="8"/>reason = 'IDLE TIMEOUT'</text:p>
        <text:p text:style-name="P13"><text:s text:c="4"/>elif msg.reason == ofp.OFPRR_HARD_TIMEOUT:</text:p>
        <text:p text:style-name="P13"><text:s text:c="8"/>reason = 'HARD TIMEOUT'</text:p>
        <text:p text:style-name="P13"><text:s text:c="4"/>elif msg.reason == ofp.OFPRR_DELETE:</text:p>
        <text:p text:style-name="P13"><text:s text:c="8"/>reason = 'DELETE'</text:p>
        <text:p text:style-name="P13"><text:s text:c="4"/>elif msg.reason == ofp.OFPRR_GROUP_DELETE:</text:p>
        <text:p text:style-name="P13"><text:s text:c="8"/>reason = 'GROUP DELETE'</text:p>
        <text:p text:style-name="P13"><text:s text:c="4"/>else:</text:p>
        <text:p text:style-name="P13"><text:s text:c="8"/>reason = 'unknown'</text:p>
        <text:p text:style-name="P13"/>
        <text:p text:style-name="P13"><text:s text:c="4"/>self.logger.debug('OFPFlowRemoved received: '</text:p>
        <text:p text:style-name="P13"><text:s text:c="22"/>'cookie=%d priority=%d reason=%s table_id=%d '</text:p>
        <text:p text:style-name="P13"><text:s text:c="22"/>'duration_sec=%d duration_nsec=%d '</text:p>
        <text:p text:style-name="P13"><text:s text:c="22"/>'idle_timeout=%d hard_timeout=%d '</text:p>
        <text:p text:style-name="P13"><text:s text:c="22"/>'packet_count=%d byte_count=%d match.fields=%s',</text:p>
        <text:p text:style-name="P13"><text:s text:c="22"/>msg.cookie, msg.priority, reason, msg.table_id,</text:p>
        <text:p text:style-name="P13"><text:s text:c="22"/>msg.duration_sec, msg.duration_nsec,</text:p>
        <text:p text:style-name="P13"><text:s text:c="22"/>msg.idle_timeout, msg.hard_timeout,</text:p>
        <text:p text:style-name="P14"><text:soft-page-break/><text:s text:c="22"/>msg.packet_count, msg.byte_count, msg.match)</text:p>
        <text:p text:style-name="P4">JSON Example:</text:p>
        <text:p text:style-name="P13">{</text:p>
        <text:p text:style-name="P13"><text:s text:c="3"/>"OFPFlowRemoved": {</text:p>
        <text:p text:style-name="P13"><text:s text:c="6"/>"byte_count": 86, </text:p>
        <text:p text:style-name="P13"><text:s text:c="6"/>"cookie": 0, </text:p>
        <text:p text:style-name="P13"><text:s text:c="6"/>"duration_nsec": 48825000, </text:p>
        <text:p text:style-name="P13"><text:s text:c="6"/>"duration_sec": 3, </text:p>
        <text:p text:style-name="P13"><text:s text:c="6"/>"hard_timeout": 0, </text:p>
        <text:p text:style-name="P13"><text:s text:c="6"/>"idle_timeout": 3, </text:p>
        <text:p text:style-name="P13"><text:s text:c="6"/>"match": {</text:p>
        <text:p text:style-name="P13"><text:s text:c="9"/>"OFPMatch": {</text:p>
        <text:p text:style-name="P13"><text:s text:c="12"/>"length": 14, </text:p>
        <text:p text:style-name="P13"><text:s text:c="12"/>"oxm_fields": [</text:p>
        <text:p text:style-name="P13"><text:s text:c="15"/>{</text:p>
        <text:p text:style-name="P13"><text:s text:c="18"/>"OXMTlv": {</text:p>
        <text:p text:style-name="P13"><text:s text:c="21"/>"field": "eth_dst", </text:p>
        <text:p text:style-name="P13"><text:s text:c="21"/>"mask": null, </text:p>
        <text:p text:style-name="P13"><text:s text:c="21"/>"value": "f2:0b:a4:7d:f8:ea"</text:p>
        <text:p text:style-name="P13"><text:s text:c="18"/>}</text:p>
        <text:p text:style-name="P13"><text:s text:c="15"/>}</text:p>
        <text:p text:style-name="P13"><text:s text:c="12"/>], </text:p>
        <text:p text:style-name="P13"><text:s text:c="12"/>"type": 1</text:p>
        <text:p text:style-name="P13"><text:s text:c="9"/>}</text:p>
        <text:p text:style-name="P13"><text:s text:c="6"/>}, </text:p>
        <text:p text:style-name="P13"><text:s text:c="6"/>"packet_count": 1, </text:p>
        <text:p text:style-name="P13"><text:s text:c="6"/>"priority": 65535, </text:p>
        <text:p text:style-name="P13"><text:s text:c="6"/>"reason": 0, </text:p>
        <text:p text:style-name="P13"><text:s text:c="6"/>"table_id": 0</text:p>
        <text:p text:style-name="P13"><text:s text:c="3"/>}</text:p>
        <text:p text:style-name="P14">}</text:p>
      </text:section>
      <text:p text:style-name="P4"><text:span text:style-name="Source_20_Text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22:32:26.958000000</meta:creation-date>
    <dc:date>2017-06-02T01:20:19.003000000</dc:date>
    <meta:editing-duration>PT1H39M35S</meta:editing-duration>
    <meta:editing-cycles>12</meta:editing-cycles>
    <meta:generator>LibreOffice/5.2.6.2$Windows_x86 LibreOffice_project/a3100ed2409ebf1c212f5048fbe377c281438fdc</meta:generator>
    <meta:document-statistic meta:table-count="31" meta:image-count="0" meta:object-count="0" meta:page-count="31" meta:paragraph-count="1601" meta:word-count="3566" meta:character-count="49466" meta:non-whitespace-character-count="28068"/>
  </office:meta>
</office:document-meta>
</file>